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8.698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1.986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154cm"/>
    </style:style>
    <style:style style:name="co11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125cm"/>
    </style:style>
    <style:style style:name="co15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3.161cm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3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padding="0.071cm"/>
      <style:text-properties style:text-position="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5" style:family="table-cell" style:parent-style-name="Default" style:data-style-name="N3">
      <style:table-cell-properties fo:padding="0.071cm"/>
      <style:text-properties style:text-position="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Title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" style:family="table-cell" style:parent-style-name="Default">
      <style:table-cell-properties fo:padding="0.071cm"/>
      <style:text-properties style:text-position=""/>
    </style:style>
    <style:style style:name="ce25" style:family="table-cell" style:parent-style-name="TL_20_Title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 style:data-style-name="N100">
      <style:table-cell-properties fo:padding="0.071cm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5" style:family="table-cell" style:parent-style-name="Default" style:data-style-name="N3">
      <style:table-cell-properties fo:padding="0.071cm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3">
        <office:forms form:automatic-focus="false" form:apply-design-mode="false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11" table:default-cell-style-name="ce9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2" table:number-columns-repeated="1011" table:default-cell-style-name="Default"/>
        <table:table-row table:style-name="ro2">
          <table:table-cell table:style-name="ce4" office:value-type="string" calcext:value-type="string">
            <office:annotation draw:style-name="gr1" draw:text-style-name="P1" svg:width="6.192cm" svg:height="2.673cm" svg:x="5.059cm" svg:y="0.052cm" draw:caption-point-x="-0.427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UTRECHT. VIERDE GEDEELTE. INDEELING DER BEVOLKING NAAR DE BEROEPEN.</text:p>
          </table:table-cell>
          <table:table-cell table:style-name="ce11" table:number-columns-repeated="12"/>
          <table:table-cell table:style-name="ce18"/>
          <table:table-cell table:number-columns-repeated="1010"/>
        </table:table-row>
        <table:table-row table:style-name="ro2">
          <table:table-cell table:style-name="ce5"/>
          <table:table-cell table:number-columns-repeated="1023"/>
        </table:table-row>
        <table:table-row table:style-name="ro3">
          <table:table-cell table:style-name="TL_20_RowProperty" office:value-type="string" calcext:value-type="string" table:number-columns-spanned="1" table:number-rows-spanned="3">
            <text:p>Gebied</text:p>
          </table:table-cell>
          <table:table-cell table:style-name="TL_20_RowProperty" office:value-type="string" calcext:value-type="string" table:number-columns-spanned="1" table:number-rows-spanned="3">
            <text:p>Beroepen of middelen van bestaan</text:p>
          </table:table-cell>
          <table:table-cell/>
          <table:table-cell table:style-name="TL_20_ColHeader" office:value-type="string" calcext:value-type="string" table:number-columns-spanned="2" table:number-rows-spanned="1">
            <text:p>Beneden de 10 jaren</text:p>
          </table:table-cell>
          <table:covered-table-cell table:style-name="ce16"/>
          <table:table-cell table:style-name="TL_20_ColHeader" office:value-type="string" calcext:value-type="string" table:number-columns-spanned="2" table:number-rows-spanned="1">
            <text:p>Van 10 en 11 jaren</text:p>
          </table:table-cell>
          <table:covered-table-cell table:style-name="ce16"/>
          <table:table-cell table:style-name="TL_20_ColHeader" office:value-type="string" calcext:value-type="string" table:number-columns-spanned="2" table:number-rows-spanned="1">
            <text:p>Van 12 tot en met 15 jaren</text:p>
          </table:table-cell>
          <table:covered-table-cell table:style-name="ce16"/>
          <table:table-cell table:style-name="TL_20_ColHeader" office:value-type="string" calcext:value-type="string" table:number-columns-spanned="2" table:number-rows-spanned="1">
            <text:p>Van 16 jaren en daarboven</text:p>
          </table:table-cell>
          <table:covered-table-cell table:style-name="ce16"/>
          <table:table-cell table:style-name="TL_20_ColHeader" office:value-type="string" calcext:value-type="string" table:number-columns-spanned="3" table:number-rows-spanned="2">
            <text:p>TOTAAL</text:p>
          </table:table-cell>
          <table:covered-table-cell table:style-name="ce16"/>
          <table:covered-table-cell table:style-name="ce19"/>
          <table:table-cell table:number-columns-repeated="1010"/>
        </table:table-row>
        <table:table-row table:style-name="ro4">
          <table:covered-table-cell table:style-name="ce7"/>
          <table:covered-table-cell table:style-name="ce12"/>
          <table:table-cell table:style-name="ce14"/>
          <table:table-cell table:style-name="TL_20_ColHeader" office:value-type="string" calcext:value-type="string" table:number-columns-spanned="2" table:number-rows-spanned="1">
            <text:p>Geboren in 1849 tot en met 1840</text:p>
          </table:table-cell>
          <table:covered-table-cell table:style-name="ce17"/>
          <table:table-cell table:style-name="TL_20_ColHeader" office:value-type="string" calcext:value-type="string" table:number-columns-spanned="2" table:number-rows-spanned="1">
            <text:p>Geboren in 1839 en 1838</text:p>
          </table:table-cell>
          <table:covered-table-cell table:style-name="ce17"/>
          <table:table-cell table:style-name="TL_20_ColHeader" office:value-type="string" calcext:value-type="string" table:number-columns-spanned="2" table:number-rows-spanned="1">
            <text:p>Geboren in 1837 tot en met 1834</text:p>
          </table:table-cell>
          <table:covered-table-cell table:style-name="ce17"/>
          <table:table-cell table:style-name="TL_20_ColHeader" office:value-type="string" calcext:value-type="string" table:number-columns-spanned="2" table:number-rows-spanned="1">
            <text:p>Geboren in 1833 en vroegere jaren.</text:p>
          </table:table-cell>
          <table:covered-table-cell table:number-columns-repeated="3" table:style-name="TL_20_ColHeader"/>
          <table:covered-table-cell table:style-name="ce12"/>
          <table:table-cell table:number-columns-repeated="1010"/>
        </table:table-row>
        <table:table-row table:style-name="ro6">
          <table:covered-table-cell table:style-name="ce8"/>
          <table:covered-table-cell table:style-name="ce13"/>
          <table:table-cell/>
          <table:table-cell table:style-name="TL_20_ColHeader" office:value-type="string" calcext:value-type="string">
            <text:p>Mannelijk </text:p>
          </table:table-cell>
          <table:table-cell table:style-name="TL_20_ColHeader" office:value-type="string" calcext:value-type="string">
            <text:p>Vrouwelijk</text:p>
          </table:table-cell>
          <table:table-cell table:style-name="TL_20_ColHeader" office:value-type="string" calcext:value-type="string">
            <text:p>Mannelijk </text:p>
          </table:table-cell>
          <table:table-cell table:style-name="TL_20_ColHeader" office:value-type="string" calcext:value-type="string">
            <text:p>Vrouwelijk</text:p>
          </table:table-cell>
          <table:table-cell table:style-name="TL_20_ColHeader" office:value-type="string" calcext:value-type="string">
            <text:p>Mannelijk </text:p>
          </table:table-cell>
          <table:table-cell table:style-name="TL_20_ColHeader" office:value-type="string" calcext:value-type="string">
            <text:p>Vrouwelijk</text:p>
          </table:table-cell>
          <table:table-cell table:style-name="TL_20_ColHeader" office:value-type="string" calcext:value-type="string">
            <text:p>Mannelijk </text:p>
          </table:table-cell>
          <table:table-cell table:style-name="TL_20_ColHeader" office:value-type="string" calcext:value-type="string">
            <text:p>Vrouwelijk</text:p>
          </table:table-cell>
          <table:table-cell table:style-name="TL_20_ColHeader" office:value-type="string" calcext:value-type="string">
            <text:p>Mannelijk </text:p>
          </table:table-cell>
          <table:table-cell table:style-name="TL_20_ColHeader" office:value-type="string" calcext:value-type="string">
            <text:p>Vrouwelijk</text:p>
          </table:table-cell>
          <table:table-cell table:style-name="TL_20_ColHeader" office:value-type="string" calcext:value-type="string">
            <text:p>Totaal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annem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ardappelenme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ardewerk- en porcelein-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ardewerk- en porcelein- kooplied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dvokaten</text:p>
          </table:table-cell>
          <table:table-cell/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fbraak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luin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mbtenaren Staats-</text:p>
          </table:table-cell>
          <table:table-cell/>
          <table:table-cell table:style-name="TL_20_Data" table:number-columns-repeated="6"/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TL_20_Data" office:value-type="float" office:value="138" calcext:value-type="float">
            <text:p>13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mbtenaren Provinciale</text:p>
          </table:table-cell>
          <table:table-cell/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mbtenaren Gemeente-</text:p>
          </table:table-cell>
          <table:table-cell/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mbtenaren Niet genoemde</text:p>
          </table:table-cell>
          <table:table-cell/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pothekers, drogisten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5" calcext:value-type="float">
            <text:p>1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rbeiders, dagloon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996" calcext:value-type="float">
            <text:p>9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16" calcext:value-type="float">
            <text:p>10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sch-, bagger-, vuilnislieden, asch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Azijnstokers, kunstazij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aardscheerders, kappers, paruikenmakers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adstoof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ankiers, effektenhandelaars, geldwisselaars, kassi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d- en matrassenmakers en verhuurders, behangers, stoffeerders</text:p>
          </table:table-cell>
          <table:table-cell/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153" calcext:value-type="float">
            <text:p>153</text:p>
          </table:table-cell>
          <table:table-cell table:style-name="TL_20_Data"/>
          <table:table-cell table:style-name="TL_20_Data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eldhouwers, lofwerksnij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leenbankhouders, inbrengers enz.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steders</text:p>
          </table:table-cell>
          <table:table-cell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number-columns-repeated="2"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stellers, expediteurs, factoors, voetbod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zembinders, rietboeren, rijswerkers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ierbrouwers, bierstekers</text:p>
          </table:table-cell>
          <table:table-cell/>
          <table:table-cell table:style-name="TL_20_Data" table:number-columns-repeated="6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illard-, kaatsballen-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leek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2" calcext:value-type="float">
            <text:p>9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lik- en plaatwerkers, lam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loemisten, boomkweekers, tuiniers, warmoezeni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581" calcext:value-type="float">
            <text:p>58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ekbinders</text:p>
          </table:table-cell>
          <table:table-cell/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65" calcext:value-type="float">
            <office:annotation draw:style-name="gr1" draw:text-style-name="P1" svg:width="3.58cm" svg:height="1.957cm" svg:x="18.318cm" svg:y="15.478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65.</text:span></text:p>
              <text:p text:style-name="P1"><text:span text:style-name="T2"/></text:p>
            </office:annotation>
            <text:p>65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ek- en dagbladdrukkers en verkoopers meesters</text:p>
          </table:table-cell>
          <table:table-cell/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ek- en dagbladdrukkers en verkoopers knechts, letterzett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ntwer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rdpapier (werkers in) doozen-, kaar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rduurwerkers, kantwerkers</text:p>
          </table:table-cell>
          <table:table-cell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rstel-, kaarden-, kammen-, rijven-, zeeftenmak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ouwmeest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randers en stokers van stroop, likeuren, sterke drank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reuk- en draagbanden-, keurslijven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rillenslijp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rood-, kleingoed-, koek- en banketbakkers en slij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ijen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Chicorei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Chocolade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agbladschrijvers, letterkundigen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ebiteurs en gedelegeerden in de loterij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ekkers (lei-, pannen-, riet-)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eurwaarde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ienstboden, bakers, huisbewaarders, minnen, oppassers, porti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2514" calcext:value-type="float">
            <text:p>2514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2576" calcext:value-type="float">
            <text:p>2576</text:p>
          </table:table-cell>
          <table:table-cell table:style-name="TL_20_Data" office:value-type="float" office:value="3016" calcext:value-type="float">
            <text:p>30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Doodgravers, bedienaars van begrafenissen, verhuurders van rouwkleeder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Fabrijkant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Fineerzagers</text:p>
          </table:table-cell>
          <table:table-cell/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aarkeukenhoud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alanteriewarenhandelaa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aren- en bandwinkeli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azfabrijkant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TL_20_Data" table:number-columns-repeated="6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epensioneerden (burgerlijke en militaire)</text:p>
          </table:table-cell>
          <table:table-cell/>
          <table:table-cell table:style-name="TL_20_Data" table:number-columns-repeated="6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eschutgieters, geweerma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ezantschappen en consulaten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lasbla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Protestanten, predikanten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TL_20_Data" table:number-columns-repeated="6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Israeliten, rabbijn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ouddraadtrekkers, passementwerkers, galonwer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aanhandelaars, gistverkoop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aveurs op hout, metaal en steen, stempelsnij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iendbaz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oenten-, fruitverkoopers</text:p>
          </table:table-cell>
          <table:table-cell/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ondeigenar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ossiers, slijt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Grutters, kruideni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4" calcext:value-type="float">
            <text:p>1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aar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andels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andelsreizig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andschoenen- en dassenmakers</text:p>
          </table:table-cell>
          <table:table-cell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aven- en baken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eemraden en verdere ambtenaren van de waterschapp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eetmaaij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ennep- en vlasbereiders en tee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erbergiers, kasteleins, koffijhuishouders</text:p>
          </table:table-cell>
          <table:table-cell/>
          <table:table-cell table:style-name="TL_20_Data" table:number-columns-repeated="6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erders en veehoed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oeden-, petten- en stroohoedenmak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4" calcext:value-type="float">
            <text:p>8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outh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outzaagmolenaars, houtzagers, houtkoopers</text:p>
          </table:table-cell>
          <table:table-cell/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Huisleerlingen</text:p>
          </table:table-cell>
          <table:table-cell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05" calcext:value-type="float">
            <text:p>30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Ingenieurs en verdere ambtenaren van den waterstaat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Inleggers van levensbehoef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Jag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Jag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Juweliers, goud- en zilversmeden</text:p>
          </table:table-cell>
          <table:table-cell/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arders, wolkamm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arsenmakers (smeer- en was-)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binet- en schrijnwerkers, kunstdraaij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91" calcext:value-type="float">
            <text:p>191</text:p>
          </table:table-cell>
          <table:table-cell table:style-name="TL_20_Data"/>
          <table:table-cell table:style-name="TL_20_Data" office:value-type="float" office:value="216" calcext:value-type="float">
            <text:p>216</text:p>
          </table:table-cell>
          <table:table-cell table:style-name="TL_20_Data"/>
          <table:table-cell table:style-name="TL_20_Data" office:value-type="float" office:value="216" calcext:value-type="float">
            <text:p>2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detten van de landmag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detten van de zeemag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lkbranders, cement- en trasmak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antoor- en winkelbedienden, pakhuisknechts</text:p>
          </table:table-cell>
          <table:table-cell/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leedermak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28" calcext:value-type="float">
            <text:p>62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leederen- en gemaaktgoedverkoopers</text:p>
          </table:table-cell>
          <table:table-cell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leinhandelaars, winkeliers</text:p>
          </table:table-cell>
          <table:table-cell/>
          <table:table-cell table:style-name="TL_20_Data" table:number-columns-repeated="6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402" calcext:value-type="float">
            <text:p>40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lerken en schrijvers bij notarissen, ontvangers, prokureurs, deurwaarders enz.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lompenmakers</text:p>
          </table:table-cell>
          <table:table-cell/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noopen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" calcext:value-type="float">
            <text:p>13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lenbran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ninklijk Huis (personen, verbonden aan het)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oplied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07" calcext:value-type="float">
            <text:p>40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ornmolenaars</text:p>
          </table:table-cell>
          <table:table-cell/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ornversch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per- en blikslagers, draadvlechters, ketellapp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41" calcext:value-type="float">
            <text:p>141</text:p>
          </table:table-cell>
          <table:table-cell table:style-name="TL_20_Data"/>
          <table:table-cell table:style-name="TL_20_Data" office:value-type="float" office:value="163" calcext:value-type="float">
            <text:p>163</text:p>
          </table:table-cell>
          <table:table-cell table:style-name="TL_20_Data"/>
          <table:table-cell table:style-name="TL_20_Data" office:value-type="float" office:value="163" calcext:value-type="float">
            <text:p>16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per-, klok- en geelgie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stschool- houders en onderwijz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ostschool- leerlingen</text:p>
          </table:table-cell>
          <table:table-cell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aankinder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am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amm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ib- en dijkwerkers, heibaz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oeghouders, tappers enz.</text:p>
          </table:table-cell>
          <table:table-cell/>
          <table:table-cell table:style-name="TL_20_Data" table:number-columns-repeated="6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78" calcext:value-type="float">
            <text:p>17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uidfabrijkanten en vuurwerk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uijers, sjouwers, schoenpoets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ijgs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rijgslieden beneden den rang van 2den luitenant</text:p>
          </table:table-cell>
          <table:table-cell/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322" calcext:value-type="float">
            <text:p>322</text:p>
          </table:table-cell>
          <table:table-cell table:style-name="TL_20_Data"/>
          <table:table-cell table:style-name="TL_20_Data" office:value-type="float" office:value="337" calcext:value-type="float">
            <text:p>337</text:p>
          </table:table-cell>
          <table:table-cell table:style-name="TL_20_Data"/>
          <table:table-cell table:style-name="TL_20_Data" office:value-type="float" office:value="337" calcext:value-type="float">
            <text:p>33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ipers, hoepelma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enaars, goochelaars enz.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koopers, muzijk- en teekenhandelar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lak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oefenaren muzijkanten, muzijkmeesters, organis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oefenaren schild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oefenaren teekenaars, teekenmeesters, daguerreotypeurs, decorateu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oefenaren tooneelspelers, dansmeesters, zang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nstwer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urkensnijd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weekelingen aan 's Rijks kweekschool voor militaire geneeskundi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Kweekelingen aan 's Rijks veeartsenijschool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ndbouw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14" calcext:value-type="float">
            <text:p>2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ndhuishoudkundige 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ndhuishoudkundige scholen 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ndmeters en teekenaars bij het kadaster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ntaarnopste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tijnsche scholen onderwijz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atijnsche scholen leerlin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eerbereiders en looijers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iefdadige gestichten hoofden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iefdadige gestichten dienstdoend personeel</text:p>
          </table:table-cell>
          <table:table-cell/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inieer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oodgieters en pompenmakers, brandspuit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oodswezen en strandvonderij (personen behoorende tot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oodwitmak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Lijm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gazijn- en pakhuismeest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kelaars en kargadoo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ndenmakers</text:p>
          </table:table-cell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nufakturen/* fabrijkant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nufakturen/* kooplieden</text:p>
          </table:table-cell>
          <table:table-cell/>
          <table:table-cell table:style-name="TL_20_Data" table:number-columns-repeated="6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nufakturen/* werklied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riniers en zee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riniers en zeelieden bened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attenmakers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ekrapbereiders en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esters (keur-, markt-, waag-), afslag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lk-, boter-, kaas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ssenmakers en slijp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ters (kolen-, koorn-, hooi-, hout-, scheeps- enz.), wijnstek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etselaa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62" calcext:value-type="float">
            <text:p>362</text:p>
          </table:table-cell>
          <table:table-cell table:style-name="TL_20_Data"/>
          <table:table-cell table:style-name="TL_20_Data" office:value-type="float" office:value="365" calcext:value-type="float">
            <text:p>365</text:p>
          </table:table-cell>
          <table:table-cell table:style-name="TL_20_Data"/>
          <table:table-cell table:style-name="TL_20_Data" office:value-type="float" office:value="365" calcext:value-type="float">
            <text:p>36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odemaaksters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number-columns-repeated="2" table:style-name="TL_20_Data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olenma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outmolenaa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uzijkinstrument-, orgel-, forte pianomakers, stemmers en 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Mijn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TL_20_Data" office:value-type="float" office:value="2085" calcext:value-type="float">
            <text:p>2085</text:p>
          </table:table-cell>
          <table:table-cell table:style-name="TL_20_Data"/>
          <table:table-cell table:number-columns-repeated="2" table:style-name="TL_20_Data" office:value-type="float" office:value="2235" calcext:value-type="float">
            <text:p>223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Nachtwerk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Notarissen</text:p>
          </table:table-cell>
          <table:table-cell/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Notarissen (kandidaat)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lieslagers en molenaa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mroepers, aanplak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nemers en direkteurs van begrafenis- en ziekenfondsen/?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nemers en direkteurs van naamlooze en verdere handel-maatschappij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nemers en direkteurs van verzekering- en brandwaarborgmaatschappijen/?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nemers en direkteurs van openbare werk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95" calcext:value-type="float">
            <text:p>19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pzigters, conducteurs enz.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rgeldraaijers, straatmuz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Oudijzer-, oude kleederen-, beenenverkoop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arden- en veehouders en verkoopers, koemelkers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arden- en beestensnij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nnen-, potten-, pijpen-, steen- en tegelbak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0" calcext:value-type="float">
            <text:p>1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pier- en gekleurd papier-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pier- en gekleurd papier- handelaa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pier- en gekleurd papier- 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arapluiemak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ennenberei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ikeu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ik- en teer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laat- en steendrukkers, plaatsnijd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leistergieters, boetseer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olitie (dir, commiss, agenten van), marcch, veld- en boschw, nacht- en torenw, geregtsdienaars, cipiers en bew van gevangenissen, scherpregters, enz.</text:p>
          </table:table-cell>
          <table:table-cell/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rokureu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ublieke vrouwen, publiekhuis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Pij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e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egterlijke magt (ambtenaren der)</text:p>
          </table:table-cell>
          <table:table-cell/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enteniers, partikulieren</text:p>
          </table:table-cell>
          <table:table-cell/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52" calcext:value-type="float">
            <text:p>15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entmeest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ijtuig-, wagen-, koffer-, zadelmakers</text:p>
          </table:table-cell>
          <table:table-cell/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7" calcext:value-type="float">
            <text:p>137</text:p>
          </table:table-cell>
          <table:table-cell table:style-name="TL_20_Data"/>
          <table:table-cell table:style-name="TL_20_Data" office:value-type="float" office:value="149" calcext:value-type="float">
            <text:p>149</text:p>
          </table:table-cell>
          <table:table-cell table:style-name="TL_20_Data"/>
          <table:table-cell table:style-name="TL_20_Data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Rijtuigschil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aarslijp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at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eep-, blok-, mast- en zeilmakers, rafactiemeesters, scheepsloopers, takelaa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eepsw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eikundige voorwerpen en verfwaren (fabrijkanten en werklieden in)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elpvisschers, schul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erm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ilders (huis-), glazenma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7" calcext:value-type="float">
            <text:p>20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oenmakers en lapp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TL_20_Data" office:value-type="float" office:value="471" calcext:value-type="float">
            <text:p>471</text:p>
          </table:table-cell>
          <table:table-cell table:style-name="TL_20_Data"/>
          <table:table-cell table:style-name="TL_20_Data" office:value-type="float" office:value="512" calcext:value-type="float">
            <text:p>512</text:p>
          </table:table-cell>
          <table:table-cell table:style-name="TL_20_Data"/>
          <table:table-cell table:style-name="TL_20_Data" office:value-type="float" office:value="512" calcext:value-type="float">
            <text:p>5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oolleerlingen</text:p>
          </table:table-cell>
          <table:table-cell/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44" calcext:value-type="float">
            <text:p>2144</text:p>
          </table:table-cell>
          <table:table-cell table:style-name="TL_20_Data" office:value-type="float" office:value="1752" calcext:value-type="float">
            <text:p>1752</text:p>
          </table:table-cell>
          <table:table-cell table:style-name="TL_20_Data" office:value-type="float" office:value="3896" calcext:value-type="float">
            <text:p>389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choorsteenveg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lijpers (diamant-, glas-, marmer-, metaal- enz.)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meden grof-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meden hoef-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meden kagchel- en andere</text:p>
          </table:table-cell>
          <table:table-cell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88" calcext:value-type="float">
            <text:p>38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ollici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peldenfabrijkanten en 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piegelmakers en verkoop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pinners, spoelders, wev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poorweg- en stoombootbeambten</text:p>
          </table:table-cell>
          <table:table-cell/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pijker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alhouders, rijtuigverhuurde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eenhouw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TL_20_Data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eenkolen-, hout- en turfverkoopers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el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oelen-bekleeders, draaijers, mat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offenverwers, glanz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raatmakers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udenten aan hooge scholen, athenaea</text:p>
          </table:table-cell>
          <table:table-cell/>
          <table:table-cell table:style-name="TL_20_Data" table:number-columns-repeated="6"/>
          <table:table-cell table:style-name="TL_20_Data" office:value-type="float" office:value="314" calcext:value-type="float">
            <text:p>314</text:p>
          </table:table-cell>
          <table:table-cell table:style-name="TL_20_Data"/>
          <table:table-cell table:style-name="TL_20_Data" office:value-type="float" office:value="314" calcext:value-type="float">
            <text:p>314</text:p>
          </table:table-cell>
          <table:table-cell table:style-name="TL_20_Data"/>
          <table:table-cell table:style-name="TL_20_Data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udenten aan academien, clinische schol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udenten aan seminarien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ukadoors, witters</text:p>
          </table:table-cell>
          <table:table-cell/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tijfs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uiker- en pastijbak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Suikerraffinad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almeesters, transla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bak- en sigaren- fabrijkanten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bak- en sigaren- kerv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/>
          <table:table-cell table:style-name="TL_20_Data" office:value-type="float" office:value="201" calcext:value-type="float">
            <text:p>201</text:p>
          </table:table-cell>
          <table:table-cell table:style-name="TL_20_Data"/>
          <table:table-cell table:style-name="TL_20_Data" office:value-type="float" office:value="201" calcext:value-type="float">
            <text:p>20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bak- en sigaren- plant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bak- en sigaren- 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apijtfabrijkant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immerlieden, kisten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53" calcext:value-type="float">
            <text:p>6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innegiet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ol- en pontgaarders, brug- en sluiswacht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ouwslagers, baanwer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raan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urf, koorn- en kolendragers</text:p>
          </table:table-cell>
          <table:table-cell/>
          <table:table-cell table:style-name="TL_20_Data" table:number-columns-repeated="6"/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Uitdragers, uitventers, leurd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Uurwerkmakers</text:p>
          </table:table-cell>
          <table:table-cell/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eearts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eenlieden, turfboeren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endu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ergulders, lijs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il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ischdroogers en ro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ischverkoopers</text:p>
          </table:table-cell>
          <table:table-cell/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5" calcext:value-type="float">
            <text:p>4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issche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leeschhouwers, spekslagers, poeli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oddenra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oorlieden, koetsiers, loopers, postknechten en sleep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16" calcext:value-type="float">
            <text:p>216</text:p>
          </table:table-cell>
          <table:table-cell table:style-name="TL_20_Data"/>
          <table:table-cell table:style-name="TL_20_Data" office:value-type="float" office:value="223" calcext:value-type="float">
            <text:p>223</text:p>
          </table:table-cell>
          <table:table-cell table:style-name="TL_20_Data"/>
          <table:table-cell table:style-name="TL_20_Data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ogelverkoopers, kooiboer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Wafel- en poffertjesbak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Watermolenaa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We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Werktuigkundigen en makers, balans- en brandspuitmakers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Wijnhandelaars</text:p>
          </table:table-cell>
          <table:table-cell/>
          <table:table-cell table:style-name="TL_20_Data" table:number-columns-repeated="6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IJkmeest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IJzer- en koperdraaij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IJzergie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aa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aakwaarnemers, commissionnairs</text:p>
          </table:table-cell>
          <table:table-cell/>
          <table:table-cell table:style-name="TL_20_Data" table:number-columns-repeated="6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akkenmakers en verhuur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an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eepzied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eevaart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eevaartscholen 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iekenoppass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outzied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waardve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wavelstokkenmakers en verkoop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ijde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Verschillende beroep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Zonder beroep</text:p>
          </table:table-cell>
          <table:table-cell/>
          <table:table-cell table:style-name="TL_20_Data" office:value-type="float" office:value="3681" calcext:value-type="float">
            <text:p>3681</text:p>
          </table:table-cell>
          <table:table-cell table:style-name="TL_20_Data" office:value-type="float" office:value="3905" calcext:value-type="float">
            <text:p>3905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1249" calcext:value-type="float">
            <text:p>1249</text:p>
          </table:table-cell>
          <table:table-cell table:style-name="TL_20_Data" office:value-type="float" office:value="1917" calcext:value-type="float">
            <text:p>1917</text:p>
          </table:table-cell>
          <table:table-cell table:style-name="TL_20_Data" office:value-type="float" office:value="12120" calcext:value-type="float">
            <text:p>12120</text:p>
          </table:table-cell>
          <table:table-cell table:style-name="TL_20_Data" office:value-type="float" office:value="6713" calcext:value-type="float">
            <text:p>6713</text:p>
          </table:table-cell>
          <table:table-cell table:style-name="TL_20_Data" office:value-type="string" calcext:value-type="string">
            <text:p>17.8</text:p>
          </table:table-cell>
          <table:table-cell table:style-name="TL_20_Data" office:value-type="float" office:value="24513" calcext:value-type="float">
            <text:p>245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Beroep onbekend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AD UTRECHT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4858" calcext:value-type="float">
            <text:p>4858</text:p>
          </table:table-cell>
          <table:table-cell table:style-name="TL_20_Data" office:value-type="float" office:value="4852" calcext:value-type="float">
            <text:p>4852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911" calcext:value-type="float">
            <text:p>1911</text:p>
          </table:table-cell>
          <table:table-cell table:style-name="TL_20_Data" office:value-type="float" office:value="14204" calcext:value-type="float">
            <text:p>14204</text:p>
          </table:table-cell>
          <table:table-cell table:style-name="TL_20_Data" office:value-type="float" office:value="18110" calcext:value-type="float">
            <text:p>18110</text:p>
          </table:table-cell>
          <table:table-cell table:style-name="TL_20_Data" office:value-type="float" office:value="21872" calcext:value-type="float">
            <text:p>21872</text:p>
          </table:table-cell>
          <table:table-cell table:style-name="TL_20_Data" office:value-type="float" office:value="25909" calcext:value-type="float">
            <text:p>25909</text:p>
          </table:table-cell>
          <table:table-cell table:style-name="TL_20_Data" office:value-type="float" office:value="47781" calcext:value-type="float">
            <text:p>4778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annem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ardappelenme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ardewerk- en porcelein- fabrijkanten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ardewerk- en porcelein- kooplied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dvokaten</text:p>
          </table:table-cell>
          <table:table-cell/>
          <table:table-cell table:style-name="TL_20_Data" table:number-columns-repeated="6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fbraak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luin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mbtenaren Staats-</text:p>
          </table:table-cell>
          <table:table-cell/>
          <table:table-cell table:style-name="TL_20_Data" table:number-columns-repeated="6"/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mbtenaren Provinciale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mbtenaren Gemeente-</text:p>
          </table:table-cell>
          <table:table-cell/>
          <table:table-cell table:style-name="TL_20_Data" table:number-columns-repeated="6"/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mbtenaren Niet genoemde</text:p>
          </table:table-cell>
          <table:table-cell/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pothekers, drogis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9" calcext:value-type="float">
            <text:p>1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rbeiders, daglooners</text:p>
          </table:table-cell>
          <table:table-cell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95" calcext:value-type="float">
            <text:p>219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279" calcext:value-type="float">
            <text:p>227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318" calcext:value-type="float">
            <text:p>23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sch-, bagger-, vuilnislieden, asch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Azijnstokers, kunstazij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aardscheerders, kappers, paruikenmakers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9" calcext:value-type="float">
            <text:p>1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adstoof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ankiers, effectenhandelaars, geldwisselaars, kassi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d- en matrassenmakers en verhuurders, behangers, stoffeerders</text:p>
          </table:table-cell>
          <table:table-cell/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56" calcext:value-type="float">
            <text:p>156</text:p>
          </table:table-cell>
          <table:table-cell table:style-name="TL_20_Data"/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TL_20_Data" office:value-type="float" office:value="166" calcext:value-type="float">
            <text:p>16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eldhouwers, lofwerksnij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leenbankhouders, inbrengers enz.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steders</text:p>
          </table:table-cell>
          <table:table-cell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number-columns-repeated="2"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stellers, expediteurs, factoors, voetbod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zembinders, rietboeren, rijswer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ierbrouwers, bierstekers</text:p>
          </table:table-cell>
          <table:table-cell/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illard-, kaats-ball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lee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42" calcext:value-type="float">
            <text:p>14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lik-, en plaatwerkers, lam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loemisten, boomkweekers, tuiniers, warmoezeni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58" calcext:value-type="float">
            <text:p>65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ekbinders</text:p>
          </table:table-cell>
          <table:table-cell/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ek- en dagbladdrukkers en verkoopers meesters</text:p>
          </table:table-cell>
          <table:table-cell/>
          <table:table-cell table:style-name="TL_20_Data" table:number-columns-repeated="6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ek- en dagbladdrukkers en verkoopers knechts, letterzett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ntwer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rdpapier (werkers in) doozen-, kaar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rduurwerkers, kantwerkers</text:p>
          </table:table-cell>
          <table:table-cell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rstel-, kaarden-, kammen-, rijven, zeeftenmak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ouwmeesters, civiel ingenieu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randers en stokers van stroop, likeuren, sterke dranken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reuk- en draagbanden-, keurslijven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rillenslijp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rood-, kleingoed-, koek- en banketbakkers en slij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1" calcext:value-type="float">
            <text:p>4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ijen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Chicorei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Chocolade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agbladschrijvers, letterkundig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ebiteurs en gedelegeerden in de loterij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ekkers (lei-, pannen-, riet-)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eurwaard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ienstboden, bakers, huisbewaarders, minnen, oppassers, porti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3280" calcext:value-type="float">
            <text:p>3280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string" calcext:value-type="string">
            <text:p>3.406/1</text:p>
          </table:table-cell>
          <table:table-cell table:style-name="TL_20_Data" office:value-type="float" office:value="3903" calcext:value-type="float">
            <text:p>39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Doodgravers, bedienaars van begravenissen, verhuurders van rouwkleederen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Fabrijkant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Fineerzagers</text:p>
          </table:table-cell>
          <table:table-cell/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aarkeukenhoud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alanteriewarenhandelaa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aren- en bandwinkeli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azfabrijkant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1" calcext:value-type="float">
            <text:p>1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epensioneerden (burgerlijke en militaire)</text:p>
          </table:table-cell>
          <table:table-cell/>
          <table:table-cell table:style-name="TL_20_Data" table:number-columns-repeated="6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8" calcext:value-type="float">
            <text:p>16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eschutgieters, geweer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ezantschappen en consulaten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lasblaz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Protestanten, predikanten</text:p>
          </table:table-cell>
          <table:table-cell/>
          <table:table-cell table:style-name="TL_20_Data" table:number-columns-repeated="6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Israeliten, rabbijn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ouddraadtrekkers, passementwerkers, galonwer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aanhandelaars, gistverkoopers</text:p>
          </table:table-cell>
          <table:table-cell/>
          <table:table-cell table:style-name="TL_20_Data" table:number-columns-repeated="6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aveurs op hout, metaal en steen, stempelsnij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iendbaz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oenten-, fruit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10" calcext:value-type="float">
            <text:p>1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ondeigenaren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ossiers, slijters</text:p>
          </table:table-cell>
          <table:table-cell/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1" calcext:value-type="float">
            <text:p>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Grutters, kruideniers</text:p>
          </table:table-cell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57" calcext:value-type="float">
            <text:p>15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aar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andels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andelsreizig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andschoenen- en dassenmakers</text:p>
          </table:table-cell>
          <table:table-cell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aven- en baken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eemraden en verdere ambtenaren van de waterschapp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eetmaaij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ennep- en vlasbereiders en tee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erbergiers, kasteleins, koffijhuishouders</text:p>
          </table:table-cell>
          <table:table-cell/>
          <table:table-cell table:style-name="TL_20_Data" table:number-columns-repeated="6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erders en veehoed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oeden-, petten- en stroohoedenmak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outh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outzaagmolenaars, houtzagers, houtkoopers</text:p>
          </table:table-cell>
          <table:table-cell/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Huisleerlingen</text:p>
          </table:table-cell>
          <table:table-cell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390" calcext:value-type="float">
            <text:p>39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Ingenieurs en verdere ambtenaren van den waterstaat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Inleggers van levensbehoef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Jag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Jag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Juweliers, goud- en zilversmed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arders, wolkamm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arsenmakers (smeer- en was-)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binet- en schrijnwerkers, kunstdraaij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07" calcext:value-type="float">
            <text:p>207</text:p>
          </table:table-cell>
          <table:table-cell table:style-name="TL_20_Data"/>
          <table:table-cell table:style-name="TL_20_Data" office:value-type="float" office:value="234" calcext:value-type="float">
            <text:p>234</text:p>
          </table:table-cell>
          <table:table-cell table:style-name="TL_20_Data"/>
          <table:table-cell table:style-name="TL_20_Data" office:value-type="float" office:value="234" calcext:value-type="float">
            <text:p>2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detten van de landmag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detten van de zeemag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lkbranders, cement- en trasmak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antoor- en winkelbedienden, pakhuisknechts</text:p>
          </table:table-cell>
          <table:table-cell/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leedermakers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41" calcext:value-type="float">
            <text:p>8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leederen- en gemaaktgoedverkoopers</text:p>
          </table:table-cell>
          <table:table-cell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leinhandelaars, winkeliers</text:p>
          </table:table-cell>
          <table:table-cell/>
          <table:table-cell table:style-name="TL_20_Data" table:number-columns-repeated="6"/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648" calcext:value-type="float">
            <text:p>6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lerken en schrijvers bij notarissen, ontvangers, prokureurs, deurwaarders enz.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lompenmakers</text:p>
          </table:table-cell>
          <table:table-cell/>
          <table:table-cell table:style-name="TL_20_Data" table:number-columns-repeated="6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noopen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0" calcext:value-type="float">
            <text:p>1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lenbran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ninklijk Huis (personen, verbonden aan het)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oplied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556" calcext:value-type="float">
            <text:p>5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ornmolenaars</text:p>
          </table:table-cell>
          <table:table-cell/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ornversch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per- en blikslagers, draadvlechters, ketellapp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8" calcext:value-type="float">
            <text:p>2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per-, klok- en geelgie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stschool- houders en onderwijz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ostschool- leerling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94" calcext:value-type="float">
            <text:p>19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aankinder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am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amm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ib- en dijkwerkers, heibaz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oeghouders, tappers enz.</text:p>
          </table:table-cell>
          <table:table-cell/>
          <table:table-cell table:style-name="TL_20_Data" table:number-columns-repeated="6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40" calcext:value-type="float">
            <text:p>2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uidfabrijkanten en vuurwerk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uijers, sjouwers, schoenpoets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4" calcext:value-type="float">
            <text:p>30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ijgs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rijgslieden beneden den rang van 2den luitenant</text:p>
          </table:table-cell>
          <table:table-cell/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664" calcext:value-type="float">
            <text:p>664</text:p>
          </table:table-cell>
          <table:table-cell table:style-name="TL_20_Data"/>
          <table:table-cell table:style-name="TL_20_Data" office:value-type="float" office:value="683" calcext:value-type="float">
            <text:p>683</text:p>
          </table:table-cell>
          <table:table-cell table:style-name="TL_20_Data"/>
          <table:table-cell table:style-name="TL_20_Data" office:value-type="float" office:value="683" calcext:value-type="float">
            <text:p>68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ipers, hoepelma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3" calcext:value-type="float">
            <text:p>2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enaars, goochelaars enz.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koopers, muzijk- en teekenhandelar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lak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oefenaren muzijkanten, muzijkmeesters, organis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oefenaren schilders</text:p>
          </table:table-cell>
          <table:table-cell/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oefenaren teekenaars, teekenmeesters, daguerreotypeurs, decorateu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oefenaren toneelspelers, dansmeesters, zang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nstwer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urkensnijd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weekelingen aan 's Rijks kweekschool voor militaire geneeskundi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Kweekelingen aan 's Rijks veeartsenijschool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ndbouw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130" calcext:value-type="float">
            <text:p>113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ndhuishoudkundige 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ndhuishoudkundige scholen 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ndmeters en teekenaars bij het kadaster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ntaarnopste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tijnsche scholen onderwijz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atijnsche scholen leerlin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eerbereiders en looij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iefdadige gestichten hoofden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iefdadige gestichten dienstdoend personeel</text:p>
          </table:table-cell>
          <table:table-cell/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inieer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oodgieters en pompenmakers, brandspuitmak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oodswezen en strandvonderij (personen behoorende tot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oodwitmak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Lijm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gazijn- en pakhuismeest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kelaars en kargadoo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ndenmakers</text:p>
          </table:table-cell>
          <table:table-cell/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nufakturen/* fabrijkant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nufakturen/* kooplieden</text:p>
          </table:table-cell>
          <table:table-cell/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nufakturen/* werklieden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45" calcext:value-type="float">
            <text:p>14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riniers en zee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riniers en zeelieden bened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attenmakers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2" calcext:value-type="float">
            <text:p>4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ekrapbereiders en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esters (keur-, markt-, waag-), afslag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lk-, boter-, kaas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04" calcext:value-type="float">
            <text:p>10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ssenmakers en slijpe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ters (kolen-, koorn-, hooi-, hout-, scheeps- enz.), wijnstekers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etselaa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83" calcext:value-type="float">
            <text:p>483</text:p>
          </table:table-cell>
          <table:table-cell table:style-name="TL_20_Data"/>
          <table:table-cell table:style-name="TL_20_Data" office:value-type="float" office:value="490" calcext:value-type="float">
            <text:p>490</text:p>
          </table:table-cell>
          <table:table-cell table:style-name="TL_20_Data"/>
          <table:table-cell table:style-name="TL_20_Data" office:value-type="float" office:value="490" calcext:value-type="float">
            <text:p>49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odemaaksters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number-columns-repeated="2" table:style-name="TL_20_Data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olenma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outmolenaa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uzijkinstrument-, orgel-, forte pianomakers, stemmers en 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Mijn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175" calcext:value-type="float">
            <text:p>175</text:p>
          </table:table-cell>
          <table:table-cell table:style-name="TL_20_Data"/>
          <table:table-cell table:style-name="TL_20_Data" office:value-type="float" office:value="2676" calcext:value-type="float">
            <text:p>2676</text:p>
          </table:table-cell>
          <table:table-cell table:style-name="TL_20_Data"/>
          <table:table-cell table:number-columns-repeated="2" table:style-name="TL_20_Data" office:value-type="float" office:value="2876" calcext:value-type="float">
            <text:p>287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Nachtwerk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Notarissen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Notarissen (kandidaat)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lieslagers en molenaa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mroepers, aanplak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nemers en direkteurs van begrafenis- en ziekenfondsen/?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nemers en direkteurs van naamlooze en verdere handel-maatschappij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nemers en direkteurs van verzekering- en brandwaarborgmaatschappijen/?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nemers en direkteurs van openbare werk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89" calcext:value-type="float">
            <text:p>28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pzigters, conducteurs enz.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rgeldraaijers, straatmuz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Oudijzer-, oude kleederen-, beenenverkoop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arden- en veehouders en verkoopers, koemelkers</text:p>
          </table:table-cell>
          <table:table-cell/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arden- en beestensnij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nnen-, potten-, pijpen-, steen- en tegelbak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pier- en gekleurd papier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pier- en gekleurd papierhandelaa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pier- en gekleurd papier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arapluiemak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ennenberei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ikeu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ik-en teer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laat- en steendrukkers, plaatsnijd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leistergieters, boetseer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_20_Data" table:number-columns-repeated="6"/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rokureu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ublieke vrouwen, publiekhuis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Pij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e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egterlijke magt (ambtenaren der)</text:p>
          </table:table-cell>
          <table:table-cell/>
          <table:table-cell table:style-name="TL_20_Data" table:number-columns-repeated="6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enteniers, partikulieren</text:p>
          </table:table-cell>
          <table:table-cell/>
          <table:table-cell table:style-name="TL_20_Data" table:number-columns-repeated="6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entmeest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ijtuig-, wagen-, koffer-, zadelmakers</text:p>
          </table:table-cell>
          <table:table-cell/>
          <table:table-cell table:style-name="TL_20_Data" table:number-columns-repeated="4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01" calcext:value-type="float">
            <text:p>201</text:p>
          </table:table-cell>
          <table:table-cell table:style-name="TL_20_Data"/>
          <table:table-cell table:style-name="TL_20_Data" office:value-type="float" office:value="222" calcext:value-type="float">
            <text:p>222</text:p>
          </table:table-cell>
          <table:table-cell table:style-name="TL_20_Data"/>
          <table:table-cell table:style-name="TL_20_Data" office:value-type="float" office:value="222" calcext:value-type="float">
            <text:p>2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Rijtuigschil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aarslijp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att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eep-, blok-, mast- en zeilmakers, rafactiemeesters, scheepsloopers, takelaa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eepsw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eikundige voorwerpen en verfwaren (fabrijkanten en werklieden in)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elpvisschers, schul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ermmeest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ilders (huis-), glazenmaker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7" calcext:value-type="float">
            <text:p>50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_20_Data" table:number-columns-repeated="4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oenmakers en lapper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49" calcext:value-type="float">
            <text:p>7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oolleerlingen</text:p>
          </table:table-cell>
          <table:table-cell/>
          <table:table-cell table:style-name="TL_20_Data" office:value-type="float" office:value="1804" calcext:value-type="float">
            <text:p>1804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3341" calcext:value-type="float">
            <text:p>3341</text:p>
          </table:table-cell>
          <table:table-cell table:style-name="TL_20_Data" office:value-type="float" office:value="2699" calcext:value-type="float">
            <text:p>2699</text:p>
          </table:table-cell>
          <table:table-cell table:style-name="TL_20_Data" office:value-type="float" office:value="6040" calcext:value-type="float">
            <text:p>60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choorsteenveg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lijpers (diamant-, glas-, marmer-, metaal- enz.)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meden grof-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meden hoef-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meden kagchel- en andere</text:p>
          </table:table-cell>
          <table:table-cell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96" calcext:value-type="float">
            <text:p>49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ollici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peldenfabrijkanten en 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piegelmakers en verkoop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pinners, spoelders, wev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792" calcext:value-type="float">
            <text:p>79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poorweg- en stoombootbeambten</text:p>
          </table:table-cell>
          <table:table-cell/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pijkermak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alhouders, rijtuigverhuurd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eenhouw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eenkolen-, hout- en turfverkoopers</text:p>
          </table:table-cell>
          <table:table-cell/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el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oelen-bekleeders, draaijers, mat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5" calcext:value-type="float">
            <text:p>3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offenverwers, glanz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raatmakers</text:p>
          </table:table-cell>
          <table:table-cell/>
          <table:table-cell table:style-name="TL_20_Data" table:number-columns-repeated="6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udenten aan hooge scholen, athenaea</text:p>
          </table:table-cell>
          <table:table-cell/>
          <table:table-cell table:style-name="TL_20_Data" table:number-columns-repeated="6"/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TL_20_Data" office:value-type="float" office:value="316" calcext:value-type="float">
            <text:p>316</text:p>
          </table:table-cell>
          <table:table-cell table:style-name="TL_20_Data"/>
          <table:table-cell table:style-name="TL_20_Data" office:value-type="float" office:value="316" calcext:value-type="float">
            <text:p>3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udenten aan academien, clinische schol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udenten aan seminari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ukadoors, witters</text:p>
          </table:table-cell>
          <table:table-cell/>
          <table:table-cell table:style-name="TL_20_Data" table:number-columns-repeated="6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tijfs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uiker- en pastijbak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Suikerraffinad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almeesters, transla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bak- en sigarenfabrijkanten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bak- en sigarenkerv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style-name="TL_20_Data"/>
          <table:table-cell table:style-name="TL_20_Data" office:value-type="float" office:value="215" calcext:value-type="float">
            <text:p>2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bak- en sigarenplanters</text:p>
          </table:table-cell>
          <table:table-cell/>
          <table:table-cell table:style-name="TL_20_Data" table:number-columns-repeated="6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7" calcext:value-type="float">
            <text:p>14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bak- en sigaren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apijtfabrijkant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83" calcext:value-type="float">
            <text:p>28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immerlieden, kistenmakers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5" calcext:value-type="float">
            <text:p>8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97" calcext:value-type="float">
            <text:p>89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innegiet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ol- en pontgaarders, brug- en sluiswachters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ouwslagers, baanwer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raan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urf-, koorn- en kolendragers</text:p>
          </table:table-cell>
          <table:table-cell/>
          <table:table-cell table:style-name="TL_20_Data" table:number-columns-repeated="6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72" calcext:value-type="float">
            <text:p>1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Uitdragers, uitventers, leurd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7" calcext:value-type="float">
            <text:p>9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Uurwerkmakers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eearts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eenlieden, turfboeren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endu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ergulders, lijs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ill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ischdroogers en ro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ischverkoopers</text:p>
          </table:table-cell>
          <table:table-cell/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isschers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leeschhouwers, spekslagers, poeliers</text:p>
          </table:table-cell>
          <table:table-cell/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06" calcext:value-type="float">
            <text:p>20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oddenra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oerlieden, koetsiers, loopers, postknechten en sleep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0" calcext:value-type="float">
            <text:p>3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ogelverkoopers, kooiboeren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Wafel- en poffertjesbak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Watermolenaa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We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Werktuigkundigen en makers, balans- en brandspuitmakers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Wijnhandelaars</text:p>
          </table:table-cell>
          <table:table-cell/>
          <table:table-cell table:style-name="TL_20_Data" table:number-columns-repeated="6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0" calcext:value-type="float">
            <text:p>5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IJk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IJzer- en koperdraaij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IJzergie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aa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aakwaarnemers, commissionnairs</text:p>
          </table:table-cell>
          <table:table-cell/>
          <table:table-cell table:style-name="TL_20_Data" table:number-columns-repeated="6"/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akkenmakers en verhuur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an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eepzied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eevaart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eevaartscholen 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iekenoppass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outzied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waardve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wavelstokkenmakers en verkoop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ijde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Verschillende beroep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Zonder beroep</text:p>
          </table:table-cell>
          <table:table-cell/>
          <table:table-cell table:style-name="TL_20_Data" office:value-type="float" office:value="5519" calcext:value-type="float">
            <text:p>5519</text:p>
          </table:table-cell>
          <table:table-cell table:style-name="TL_20_Data" office:value-type="float" office:value="5769" calcext:value-type="float">
            <text:p>5769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office:value-type="float" office:value="1198" calcext:value-type="float">
            <text:p>1198</text:p>
          </table:table-cell>
          <table:table-cell table:style-name="TL_20_Data" office:value-type="float" office:value="1835" calcext:value-type="float">
            <text:p>1835</text:p>
          </table:table-cell>
          <table:table-cell table:style-name="TL_20_Data" office:value-type="float" office:value="2631" calcext:value-type="float">
            <text:p>2631</text:p>
          </table:table-cell>
          <table:table-cell table:style-name="TL_20_Data" office:value-type="float" office:value="17913" calcext:value-type="float">
            <text:p>17913</text:p>
          </table:table-cell>
          <table:table-cell table:style-name="TL_20_Data" office:value-type="float" office:value="9902" calcext:value-type="float">
            <text:p>9902</text:p>
          </table:table-cell>
          <table:table-cell table:style-name="TL_20_Data" office:value-type="float" office:value="26327" calcext:value-type="float">
            <text:p>26327</text:p>
          </table:table-cell>
          <table:table-cell table:style-name="TL_20_Data" office:value-type="float" office:value="36229" calcext:value-type="float">
            <text:p>362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Beroep onbekend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ZES STEDEN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7402" calcext:value-type="float">
            <text:p>7402</text:p>
          </table:table-cell>
          <table:table-cell table:style-name="TL_20_Data" office:value-type="float" office:value="7302" calcext:value-type="float">
            <text:p>7302</text:p>
          </table:table-cell>
          <table:table-cell table:style-name="TL_20_Data" office:value-type="float" office:value="1470" calcext:value-type="float">
            <text:p>1470</text:p>
          </table:table-cell>
          <table:table-cell table:style-name="TL_20_Data" office:value-type="float" office:value="1553" calcext:value-type="float">
            <text:p>1553</text:p>
          </table:table-cell>
          <table:table-cell table:style-name="TL_20_Data" office:value-type="float" office:value="2976" calcext:value-type="float">
            <text:p>2976</text:p>
          </table:table-cell>
          <table:table-cell table:style-name="TL_20_Data" office:value-type="float" office:value="2897" calcext:value-type="float">
            <text:p>2897</text:p>
          </table:table-cell>
          <table:table-cell table:style-name="TL_20_Data" office:value-type="float" office:value="21336" calcext:value-type="float">
            <text:p>21336</text:p>
          </table:table-cell>
          <table:table-cell table:style-name="TL_20_Data" office:value-type="float" office:value="26130" calcext:value-type="float">
            <text:p>26130</text:p>
          </table:table-cell>
          <table:table-cell table:style-name="TL_20_Data" office:value-type="float" office:value="33184" calcext:value-type="float">
            <text:p>33184</text:p>
          </table:table-cell>
          <table:table-cell table:style-name="TL_20_Data" office:value-type="float" office:value="37883" calcext:value-type="float">
            <text:p>37883</text:p>
          </table:table-cell>
          <table:table-cell table:style-name="TL_20_Data" office:value-type="float" office:value="71067" calcext:value-type="float">
            <text:p>7106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annem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ardappelenme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ardewerk- en porceleinfabrijkant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office:annotation draw:style-name="gr1" draw:text-style-name="P1" svg:width="3.58cm" svg:height="1.957cm" svg:x="18.318cm" svg:y="270.51cm" draw:caption-point-x="11.342cm" draw:caption-point-y="1.359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9. Dit moet zijn 18.</text:span></text:p>
              <text:p text:style-name="P1"><text:span text:style-name="T2"/></text:p>
            </office:annotation>
            <text:p>18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ardewerk- en porceleinkoop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dvokat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fbraak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luin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mbtenaren Staats-</text:p>
          </table:table-cell>
          <table:table-cell/>
          <table:table-cell table:style-name="TL_20_Data" table:number-columns-repeated="6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mbtenaren Provinciale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mbtenaren Gemeente-</text:p>
          </table:table-cell>
          <table:table-cell/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mbtenaren Niet genoemde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pothekers, drogisten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rbeiders, daglooner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496" calcext:value-type="float">
            <text:p>6496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 office:value-type="float" office:value="6731" calcext:value-type="float">
            <text:p>6731</text:p>
          </table:table-cell>
          <table:table-cell table:style-name="TL_20_Data" office:value-type="float" office:value="909" calcext:value-type="float">
            <text:p>909</text:p>
          </table:table-cell>
          <table:table-cell table:style-name="TL_20_Data" office:value-type="float" office:value="7640" calcext:value-type="float">
            <text:p>76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sch-, bagger-, vuilnislieden, asch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Azijnstokers, kunstazijnmak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aardscheerders, kappers, paruikenmak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adstoofhou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ankiers, effectenhandelaars, geldwisselaars, kassi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d- en matrassenmakers en verhuurders, behangers, stoffeer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eldhouwers, lofwerksnij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leenbankhouders, inbrengers enz.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st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stellers, expediteurs, factoors, voetbod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zembinders, rietboeren, rijswerkers</text:p>
          </table:table-cell>
          <table:table-cell/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ierbrouwers, bierste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illard-, kaats-ball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leekers</text:p>
          </table:table-cell>
          <table:table-cell/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7" calcext:value-type="float">
            <text:p>4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lik-, en pleetwerkers, lam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loemisten, boomkweekers, tuiniers, warmoezeni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89" calcext:value-type="float">
            <text:p>48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98" calcext:value-type="float">
            <text:p>49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ekbind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ek- en dagbladdrukkers en verkoopers mees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ek- en dagbladdrukkers en verkoopers knechts, letterzet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nt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rdpapier (werkers in) doozen-, kaartenmak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rduurwerkers, kant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rstel-, kaarden-, kammen-, rijven-, zeeft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ouwmeesters, civiel ingenieu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randers en stokers van siroop, likeuren, sterke drank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reuk- en draagbanden-, keurslijv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rillenslijp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rood-, kleingoed-, koek- en banketbakkers en slijt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64" calcext:value-type="float">
            <text:p>3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ijenteel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Chicorei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Chocolade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agbladschrijvers, letterkundi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ebiteurs en gedelegeerden in de loterij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ekkers (lei-, pannen-, riet-)</text:p>
          </table:table-cell>
          <table:table-cell/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4" calcext:value-type="float">
            <text:p>1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eurwaar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ienstboden, bakers, huisbewaarders, minnen, oppassers, portiers</text:p>
          </table:table-cell>
          <table:table-cell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201" calcext:value-type="float">
            <text:p>2201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string" calcext:value-type="string">
            <text:p>2.329/1</text:p>
          </table:table-cell>
          <table:table-cell table:style-name="TL_20_Data" office:value-type="float" office:value="2664" calcext:value-type="float">
            <text:p>26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Doodgravers, bedienaars van begravenissen, verhuurders van rouwkleederen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Fabrijkanten van verschillenden aard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Fineerza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aarkeukenhoud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office:annotation draw:style-name="gr1" draw:text-style-name="P1" svg:width="3.58cm" svg:height="1.957cm" svg:x="18.318cm" svg:y="293cm" draw:caption-point-x="11.342cm" draw:caption-point-y="1.358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5.</text:span></text:p>
              <text:p text:style-name="P1"><text:span text:style-name="T2"/></text:p>
            </office:annotation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alanteriewarenhandelaa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aren- en bandwinkeli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az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epensioneerden (burgerlijke en militaire)</text:p>
          </table:table-cell>
          <table:table-cell/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eschutgieters, geweer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ezantschappen en consulaten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lasblaz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Protestanten, predikanten</text:p>
          </table:table-cell>
          <table:table-cell/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Israeliten, rabbijn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ouddraadtrekkers, passementwerkers, galon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aanhandelaars, gistverkoop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aveurs op hout, metaal en steen, stempelsnij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iendbaz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oenten-, fruitverkoop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ondeigenaren</text:p>
          </table:table-cell>
          <table:table-cell/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ossiers, slijt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Grutters, kruideni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8" calcext:value-type="float">
            <text:p>2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aar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andels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andelsreizig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andschoenen- en dassen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aven- en bakenmeest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eemraden en verdere ambtenaren van de waterschapp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eetmaaij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ennep- en vlasbereiders en tee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erbergiers, kasteleins, koffijhuishouders</text:p>
          </table:table-cell>
          <table:table-cell/>
          <table:table-cell table:style-name="TL_20_Data" table:number-columns-repeated="6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2" calcext:value-type="float">
            <text:p>1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erders en veehoed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oeden-, petten- en stroohoedenmake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outh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outzaagmolenaars, houtzagers, houtkoop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Huisleerlingen</text:p>
          </table:table-cell>
          <table:table-cell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76" calcext:value-type="float">
            <text:p>27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Ingenieurs en verdere ambtenaren van den waterstaat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Inleggers van levensbehoef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Jagers</text:p>
          </table:table-cell>
          <table:table-cell/>
          <table:table-cell table:style-name="TL_20_Data" table:number-columns-repeated="6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Jag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Juweliers, goud- en zilversmed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arders, wolkammers</text:p>
          </table:table-cell>
          <table:table-cell/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41" calcext:value-type="float">
            <text:p>3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arsenmakers (smeer- en was-)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binet- en schrijnwerkers, kunstdraaij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3" calcext:value-type="float">
            <text:p>3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detten van de landmag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detten van de zeemag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lkbranders, cement- en trasmak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antoor- en winkelbedienden, pakhuisknecht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leedermakers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52" calcext:value-type="float">
            <text:p>45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leederen- en gemaaktgoed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leinhandelaars, winkeliers</text:p>
          </table:table-cell>
          <table:table-cell/>
          <table:table-cell table:style-name="TL_20_Data" table:number-columns-repeated="6"/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72" calcext:value-type="float">
            <text:p>3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lerken en schrijvers bij notarissen, ontvangers, prokureurs, deurwaarders enz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lompenmakers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92" calcext:value-type="float">
            <text:p>192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TL_20_Data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noopenmak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lenbran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ninklijk Huis (personen, verbonden aan het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oplied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3" calcext:value-type="float">
            <text:p>3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ornmolenaa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8" calcext:value-type="float">
            <text:p>1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ornversch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per- en blikslagers, draadvlechters, ketellapp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per-, klok- en geelgiet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stschoolhouders en onderwijz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ostschoolleerlingen</text:p>
          </table:table-cell>
          <table:table-cell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5" calcext:value-type="float">
            <text:p>10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aankinder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am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8" calcext:value-type="float">
            <text:p>5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amm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ib- en dijkwerkers, heibaz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oeghouders, tappers enz.</text:p>
          </table:table-cell>
          <table:table-cell/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69" calcext:value-type="float">
            <text:p>16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uidfabrijkanten en vuurwerk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uijers, sjouwers, schoenpoets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ijgs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rijgslieden beneden den rang van 2den luitenant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ipers, hoepelma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7" calcext:value-type="float">
            <text:p>1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enaars, goochelaars enz.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koopers, muzijk- en teekenhandelar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lak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oefenaren muzijkanten, muzijkmeesters, organist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oefenaren schild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oefenaren teekenaars, teekenmeesters, daguerreotypeurs, decorateu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oefenaren tooneelspelers, dansmeesters, zan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nst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urkensnij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weekelingen aan 's Rijks kweekschool voor militaire geneeskundi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Kweekelingen aan 's Rijks veeartsenijschool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ndbouwers</text:p>
          </table:table-cell>
          <table:table-cell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6731" calcext:value-type="float">
            <text:p>6731</text:p>
          </table:table-cell>
          <table:table-cell table:style-name="TL_20_Data" office:value-type="float" office:value="2581" calcext:value-type="float">
            <text:p>2581</text:p>
          </table:table-cell>
          <table:table-cell table:style-name="TL_20_Data" office:value-type="float" office:value="7055" calcext:value-type="float">
            <text:p>7055</text:p>
          </table:table-cell>
          <table:table-cell table:style-name="TL_20_Data" office:value-type="float" office:value="2732" calcext:value-type="float">
            <text:p>2732</text:p>
          </table:table-cell>
          <table:table-cell table:style-name="TL_20_Data" office:value-type="float" office:value="9787" calcext:value-type="float">
            <text:p>97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ndhuishoudkundige 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ndhuishoudkundige scholen 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ndmeters en teekenaars bij het kadaster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ntaarnopste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tijnsche 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atijnsche scholen leerling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eerbereiders en looijers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iefdadige gestichten hoofd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iefdadige gestichten dienstdoend personeel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inieer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oodgieters en pompenmakers, brandspuitmake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oodswezen en strandvonderij (personen behoorende tot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oodwit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Lijmzied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gazijn- en pakhuis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kelaars en kargadoo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nd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nufakturen/* fabrijkanten</text:p>
          </table:table-cell>
          <table:table-cell/>
          <table:table-cell table:style-name="TL_20_Data" table:number-columns-repeated="6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nufakturen/* kooplieden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nufakturen/* werklied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91" calcext:value-type="float">
            <text:p>49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riniers en zee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riniers en zeelieden beneden den rang van 2den luitenan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attenmakers</text:p>
          </table:table-cell>
          <table:table-cell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ekrapbereiders en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esters (keur-, markt-, waag-), afslag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lk-, boter-, kaasverkoopers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ssenmakers en slij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ters (kolen-, koorn-, hooi-, hout-, scheeps- enz.), wijnstek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etselaa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8" calcext:value-type="float">
            <text:p>37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odemaaksters</text:p>
          </table:table-cell>
          <table:table-cell/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number-columns-repeated="2"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olen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outmolenaa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uzijkinstrument-, orgel-, forte pianomakers, stemm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Mijn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1043" calcext:value-type="float">
            <text:p>104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Nacht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Notarissen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Notarissen (kandidaat)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lieslagers en molenaa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mroepers, aanplak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nemers en direkteurs van begrafenis- en ziekenfondsen/?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nemers en direkteurs van naamlooze en verdere handel-maatschappij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nemers en direkteurs van verzekering- en brandwaarborgmaatschappijen/?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nemers en direkteurs van openbare werk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53" calcext:value-type="float">
            <text:p>1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pzigters, conducteurs enz.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rgeldraaijers, straatmuz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Oudijzer-, oude kleederen-, beenen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arden- en veehouders en verkoopers, koemel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905" calcext:value-type="float">
            <text:p>90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arden- en beestensnij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nnen-, potten-, pijpen-, steen- en tegelbak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pier- en gekleurd papier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pier- en gekleurd papierhandelaa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pier- en gekleurd papier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arapluie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ennenberei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ikeu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ik- en teer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laat- en steendrukkers, plaatsnij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leistergieters, boetseer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_20_Data" table:number-columns-repeated="6"/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TL_20_Data" office:value-type="float" office:value="100" calcext:value-type="float">
            <text:p>100</text:p>
          </table:table-cell>
          <table:table-cell table:style-name="TL_20_Data"/>
          <table:table-cell table:style-name="TL_20_Data"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rokur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ublieke vrouwen, publiekhuishou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Pij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e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egterlijke magt (ambtenaren der)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enteniers, partikulieren</text:p>
          </table:table-cell>
          <table:table-cell/>
          <table:table-cell table:style-name="TL_20_Data" table:number-columns-repeated="6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89" calcext:value-type="float">
            <text:p>8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entmeest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ijtuig-, wagen-, koffer-, zadel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44" calcext:value-type="float">
            <text:p>2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Rijtuigschil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aarslijp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utt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eep-, blok-, mast- en zeilmakers, refactiemeesters, scheepsloopers, takelaa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8" calcext:value-type="float">
            <text:p>10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eepsw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eikundige voorwerpen en verfwaren (fabrijkanten en werklieden in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elpvisschers, schul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erm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ilders (huis-), glazenmakers</text:p>
          </table:table-cell>
          <table:table-cell/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4" calcext:value-type="float">
            <text:p>2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18" calcext:value-type="float">
            <text:p>6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oenmakers en lapp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53" calcext:value-type="float">
            <text:p>4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oolleerlingen</text:p>
          </table:table-cell>
          <table:table-cell/>
          <table:table-cell table:style-name="TL_20_Data" office:value-type="float" office:value="2613" calcext:value-type="float">
            <text:p>2613</text:p>
          </table:table-cell>
          <table:table-cell table:style-name="TL_20_Data" office:value-type="float" office:value="2199" calcext:value-type="float">
            <text:p>2199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282" calcext:value-type="float">
            <text:p>4282</text:p>
          </table:table-cell>
          <table:table-cell table:style-name="TL_20_Data" office:value-type="float" office:value="3526" calcext:value-type="float">
            <text:p>3526</text:p>
          </table:table-cell>
          <table:table-cell table:style-name="TL_20_Data" office:value-type="float" office:value="7808" calcext:value-type="float">
            <text:p>780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choorsteenveg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lijpers (diamant-, glas-, marmer-, metaal- enz.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meden grof-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meden hoef-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meden kagchel- en andere</text:p>
          </table:table-cell>
          <table:table-cell/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55" calcext:value-type="float">
            <text:p>2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ollici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peldenfabrijkanten en 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piegelmak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pinners, spoelders, wevers</text:p>
          </table:table-cell>
          <table:table-cell/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354" calcext:value-type="float">
            <text:p>35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poorweg- en stoombootbeambten</text:p>
          </table:table-cell>
          <table:table-cell/>
          <table:table-cell table:style-name="TL_20_Data" table:number-columns-repeated="6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pijker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alhouders, rijtuigverhuurd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eenhouw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eenkolen-, hout- en turfverkoop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el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oelen-bekleeders, draaijers, matt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offenverwers, glanz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raatmakers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udenten aan hooge scholen, athenaea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udenten aan academien, clinische schol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udenten aan seminari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ukadoors, witt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tijfs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uiker- en pastijb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Suikerraffinadeu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almeesters, transla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bak- en sigarenfabrijkanten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bak- en sigarenkervers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bak- en sigarenplant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7" calcext:value-type="float">
            <text:p>16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bak- en sigarenverkoop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apijt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immerlieden, kistenma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81" calcext:value-type="float">
            <text:p>88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inneg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ol- en pontgaarders, brug- en sluiswachters</text:p>
          </table:table-cell>
          <table:table-cell/>
          <table:table-cell table:style-name="TL_20_Data" table:number-columns-repeated="6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ouwslagers, baanwer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raan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urf-, koorn- en kolendrag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Uitdragers, uitventers, leurd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Uurwerkmakers</text:p>
          </table:table-cell>
          <table:table-cell/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eearts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eenlieden, turfboeren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5" calcext:value-type="float">
            <text:p>28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endu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ergulders, lijst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il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ischdroogers en ro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ischverkoop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2" calcext:value-type="float">
            <text:p>5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issch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42" calcext:value-type="float">
            <text:p>242</text:p>
          </table:table-cell>
          <table:table-cell table:style-name="TL_20_Data"/>
          <table:table-cell table:style-name="TL_20_Data" office:value-type="float" office:value="274" calcext:value-type="float">
            <text:p>274</text:p>
          </table:table-cell>
          <table:table-cell table:style-name="TL_20_Data"/>
          <table:table-cell table:style-name="TL_20_Data" office:value-type="float" office:value="274" calcext:value-type="float">
            <text:p>27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leeschhouwers, spekslagers, poeli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3" calcext:value-type="float">
            <text:p>13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oddenra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oerlieden, koetsiers, loopers, postknechten en sleep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5" calcext:value-type="float">
            <text:p>1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ogelverkoopers, koolboeren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Wafel- en poffertjesb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Watermolenaa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TL_20_Data" office:value-type="float" office:value="106" calcext:value-type="float">
            <text:p>106</text:p>
          </table:table-cell>
          <table:table-cell table:style-name="TL_20_Data"/>
          <table:table-cell table:style-name="TL_20_Data" office:value-type="float" office:value="106" calcext:value-type="float">
            <text:p>10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We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Werktuigkundigen en makers, balans- en brandspuit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Wijnhandelaa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IJkmees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IJzer- en koperdraaij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IJzerg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aad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aakwaarnemers, commissionnai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akkenmakers en verhuur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an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eepziede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eevaart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eevaartscholen 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iekenoppassers</text:p>
          </table:table-cell>
          <table:table-cell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outzied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waardve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wavelstokkenmak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ijde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Verschillende beroepen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Zonder beroep</text:p>
          </table:table-cell>
          <table:table-cell/>
          <table:table-cell table:style-name="TL_20_Data" office:value-type="float" office:value="6390" calcext:value-type="float">
            <text:p>6390</text:p>
          </table:table-cell>
          <table:table-cell table:style-name="TL_20_Data" office:value-type="float" office:value="6619" calcext:value-type="float">
            <text:p>6619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1634" calcext:value-type="float">
            <text:p>1634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TL_20_Data" office:value-type="float" office:value="2012" calcext:value-type="float">
            <text:p>2012</text:p>
          </table:table-cell>
          <table:table-cell table:style-name="TL_20_Data" office:value-type="float" office:value="16486" calcext:value-type="float">
            <text:p>16486</text:p>
          </table:table-cell>
          <table:table-cell table:style-name="TL_20_Data" office:value-type="float" office:value="10746" calcext:value-type="float">
            <text:p>10746</text:p>
          </table:table-cell>
          <table:table-cell table:style-name="TL_20_Data" office:value-type="float" office:value="26357" calcext:value-type="float">
            <text:p>26357</text:p>
          </table:table-cell>
          <table:table-cell table:style-name="TL_20_Data" office:value-type="float" office:value="37103" calcext:value-type="float">
            <text:p>3710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Beroep onbekend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VIJF EN TACHTIG GEMEENTEN TEN PLATTEN LANDE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9093" calcext:value-type="float">
            <text:p>9093</text:p>
          </table:table-cell>
          <table:table-cell table:style-name="TL_20_Data" office:value-type="float" office:value="8889" calcext:value-type="float">
            <text:p>8889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office:value-type="float" office:value="1731" calcext:value-type="float">
            <text:p>1731</text:p>
          </table:table-cell>
          <table:table-cell table:style-name="TL_20_Data" office:value-type="float" office:value="3336" calcext:value-type="float">
            <text:p>3336</text:p>
          </table:table-cell>
          <table:table-cell table:style-name="TL_20_Data" office:value-type="float" office:value="3388" calcext:value-type="float">
            <text:p>3388</text:p>
          </table:table-cell>
          <table:table-cell table:style-name="TL_20_Data" office:value-type="float" office:value="25366" calcext:value-type="float">
            <text:p>25366</text:p>
          </table:table-cell>
          <table:table-cell table:style-name="TL_20_Data" office:value-type="float" office:value="24696" calcext:value-type="float">
            <text:p>24696</text:p>
          </table:table-cell>
          <table:table-cell table:style-name="TL_20_Data" office:value-type="float" office:value="39608" calcext:value-type="float">
            <text:p>39608</text:p>
          </table:table-cell>
          <table:table-cell table:style-name="TL_20_Data" office:value-type="float" office:value="38705" calcext:value-type="float">
            <text:p>38705</text:p>
          </table:table-cell>
          <table:table-cell table:style-name="TL_20_Data" office:value-type="float" office:value="78313" calcext:value-type="float">
            <text:p>783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annemers</text:p>
          </table:table-cell>
          <table:table-cell/>
          <table:table-cell table:style-name="TL_20_Data" table:number-columns-repeated="6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ardappelme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ardewerk- en porcelein- fabrijkant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ardewerk- en porcelein- kooplied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dvokaten</text:p>
          </table:table-cell>
          <table:table-cell/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fbraak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luin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mbtenaren Staats-</text:p>
          </table:table-cell>
          <table:table-cell/>
          <table:table-cell table:style-name="TL_20_Data" table:number-columns-repeated="6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62" calcext:value-type="float">
            <text:p>26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mbtenaren Provinciale</text:p>
          </table:table-cell>
          <table:table-cell/>
          <table:table-cell table:style-name="TL_20_Data" table:number-columns-repeated="6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mbtenaren Gemeente-</text:p>
          </table:table-cell>
          <table:table-cell/>
          <table:table-cell table:style-name="TL_20_Data" table:number-columns-repeated="6"/>
          <table:table-cell table:style-name="TL_20_Data" office:value-type="float" office:value="154" calcext:value-type="float">
            <text:p>154</text:p>
          </table:table-cell>
          <table:table-cell table:style-name="TL_20_Data"/>
          <table:table-cell table:style-name="TL_20_Data" office:value-type="float" office:value="154" calcext:value-type="float">
            <text:p>154</text:p>
          </table:table-cell>
          <table:table-cell table:style-name="TL_20_Data"/>
          <table:table-cell table:style-name="TL_20_Data" office:value-type="float" office:value="154" calcext:value-type="float">
            <text:p>15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mbtenaren Niet genoemde</text:p>
          </table:table-cell>
          <table:table-cell/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pothekers, drogis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2" calcext:value-type="float">
            <text:p>16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rbeiders, daglooner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691" calcext:value-type="float">
            <text:p>8691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9010" calcext:value-type="float">
            <text:p>9010</text:p>
          </table:table-cell>
          <table:table-cell table:style-name="TL_20_Data" office:value-type="float" office:value="948" calcext:value-type="float">
            <text:p>948</text:p>
          </table:table-cell>
          <table:table-cell table:style-name="TL_20_Data" office:value-type="float" office:value="9958" calcext:value-type="float">
            <text:p>995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sch-, bagger-, vuilnislieden, aschverkoop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Azijnstokers, kunstazijnmak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aardscheerders, kappers, pruikenmakers</text:p>
          </table:table-cell>
          <table:table-cell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1" calcext:value-type="float">
            <text:p>13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adstoof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ankiers, effektenhandelaars, geldwisselaars, kassi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d- en matrassenmakers en verhuurders, behangers, stoffeerders</text:p>
          </table:table-cell>
          <table:table-cell/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9" calcext:value-type="float">
            <text:p>17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eldhouwers, lofwerksnij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leenbankhouders, inbrengers enz.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steders</text:p>
          </table:table-cell>
          <table:table-cell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number-columns-repeated="2"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stellers, expediteurs, factoors, voetboden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zembinders, rietboeren, rijswer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ierbrouwers, bierstekers</text:p>
          </table:table-cell>
          <table:table-cell/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8" calcext:value-type="float">
            <text:p>3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illard-, kaatsballen-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lee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89" calcext:value-type="float">
            <text:p>18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lik- en pleetwerkers, lam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loemisten, boomkweekers, tuiniers, warmoezeniers</text:p>
          </table:table-cell>
          <table:table-cell/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156" calcext:value-type="float">
            <text:p>11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ekbind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TL_20_Data" office:value-type="float" office:value="96" calcext:value-type="float">
            <text:p>9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ek- en dagbladdrukkers en verkoopers mees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9" calcext:value-type="float">
            <text:p>5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ek- en dagbladdrukkers en verkoopers knechts, letterzett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style-name="TL_20_Data"/>
          <table:table-cell table:style-name="TL_20_Data" office:value-type="float" office:value="151" calcext:value-type="float">
            <text:p>1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ntwer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rdpapier (werkers in) doozen-, kaar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rduurwerkers, kantwerkers</text:p>
          </table:table-cell>
          <table:table-cell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rstel-, kaarden-, kammen-, rijven-, zeeftenmakers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ouwmeest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randers en stokers van stroop, likeuren, sterke drank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reuk- en draagbanden-, keurslijvenma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rillenslijpers en verkoo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rood-, kleingoed-, koek- en banketbakkers en slij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815" calcext:value-type="float">
            <text:p>8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ijenteel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Chicorei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Chocoladefabr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agbladschrijvers, letterkundig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ebiteurs en gedelegeerden in de loterij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ekkers (lei-, pannen-, riet-)</text:p>
          </table:table-cell>
          <table:table-cell/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eurwaarders</text:p>
          </table:table-cell>
          <table:table-cell/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ienstboden, bakers, huisbewaarders, minnen, oppassers, portiers</text:p>
          </table:table-cell>
          <table:table-cell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5481" calcext:value-type="float">
            <text:p>5481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string" calcext:value-type="string">
            <text:p>5.735/1</text:p>
          </table:table-cell>
          <table:table-cell table:style-name="TL_20_Data" office:value-type="float" office:value="6567" calcext:value-type="float">
            <text:p>656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Doodgravers, bedienaars van begrafenissen, verhuurders van rouwkleederen</text:p>
          </table:table-cell>
          <table:table-cell/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Fabrijkant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Fineerzagers</text:p>
          </table:table-cell>
          <table:table-cell/>
          <table:table-cell table:style-name="TL_20_Data" table:number-columns-repeated="6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aarkeukenhoude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alanteriewarenhandelaa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aren- en bandwinkeli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asfabrijkant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0" calcext:value-type="float">
            <text:p>20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epensioneerden (burgerlijke en militaire)</text:p>
          </table:table-cell>
          <table:table-cell/>
          <table:table-cell table:style-name="TL_20_Data" table:number-columns-repeated="6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9" calcext:value-type="float">
            <text:p>2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eschutgieters, geweer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ezantschappen en consulaten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lasblaz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Protestanten, predikanten</text:p>
          </table:table-cell>
          <table:table-cell/>
          <table:table-cell table:style-name="TL_20_Data" table:number-columns-repeated="6"/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TL_20_Data" office:value-type="float" office:value="95" calcext:value-type="float">
            <text:p>9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TL_20_Data" table:number-columns-repeated="6"/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80" calcext:value-type="float">
            <text:p>8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Israeliten, rabbijn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ouddraadtrekkers, passementwerkers, galonwerk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aanhandelaars, gistverkoopers</text:p>
          </table:table-cell>
          <table:table-cell/>
          <table:table-cell table:style-name="TL_20_Data" table:number-columns-repeated="6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aveurs op hout, metaal en steen, stempelsnij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iendbaz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oenten-, fruit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21" calcext:value-type="float">
            <text:p>1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ondeigenaren</text:p>
          </table:table-cell>
          <table:table-cell/>
          <table:table-cell table:style-name="TL_20_Data" table:number-columns-repeated="6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ossiers, slijters</text:p>
          </table:table-cell>
          <table:table-cell/>
          <table:table-cell table:style-name="TL_20_Data" table:number-columns-repeated="6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Grutters, kruideni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5" calcext:value-type="float">
            <text:p>18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aar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andels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andelsreizig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andschoenen- en dassenmak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aven- en bakenmeest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eemraden en verdere ambtenaren van de waterschappen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eetmaaij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ennep- en vlasbereiders en teel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erbergiers, kasteleins, koffijhuishoudens</text:p>
          </table:table-cell>
          <table:table-cell/>
          <table:table-cell table:style-name="TL_20_Data" table:number-columns-repeated="6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24" calcext:value-type="float">
            <text:p>22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erders en veehoeders</text:p>
          </table:table-cell>
          <table:table-cell/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0" calcext:value-type="float">
            <text:p>18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oeden-, petten- en stroohoedenmak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0" calcext:value-type="float">
            <text:p>1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outha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outzaagmolenaars, houtzagers, houtkoop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TL_20_Data" office:value-type="float" office:value="56" calcext:value-type="float">
            <text:p>5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Huisleerlingen</text:p>
          </table:table-cell>
          <table:table-cell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666" calcext:value-type="float">
            <text:p>66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Ingenieurs en verdere ambtenaren van den waterstaat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Inleggers van levensbehoef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Jagers</text:p>
          </table:table-cell>
          <table:table-cell/>
          <table:table-cell table:style-name="TL_20_Data" table:number-columns-repeated="6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Jagt (personen behoorende tot de)</text:p>
          </table:table-cell>
          <table:table-cell/>
          <table:table-cell table:style-name="TL_20_Data" table:number-columns-repeated="6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Juweliers, goud- en zilversmed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TL_20_Data" office:value-type="float" office:value="85" calcext:value-type="float">
            <text:p>8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arders, wolkammers</text:p>
          </table:table-cell>
          <table:table-cell/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77" calcext:value-type="float">
            <text:p>37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arsenmakers (smeer- en was-)</text:p>
          </table:table-cell>
          <table:table-cell/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binet- en schrijnwerkers, kunstdraaij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7" calcext:value-type="float">
            <text:p>26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detten van de landmag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detten van de zeemagt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lkbranders, cement- en trasma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antoor- en winkelbedienden, pakhuisknechts</text:p>
          </table:table-cell>
          <table:table-cell/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38" calcext:value-type="float">
            <text:p>33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leedermakers</text:p>
          </table:table-cell>
          <table:table-cell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7" calcext:value-type="float">
            <text:p>87</text:p>
          </table:table-cell>
          <table:table-cell table:style-name="TL_20_Data"/>
          <table:table-cell table:style-name="TL_20_Data" office:value-type="float" office:value="1195" calcext:value-type="float">
            <text:p>119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93" calcext:value-type="float">
            <text:p>12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leederen- en gemaaktgoedverkoopers</text:p>
          </table:table-cell>
          <table:table-cell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leinhandelaars, winkeliers</text:p>
          </table:table-cell>
          <table:table-cell/>
          <table:table-cell table:style-name="TL_20_Data" table:number-columns-repeated="6"/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1020" calcext:value-type="float">
            <text:p>10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lerken en schrijvers bij notarissen, ontvangers, prokureurs, deurwaarders enz.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76" calcext:value-type="float">
            <text:p>7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lompenmakers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9" calcext:value-type="float">
            <text:p>27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noopen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1" calcext:value-type="float">
            <text:p>14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lenbran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ninklijk Huis (personen, verbonden aan het)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oplieden van verschillenden aard</text:p>
          </table:table-cell>
          <table:table-cell/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58" calcext:value-type="float">
            <text:p>65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859" calcext:value-type="float">
            <text:p>85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ornmolenaa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82" calcext:value-type="float">
            <text:p>18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ornverschiet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per- en blikslagers, draadvlechters, ketellappers</text:p>
          </table:table-cell>
          <table:table-cell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8" calcext:value-type="float">
            <text:p>25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per-, klok- en geelgiet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TL_20_Data" office:value-type="float" office:value="90" calcext:value-type="float">
            <text:p>9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stschool- houders en onderwijzers</text:p>
          </table:table-cell>
          <table:table-cell/>
          <table:table-cell table:style-name="TL_20_Data" table:number-columns-repeated="6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ostschool- leerling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99" calcext:value-type="float">
            <text:p>29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aankinderen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am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87" calcext:value-type="float">
            <text:p>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amm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ib- en dijkwerkers, heilbazen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oeghouders, tappers enz.</text:p>
          </table:table-cell>
          <table:table-cell/>
          <table:table-cell table:style-name="TL_20_Data" table:number-columns-repeated="6"/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409" calcext:value-type="float">
            <text:p>40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uidfabrijkanten en vuurwerk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uijers, sjouwers, schoenpoetsers</text:p>
          </table:table-cell>
          <table:table-cell/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13" calcext:value-type="float">
            <text:p>3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ijgs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rijgslieden beneden den rang van 2den luitenant</text:p>
          </table:table-cell>
          <table:table-cell/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673" calcext:value-type="float">
            <text:p>673</text:p>
          </table:table-cell>
          <table:table-cell table:style-name="TL_20_Data"/>
          <table:table-cell table:style-name="TL_20_Data" office:value-type="float" office:value="693" calcext:value-type="float">
            <text:p>693</text:p>
          </table:table-cell>
          <table:table-cell table:style-name="TL_20_Data"/>
          <table:table-cell table:style-name="TL_20_Data" office:value-type="float" office:value="693" calcext:value-type="float">
            <text:p>6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ipers, hoepelmaker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30" calcext:value-type="float">
            <text:p>33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enaars, goochelaars enz.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koopers, muzijk- en teekenhandelar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lak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oefenaren muzijkanten, muzijkmeesters, organisten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oefenaren schilders</text:p>
          </table:table-cell>
          <table:table-cell/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oefenaren teekenaars, teekenmeesters, dagverreotypeurs, decorateu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oefenaren toneelspelers, dansmeesters, zang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nstwerk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urkensnijd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weekelingen aan 's Rijks kweekschool voor militaire geneeskundi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70" calcext:value-type="float">
            <text:p>7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Kweekelingen aan 's Rijks veeartsenijschool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ndbouwers</text:p>
          </table:table-cell>
          <table:table-cell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7634" calcext:value-type="float">
            <text:p>7634</text:p>
          </table:table-cell>
          <table:table-cell table:style-name="TL_20_Data" office:value-type="float" office:value="2743" calcext:value-type="float">
            <text:p>2743</text:p>
          </table:table-cell>
          <table:table-cell table:style-name="TL_20_Data" office:value-type="float" office:value="8016" calcext:value-type="float">
            <text:p>8016</text:p>
          </table:table-cell>
          <table:table-cell table:style-name="TL_20_Data" office:value-type="float" office:value="2901" calcext:value-type="float">
            <text:p>2901</text:p>
          </table:table-cell>
          <table:table-cell table:style-name="TL_20_Data" office:value-type="float" office:value="10917" calcext:value-type="float">
            <text:p>1091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ndhuishoudkundige 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ndhuishoudkundige scholen 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ndmeters en teekenaars bij het kadaster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ntaarnopstek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tijnsche scholen onderwijz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atijnsche scholen leerling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eerbereiders en looij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iefdadige gestichten hoofden</text:p>
          </table:table-cell>
          <table:table-cell/>
          <table:table-cell table:style-name="TL_20_Data" table:number-columns-repeated="6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iefdadige gestichten dienstdoend personeel</text:p>
          </table:table-cell>
          <table:table-cell/>
          <table:table-cell table:style-name="TL_20_Data" table:number-columns-repeated="6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8" calcext:value-type="float">
            <text:p>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inieerd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oodgieters en pompenmakers, brandspuitmak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oodswezen en strandvonderij (personen behoorende tot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oodwitmak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Lijmzied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gazijn- en pakhuismeest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kelaars en kargadoo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ndenmak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" calcext:value-type="float">
            <text:p>9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nufakturen/* fabrijkanten</text:p>
          </table:table-cell>
          <table:table-cell/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3" calcext:value-type="float">
            <text:p>8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nufakturen kooplieden</text:p>
          </table:table-cell>
          <table:table-cell/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nufakturen werklieden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636" calcext:value-type="float">
            <text:p>63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riniers en zeelieden van en bov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riniers en zeelieden beneden den rang van 2den luitenant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attenmakers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3" calcext:value-type="float">
            <text:p>4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ekrapbereiders en 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esters (keur-, markt-, waag-), afslag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lk-, boter-, kaas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26" calcext:value-type="float">
            <text:p>12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ssenmakers en slijpers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ters (kolen-, koorn-, hooi-, hout-, scheeps- enz.), wijnstekers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etselaa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8" calcext:value-type="float">
            <text:p>86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odemaaksters</text:p>
          </table:table-cell>
          <table:table-cell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number-columns-repeated="2" table:style-name="TL_20_Data" office:value-type="float" office:value="54" calcext:value-type="float">
            <text:p>5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olenmak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outmolenaa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uzijkinstrument-, orgel-, forte pianomakers, stemmers en 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Mijnwer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583" calcext:value-type="float">
            <text:p>358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string" calcext:value-type="string">
            <text:p>3.91</text:p>
          </table:table-cell>
          <table:table-cell table:style-name="TL_20_Data" office:value-type="float" office:value="3919" calcext:value-type="float">
            <text:p>39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Nachtwerk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Notarissen</text:p>
          </table:table-cell>
          <table:table-cell/>
          <table:table-cell table:style-name="TL_20_Data" table:number-columns-repeated="6"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Notarissen (kandidaat)</text:p>
          </table:table-cell>
          <table:table-cell/>
          <table:table-cell table:style-name="TL_20_Data" table:number-columns-repeated="6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lieslagers en molenaa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mroepers, aanplakk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nemers en direkteurs van begrafenis- en ziekenfondsen/?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nemers en direkteurs van naamlooze en verdere handel-maatschappij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nemers en direkteurs van verzekering- en brandwaarborgmaatschappijen/?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nemers en direkteurs van openbare werk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442" calcext:value-type="float">
            <text:p>44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pzigters, conducteurs enz.</text:p>
          </table:table-cell>
          <table:table-cell/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rgeldraaijers, straatmuzijkant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Oudijzer-, oude kleederen-, beenenverkoop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arden- en veehouders en verkoopers, koemel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927" calcext:value-type="float">
            <text:p>9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arden- en beestensnij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nnen-, potten-, pijpen-, steen- en tegelbakker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15" calcext:value-type="float">
            <text:p>3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pier- en gekleurd papier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pier- en gekleurd papierhandelaa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pier- en gekleurd papier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arapluiemakers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ennenberei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ikeu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ik- en teer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laat- en steendrukkers, plaatsnijders</text:p>
          </table:table-cell>
          <table:table-cell/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leistergieters, boetseer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_20_Data" table:number-columns-repeated="6"/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TL_20_Data" office:value-type="float" office:value="187" calcext:value-type="float">
            <text:p>1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rokureu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ublieke vrouwen, publiekhuishou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Pijpenm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e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egterlijke magt (ambtenaren der)</text:p>
          </table:table-cell>
          <table:table-cell/>
          <table:table-cell table:style-name="TL_20_Data" table:number-columns-repeated="6"/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TL_20_Data" office:value-type="float" office:value="55" calcext:value-type="float">
            <text:p>5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enteniers, partikulieren</text:p>
          </table:table-cell>
          <table:table-cell/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51" calcext:value-type="float">
            <text:p>2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entmeesters</text:p>
          </table:table-cell>
          <table:table-cell/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ijtuig-, wagen-, koffer-, zadelmak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66" calcext:value-type="float">
            <text:p>46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Rijtuigschilders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aarslijp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att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eep-, blok-, mast- en zeilmakers, rafactiemeesters, scheepsloopers, takelaa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9" calcext:value-type="float">
            <text:p>15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eepswa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eikundige voorwerpen en verfwaren (fabrijkanten en werklieden in)</text:p>
          </table:table-cell>
          <table:table-cell/>
          <table:table-cell table:style-name="TL_20_Data" table:number-columns-repeated="6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elpvisschers, schulp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ermmeest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ilders (huis-), glazenmakers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71" calcext:value-type="float">
            <text:p>77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932" calcext:value-type="float">
            <text:p>9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oenmakers en lappers</text:p>
          </table:table-cell>
          <table:table-cell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97" calcext:value-type="float">
            <text:p>119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02" calcext:value-type="float">
            <text:p>120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oolleerlingen</text:p>
          </table:table-cell>
          <table:table-cell/>
          <table:table-cell table:style-name="TL_20_Data" office:value-type="float" office:value="4417" calcext:value-type="float">
            <text:p>4417</text:p>
          </table:table-cell>
          <table:table-cell table:style-name="TL_20_Data" office:value-type="float" office:value="3641" calcext:value-type="float">
            <text:p>3641</text:p>
          </table:table-cell>
          <table:table-cell table:style-name="TL_20_Data" office:value-type="float" office:value="1785" calcext:value-type="float">
            <text:p>1785</text:p>
          </table:table-cell>
          <table:table-cell table:style-name="TL_20_Data" office:value-type="float" office:value="1429" calcext:value-type="float">
            <text:p>1429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623" calcext:value-type="float">
            <text:p>7623</text:p>
          </table:table-cell>
          <table:table-cell table:style-name="TL_20_Data" office:value-type="float" office:value="6225" calcext:value-type="float">
            <text:p>6225</text:p>
          </table:table-cell>
          <table:table-cell table:style-name="TL_20_Data" office:value-type="float" office:value="13848" calcext:value-type="float">
            <text:p>1384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choorsteenveg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lijpers (diamant-, glas-, marmer-, metaal- enz.)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meden grof-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meden hoef-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meden kagchel- en andere</text:p>
          </table:table-cell>
          <table:table-cell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51" calcext:value-type="float">
            <text:p>7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ollici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peldenfabrijkanten en werklied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piegelmakers en verkoopers</text:p>
          </table:table-cell>
          <table:table-cell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pinners, spoelders, wev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146" calcext:value-type="float">
            <text:p>114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poorweg- en stoombootbeambten</text:p>
          </table:table-cell>
          <table:table-cell/>
          <table:table-cell table:style-name="TL_20_Data" table:number-columns-repeated="6"/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07" calcext:value-type="float">
            <text:p>107</text:p>
          </table:table-cell>
          <table:table-cell table:style-name="TL_20_Data"/>
          <table:table-cell table:style-name="TL_20_Data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pijkermak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alhouders, rijtuigverhuurders</text:p>
          </table:table-cell>
          <table:table-cell/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eenhouw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4" calcext:value-type="float">
            <text:p>6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eenkolen-, hout- en turfverkoopers</text:p>
          </table:table-cell>
          <table:table-cell/>
          <table:table-cell table:style-name="TL_20_Data" table:number-columns-repeated="6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elzied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oelen-bekleeders, draaijers, mat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4" calcext:value-type="float">
            <text:p>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offenverwers, glanz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9" calcext:value-type="float">
            <text:p>4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raatmakers</text:p>
          </table:table-cell>
          <table:table-cell/>
          <table:table-cell table:style-name="TL_20_Data" table:number-columns-repeated="6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udenten aan hooge scholen, athenaea</text:p>
          </table:table-cell>
          <table:table-cell/>
          <table:table-cell table:style-name="TL_20_Data" table:number-columns-repeated="6"/>
          <table:table-cell table:style-name="TL_20_Data" office:value-type="float" office:value="319" calcext:value-type="float">
            <text:p>319</text:p>
          </table:table-cell>
          <table:table-cell table:style-name="TL_20_Data"/>
          <table:table-cell table:style-name="TL_20_Data" office:value-type="float" office:value="319" calcext:value-type="float">
            <text:p>319</text:p>
          </table:table-cell>
          <table:table-cell table:style-name="TL_20_Data"/>
          <table:table-cell table:style-name="TL_20_Data" office:value-type="float" office:value="319" calcext:value-type="float">
            <text:p>31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udenten aan academien, clinische scholen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udenten aan seminarien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ukadoors, witters</text:p>
          </table:table-cell>
          <table:table-cell/>
          <table:table-cell table:style-name="TL_20_Data" table:number-columns-repeated="6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51" calcext:value-type="float">
            <text:p>5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tijfselfabrijkanten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uiker- en pastijbakkers</text:p>
          </table:table-cell>
          <table:table-cell/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Suikerraffinadeu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almeesters, translateu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bak- en sigarenfabrijkanten</text:p>
          </table:table-cell>
          <table:table-cell/>
          <table:table-cell table:style-name="TL_20_Data" table:number-columns-repeated="6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bak- en sigarenkerv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3" calcext:value-type="float">
            <text:p>2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bak- en sigarenplanters</text:p>
          </table:table-cell>
          <table:table-cell/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14" calcext:value-type="float">
            <text:p>31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bak- en sigarenverkoop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6" calcext:value-type="float">
            <text:p>2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apijtfabrijkanten</text:p>
          </table:table-cell>
          <table:table-cell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84" calcext:value-type="float">
            <text:p>28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immerlieden, kistenma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TL_20_Data" office:value-type="float" office:value="1660" calcext:value-type="float">
            <text:p>166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71" calcext:value-type="float">
            <text:p>177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78" calcext:value-type="float">
            <text:p>177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innegiete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ol- en pontgaarders, brug- en sluiswachters</text:p>
          </table:table-cell>
          <table:table-cell/>
          <table:table-cell table:style-name="TL_20_Data" table:number-columns-repeated="6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9" calcext:value-type="float">
            <text:p>7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ouwslagers, baanwerk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4" calcext:value-type="float">
            <text:p>14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raanst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urf-, koorn- en kolendragers</text:p>
          </table:table-cell>
          <table:table-cell/>
          <table:table-cell table:style-name="TL_20_Data" table:number-columns-repeated="6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75" calcext:value-type="float">
            <text:p>1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Uitdragers, uitventers, leurders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29" calcext:value-type="float">
            <text:p>12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Uurwerkmakers</text:p>
          </table:table-cell>
          <table:table-cell/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6" calcext:value-type="float">
            <text:p>8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eeartsen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eenlieden, turfboeren</text:p>
          </table:table-cell>
          <table:table-cell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7" calcext:value-type="float">
            <text:p>28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endu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ergulders, lijstenmak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ill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ischdroogers en roo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ischverkoopers</text:p>
          </table:table-cell>
          <table:table-cell/>
          <table:table-cell table:style-name="TL_20_Data" table:number-columns-repeated="6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isschers</text:p>
          </table:table-cell>
          <table:table-cell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63" calcext:value-type="float">
            <text:p>263</text:p>
          </table:table-cell>
          <table:table-cell table:style-name="TL_20_Data"/>
          <table:table-cell table:style-name="TL_20_Data" office:value-type="float" office:value="295" calcext:value-type="float">
            <text:p>295</text:p>
          </table:table-cell>
          <table:table-cell table:style-name="TL_20_Data"/>
          <table:table-cell table:style-name="TL_20_Data" office:value-type="float" office:value="295" calcext:value-type="float">
            <text:p>29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leeschhouwers, spekslagers, poeliers</text:p>
          </table:table-cell>
          <table:table-cell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39" calcext:value-type="float">
            <text:p>339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oddenra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oerlieden, koetsiers, loopers, postknechten en sleepers</text:p>
          </table:table-cell>
          <table:table-cell/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65" calcext:value-type="float">
            <text:p>46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ogelverkoopers, kooiboeren</text:p>
          </table:table-cell>
          <table:table-cell/>
          <table:table-cell table:style-name="TL_20_Data" table:number-columns-repeated="6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Wafel- en poffertjesbakk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Watermolenaars</text:p>
          </table:table-cell>
          <table:table-cell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3" calcext:value-type="float">
            <text:p>11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Wekk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Werktuigkundigen en makers, balans- en brandspuitmakers</text:p>
          </table:table-cell>
          <table:table-cell/>
          <table:table-cell table:style-name="TL_20_Data" table:number-columns-repeated="6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Wijnhandelaars</text:p>
          </table:table-cell>
          <table:table-cell/>
          <table:table-cell table:style-name="TL_20_Data" table:number-columns-repeated="6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3" calcext:value-type="float">
            <text:p>5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IJkmeesters</text:p>
          </table:table-cell>
          <table:table-cell/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IJzer- en koperdraaijers</text:p>
          </table:table-cell>
          <table:table-cell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IJzergieters</text:p>
          </table:table-cell>
          <table:table-cell/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aadverkoop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aakwaarnemers, commissionnairs</text:p>
          </table:table-cell>
          <table:table-cell/>
          <table:table-cell table:style-name="TL_20_Data" table:number-columns-repeated="6"/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TL_20_Data" office:value-type="float" office:value="75" calcext:value-type="float">
            <text:p>75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akkenmakers en verhuurders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andverkoopers</text:p>
          </table:table-cell>
          <table:table-cell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eepzieders</text:p>
          </table:table-cell>
          <table:table-cell/>
          <table:table-cell table:style-name="TL_20_Data" table:number-columns-repeated="6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eevaartscholen onderwijz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eevaartscholen leerlingen</text:p>
          </table:table-cell>
          <table:table-cell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iekenoppassers</text:p>
          </table:table-cell>
          <table:table-cell/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outzieders</text:p>
          </table:table-cell>
          <table:table-cell/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waardvegers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wavelstokkenmakers en verkoopers</text:p>
          </table:table-cell>
          <table:table-cell/>
          <table:table-cell table:style-name="TL_20_Data" table:number-columns-repeated="6"/>
          <table:table-cell table:number-columns-repeated="4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ijdeteelt (personen behoorende tot de)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Verschillende beroepen</text:p>
          </table:table-cell>
          <table:table-cell/>
          <table:table-cell table:style-name="TL_20_Data" table:number-columns-repeated="6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Zonder beroep</text:p>
          </table:table-cell>
          <table:table-cell/>
          <table:table-cell table:style-name="TL_20_Data" office:value-type="float" office:value="11909" calcext:value-type="float">
            <text:p>11909</text:p>
          </table:table-cell>
          <table:table-cell table:style-name="TL_20_Data" office:value-type="float" office:value="12388" calcext:value-type="float">
            <text:p>12388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2832" calcext:value-type="float">
            <text:p>2832</text:p>
          </table:table-cell>
          <table:table-cell table:style-name="TL_20_Data" office:value-type="float" office:value="4216" calcext:value-type="float">
            <text:p>4216</text:p>
          </table:table-cell>
          <table:table-cell table:style-name="TL_20_Data" office:value-type="float" office:value="4643" calcext:value-type="float">
            <text:p>4643</text:p>
          </table:table-cell>
          <table:table-cell table:style-name="TL_20_Data" office:value-type="float" office:value="34399" calcext:value-type="float">
            <text:p>34399</text:p>
          </table:table-cell>
          <table:table-cell table:style-name="TL_20_Data" office:value-type="float" office:value="20648" calcext:value-type="float">
            <text:p>20648</text:p>
          </table:table-cell>
          <table:table-cell table:style-name="TL_20_Data" office:value-type="float" office:value="52684" calcext:value-type="float">
            <text:p>52684</text:p>
          </table:table-cell>
          <table:table-cell table:style-name="TL_20_Data" office:value-type="float" office:value="73332" calcext:value-type="float">
            <text:p>73332</text:p>
          </table:table-cell>
          <table:table-cell table:number-columns-repeated="1010"/>
        </table:table-row>
        <table:table-row table:style-name="ro5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Beroep onbekend</text:p>
          </table:table-cell>
          <table:table-cell/>
          <table:table-cell table:style-name="TL_20_Data" table:number-columns-repeated="11"/>
          <table:table-cell table:number-columns-repeated="1010"/>
        </table:table-row>
        <table:table-row table:style-name="ro2">
          <table:table-cell table:style-name="TL_20_RowHeader" office:value-type="string" calcext:value-type="string">
            <text:p>DE STEDEN EN HET PLATTE LAND VEREENIGD.</text:p>
          </table:table-cell>
          <table:table-cell table:style-name="TL_20_RowHeader" office:value-type="string" calcext:value-type="string">
            <text:p>TOTAAL</text:p>
          </table:table-cell>
          <table:table-cell/>
          <table:table-cell table:style-name="TL_20_Data" office:value-type="float" office:value="16495" calcext:value-type="float">
            <text:p>16495</text:p>
          </table:table-cell>
          <table:table-cell table:style-name="TL_20_Data" office:value-type="float" office:value="16191" calcext:value-type="float">
            <text:p>16191</text:p>
          </table:table-cell>
          <table:table-cell table:style-name="TL_20_Data" office:value-type="float" office:value="3283" calcext:value-type="float">
            <text:p>3283</text:p>
          </table:table-cell>
          <table:table-cell table:style-name="TL_20_Data" office:value-type="float" office:value="3284" calcext:value-type="float">
            <text:p>3284</text:p>
          </table:table-cell>
          <table:table-cell table:style-name="TL_20_Data" office:value-type="float" office:value="6312" calcext:value-type="float">
            <text:p>6312</text:p>
          </table:table-cell>
          <table:table-cell table:style-name="TL_20_Data" office:value-type="float" office:value="6285" calcext:value-type="float">
            <text:p>6285</text:p>
          </table:table-cell>
          <table:table-cell table:style-name="TL_20_Data" office:value-type="float" office:value="46702" calcext:value-type="float">
            <text:p>46702</text:p>
          </table:table-cell>
          <table:table-cell table:style-name="TL_20_Data" office:value-type="float" office:value="50826" calcext:value-type="float">
            <text:p>50826</text:p>
          </table:table-cell>
          <table:table-cell table:style-name="TL_20_Data" office:value-type="float" office:value="72792" calcext:value-type="float">
            <text:p>72792</text:p>
          </table:table-cell>
          <table:table-cell table:style-name="TL_20_Data" office:value-type="float" office:value="76588" calcext:value-type="float">
            <text:p>76588</text:p>
          </table:table-cell>
          <table:table-cell table:style-name="TL_20_Data" office:value-type="float" office:value="149380" calcext:value-type="float">
            <text:p>149380</text:p>
          </table:table-cell>
          <table:table-cell table:number-columns-repeated="1010"/>
        </table:table-row>
        <table:table-row table:style-name="ro5" table:number-rows-repeated="52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5">
          <table:table-cell table:number-columns-repeated="1024"/>
        </table:table-row>
        <table:table-row table:style-name="ro5">
          <table:table-cell table:number-columns-repeated="3"/>
          <table:table-cell table:style-name="ce15"/>
          <table:table-cell table:number-columns-repeated="2"/>
          <table:table-cell table:style-name="ce15" table:number-columns-repeated="5"/>
          <table:table-cell table:number-columns-repeated="8"/>
          <table:table-cell table:style-name="ce15" table:number-columns-repeated="2"/>
          <table:table-cell table:number-columns-repeated="2"/>
          <table:table-cell table:style-name="ce15" table:number-columns-repeated="4"/>
          <table:table-cell table:number-columns-repeated="12"/>
          <table:table-cell table:style-name="ce1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7"/>
          <table:table-cell table:style-name="ce15" table:number-columns-repeated="4"/>
          <table:table-cell table:number-columns-repeated="28"/>
          <table:table-cell table:style-name="ce15" table:number-columns-repeated="2"/>
          <table:table-cell table:number-columns-repeated="983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6"/>
          <table:table-cell table:style-name="ce15" table:number-columns-repeated="5"/>
          <table:table-cell table:number-columns-repeated="12"/>
          <table:table-cell table:style-name="ce15" table:number-columns-repeated="2"/>
          <table:table-cell table:number-columns-repeated="14"/>
          <table:table-cell table:style-name="ce1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7"/>
          <table:table-cell table:style-name="ce15" table:number-columns-repeated="4"/>
          <table:table-cell table:number-columns-repeated="53"/>
          <table:table-cell table:style-name="ce15"/>
          <table:table-cell table:number-columns-repeated="95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7"/>
          <table:table-cell table:style-name="ce15" table:number-columns-repeated="4"/>
          <table:table-cell table:number-columns-repeated="29"/>
          <table:table-cell table:style-name="ce15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0"/>
          <table:table-cell table:number-columns-repeated="1020"/>
        </table:table-row>
        <table:table-row table:style-name="ro5" table:number-rows-repeated="10472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office:forms form:automatic-focus="false" form:apply-design-mode="false"/>
        <table:table-column table:style-name="co12" table:number-columns-repeated="2" table:default-cell-style-name="Default"/>
        <table:table-column table:style-name="co17" table:default-cell-style-name="ce29"/>
        <table:table-column table:style-name="co1" table:default-cell-style-name="ce29"/>
        <table:table-column table:style-name="co12" table:number-columns-repeated="1020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26" table:number-columns-repeated="3"/>
          <table:table-cell table:number-columns-repeated="1021"/>
        </table:table-row>
        <table:table-row table:style-name="ro5">
          <table:table-cell table:style-name="TL_20_Metadata" office:value-type="string" calcext:value-type="string">
            <text:p>Editregel</text:p>
          </table:table-cell>
          <table:table-cell table:style-name="TL_20_Metadata" office:value-type="string" calcext:value-type="string">
            <text:p>Deel telling</text:p>
          </table:table-cell>
          <table:table-cell table:style-name="TL_20_Metadata" office:value-type="string" calcext:value-type="string">
            <text:p>Rolnummer</text:p>
          </table:table-cell>
          <table:table-cell table:style-name="TL_20_Metadata" office:value-type="string" calcext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TL_20_Metadata" table:number-columns-repeated="4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TL_20_Metadata" office:value-type="float" office:value="24961" calcext:value-type="float">
            <text:p>249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1" calcext:value-type="float">
            <text:p>380508003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2" calcext:value-type="float">
            <text:p>249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2" calcext:value-type="float">
            <text:p>380508003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3" calcext:value-type="float">
            <text:p>249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3" calcext:value-type="float">
            <text:p>380508003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4" calcext:value-type="float">
            <text:p>249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4" calcext:value-type="float">
            <text:p>380508003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5" calcext:value-type="float">
            <text:p>249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5" calcext:value-type="float">
            <text:p>380508003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6" calcext:value-type="float">
            <text:p>249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6" calcext:value-type="float">
            <text:p>380508003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7" calcext:value-type="float">
            <text:p>249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7" calcext:value-type="float">
            <text:p>380508003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8" calcext:value-type="float">
            <text:p>249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8" calcext:value-type="float">
            <text:p>380508003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69" calcext:value-type="float">
            <text:p>249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09" calcext:value-type="float">
            <text:p>380508003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0" calcext:value-type="float">
            <text:p>249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0" calcext:value-type="float">
            <text:p>380508003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1" calcext:value-type="float">
            <text:p>249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1" calcext:value-type="float">
            <text:p>380508003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2" calcext:value-type="float">
            <text:p>249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2" calcext:value-type="float">
            <text:p>380508003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3" calcext:value-type="float">
            <text:p>249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3" calcext:value-type="float">
            <text:p>380508003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4" calcext:value-type="float">
            <text:p>249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4" calcext:value-type="float">
            <text:p>380508003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5" calcext:value-type="float">
            <text:p>249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5" calcext:value-type="float">
            <text:p>380508003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6" calcext:value-type="float">
            <text:p>249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6" calcext:value-type="float">
            <text:p>380508003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7" calcext:value-type="float">
            <text:p>249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7" calcext:value-type="float">
            <text:p>380508003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8" calcext:value-type="float">
            <text:p>249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8" calcext:value-type="float">
            <text:p>380508003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79" calcext:value-type="float">
            <text:p>249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19" calcext:value-type="float">
            <text:p>380508003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0" calcext:value-type="float">
            <text:p>249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0" calcext:value-type="float">
            <text:p>380508003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1" calcext:value-type="float">
            <text:p>249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1" calcext:value-type="float">
            <text:p>380508003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2" calcext:value-type="float">
            <text:p>249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2" calcext:value-type="float">
            <text:p>380508003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3" calcext:value-type="float">
            <text:p>249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3" calcext:value-type="float">
            <text:p>380508003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4" calcext:value-type="float">
            <text:p>249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4" calcext:value-type="float">
            <text:p>380508003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5" calcext:value-type="float">
            <text:p>249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5" calcext:value-type="float">
            <text:p>380508003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6" calcext:value-type="float">
            <text:p>249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6" calcext:value-type="float">
            <text:p>380508003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7" calcext:value-type="float">
            <text:p>249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7" calcext:value-type="float">
            <text:p>380508003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8" calcext:value-type="float">
            <text:p>249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8" calcext:value-type="float">
            <text:p>380508003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89" calcext:value-type="float">
            <text:p>249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29" calcext:value-type="float">
            <text:p>380508003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0" calcext:value-type="float">
            <text:p>249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0" calcext:value-type="float">
            <text:p>380508003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1" calcext:value-type="float">
            <text:p>249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1" calcext:value-type="float">
            <text:p>380508003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2" calcext:value-type="float">
            <text:p>249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2" calcext:value-type="float">
            <text:p>380508003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3" calcext:value-type="float">
            <text:p>249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3" calcext:value-type="float">
            <text:p>380508003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4" calcext:value-type="float">
            <text:p>249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4" calcext:value-type="float">
            <text:p>380508003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5" calcext:value-type="float">
            <text:p>249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5" calcext:value-type="float">
            <text:p>380508003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6" calcext:value-type="float">
            <text:p>249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6" calcext:value-type="float">
            <text:p>380508003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7" calcext:value-type="float">
            <text:p>249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7" calcext:value-type="float">
            <text:p>380508003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8" calcext:value-type="float">
            <text:p>249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8" calcext:value-type="float">
            <text:p>380508003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4999" calcext:value-type="float">
            <text:p>249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39" calcext:value-type="float">
            <text:p>380508003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0" calcext:value-type="float">
            <text:p>250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0" calcext:value-type="float">
            <text:p>380508003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TL_20_Metadata" office:value-type="string" calcext:value-type="string">
            <text:p>Bronfout in kolom 8 (vrouwen van 16 jaar en ouder). De gedrukte bron geeft 5. Dit moet zijn 0; Kolom 10 (totaal aantal vrouwen). De gedrukte bron geeft 5. Dit moet zijn 0; Kolom 11( het totaal).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TL_20_Metadata" office:value-type="float" office:value="25001" calcext:value-type="float">
            <text:p>250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1" calcext:value-type="float">
            <text:p>380508003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TL_20_Metadata" office:value-type="string" calcext:value-type="string">
            <text:p>Bronfout in kolom 8 (vrouwen van 16 jaar en ouder). De gedrukte bron geeft 2. Dit moet zijn 7; Kolom 10 (totaal aantal vrouwen). De gedrukte bron geeft 2. Dit moet zijn 7; Kolom 11( het totaal). De gedrukte bron geeft 284. Dit moet zijn 289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TL_20_Metadata" office:value-type="float" office:value="25002" calcext:value-type="float">
            <text:p>250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2" calcext:value-type="float">
            <text:p>380508003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3" calcext:value-type="float">
            <text:p>250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3" calcext:value-type="float">
            <text:p>380508003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4" calcext:value-type="float">
            <text:p>250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4" calcext:value-type="float">
            <text:p>380508003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5" calcext:value-type="float">
            <text:p>250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5" calcext:value-type="float">
            <text:p>380508003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6" calcext:value-type="float">
            <text:p>250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6" calcext:value-type="float">
            <text:p>380508003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7" calcext:value-type="float">
            <text:p>250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7" calcext:value-type="float">
            <text:p>380508003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8" calcext:value-type="float">
            <text:p>250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8" calcext:value-type="float">
            <text:p>380508003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09" calcext:value-type="float">
            <text:p>250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49" calcext:value-type="float">
            <text:p>380508003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0" calcext:value-type="float">
            <text:p>250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50" calcext:value-type="float">
            <text:p>380508003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1" calcext:value-type="float">
            <text:p>250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51" calcext:value-type="float">
            <text:p>380508003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2" calcext:value-type="float">
            <text:p>250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52" calcext:value-type="float">
            <text:p>380508003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3" calcext:value-type="float">
            <text:p>250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801053" calcext:value-type="float">
            <text:p>3805080038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4" calcext:value-type="float">
            <text:p>250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1" calcext:value-type="float">
            <text:p>3805080039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5" calcext:value-type="float">
            <text:p>250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2" calcext:value-type="float">
            <text:p>380508003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6" calcext:value-type="float">
            <text:p>250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3" calcext:value-type="float">
            <text:p>380508003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7" calcext:value-type="float">
            <text:p>250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4" calcext:value-type="float">
            <text:p>380508003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8" calcext:value-type="float">
            <text:p>250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5" calcext:value-type="float">
            <text:p>380508003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19" calcext:value-type="float">
            <text:p>250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6" calcext:value-type="float">
            <text:p>380508003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0" calcext:value-type="float">
            <text:p>250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7" calcext:value-type="float">
            <text:p>380508003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1" calcext:value-type="float">
            <text:p>250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8" calcext:value-type="float">
            <text:p>380508003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2" calcext:value-type="float">
            <text:p>250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09" calcext:value-type="float">
            <text:p>380508003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3" calcext:value-type="float">
            <text:p>250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0" calcext:value-type="float">
            <text:p>380508003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4" calcext:value-type="float">
            <text:p>250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1" calcext:value-type="float">
            <text:p>380508003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5" calcext:value-type="float">
            <text:p>250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2" calcext:value-type="float">
            <text:p>380508003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6" calcext:value-type="float">
            <text:p>250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3" calcext:value-type="float">
            <text:p>380508003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7" calcext:value-type="float">
            <text:p>250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4" calcext:value-type="float">
            <text:p>380508003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8" calcext:value-type="float">
            <text:p>250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5" calcext:value-type="float">
            <text:p>380508003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29" calcext:value-type="float">
            <text:p>250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6" calcext:value-type="float">
            <text:p>380508003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0" calcext:value-type="float">
            <text:p>250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7" calcext:value-type="float">
            <text:p>380508003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1" calcext:value-type="float">
            <text:p>250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8" calcext:value-type="float">
            <text:p>380508003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2" calcext:value-type="float">
            <text:p>250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19" calcext:value-type="float">
            <text:p>380508003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3" calcext:value-type="float">
            <text:p>250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0" calcext:value-type="float">
            <text:p>380508003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4" calcext:value-type="float">
            <text:p>250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1" calcext:value-type="float">
            <text:p>380508003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5" calcext:value-type="float">
            <text:p>250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2" calcext:value-type="float">
            <text:p>380508003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6" calcext:value-type="float">
            <text:p>250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3" calcext:value-type="float">
            <text:p>380508003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7" calcext:value-type="float">
            <text:p>250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4" calcext:value-type="float">
            <text:p>3805080039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8" calcext:value-type="float">
            <text:p>250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5" calcext:value-type="float">
            <text:p>380508003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39" calcext:value-type="float">
            <text:p>250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6" calcext:value-type="float">
            <text:p>3805080039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0" calcext:value-type="float">
            <text:p>250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7" calcext:value-type="float">
            <text:p>380508003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1" calcext:value-type="float">
            <text:p>250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8" calcext:value-type="float">
            <text:p>380508003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2" calcext:value-type="float">
            <text:p>250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29" calcext:value-type="float">
            <text:p>380508003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3" calcext:value-type="float">
            <text:p>250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0" calcext:value-type="float">
            <text:p>380508003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4" calcext:value-type="float">
            <text:p>250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1" calcext:value-type="float">
            <text:p>380508003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5" calcext:value-type="float">
            <text:p>250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2" calcext:value-type="float">
            <text:p>380508003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6" calcext:value-type="float">
            <text:p>250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3" calcext:value-type="float">
            <text:p>380508003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7" calcext:value-type="float">
            <text:p>250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4" calcext:value-type="float">
            <text:p>380508003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8" calcext:value-type="float">
            <text:p>250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5" calcext:value-type="float">
            <text:p>380508003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49" calcext:value-type="float">
            <text:p>250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6" calcext:value-type="float">
            <text:p>3805080039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0" calcext:value-type="float">
            <text:p>250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7" calcext:value-type="float">
            <text:p>380508003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1" calcext:value-type="float">
            <text:p>250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8" calcext:value-type="float">
            <text:p>380508003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2" calcext:value-type="float">
            <text:p>250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39" calcext:value-type="float">
            <text:p>3805080039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3" calcext:value-type="float">
            <text:p>250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0" calcext:value-type="float">
            <text:p>3805080039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4" calcext:value-type="float">
            <text:p>250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1" calcext:value-type="float">
            <text:p>3805080039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5" calcext:value-type="float">
            <text:p>250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2" calcext:value-type="float">
            <text:p>3805080039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6" calcext:value-type="float">
            <text:p>250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3" calcext:value-type="float">
            <text:p>3805080039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7" calcext:value-type="float">
            <text:p>250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4" calcext:value-type="float">
            <text:p>3805080039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8" calcext:value-type="float">
            <text:p>250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5" calcext:value-type="float">
            <text:p>3805080039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59" calcext:value-type="float">
            <text:p>250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6" calcext:value-type="float">
            <text:p>3805080039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0" calcext:value-type="float">
            <text:p>250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7" calcext:value-type="float">
            <text:p>3805080039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1" calcext:value-type="float">
            <text:p>250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8" calcext:value-type="float">
            <text:p>3805080039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2" calcext:value-type="float">
            <text:p>250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49" calcext:value-type="float">
            <text:p>3805080039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3" calcext:value-type="float">
            <text:p>250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50" calcext:value-type="float">
            <text:p>3805080039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4" calcext:value-type="float">
            <text:p>250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8003901051" calcext:value-type="float">
            <text:p>3805080039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5" calcext:value-type="float">
            <text:p>250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1" calcext:value-type="float">
            <text:p>380509004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6" calcext:value-type="float">
            <text:p>250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2" calcext:value-type="float">
            <text:p>380509004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7" calcext:value-type="float">
            <text:p>250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3" calcext:value-type="float">
            <text:p>380509004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8" calcext:value-type="float">
            <text:p>250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4" calcext:value-type="float">
            <text:p>380509004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69" calcext:value-type="float">
            <text:p>250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5" calcext:value-type="float">
            <text:p>380509004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0" calcext:value-type="float">
            <text:p>250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6" calcext:value-type="float">
            <text:p>380509004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1" calcext:value-type="float">
            <text:p>250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7" calcext:value-type="float">
            <text:p>380509004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2" calcext:value-type="float">
            <text:p>250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8" calcext:value-type="float">
            <text:p>380509004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3" calcext:value-type="float">
            <text:p>250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09" calcext:value-type="float">
            <text:p>380509004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4" calcext:value-type="float">
            <text:p>250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0" calcext:value-type="float">
            <text:p>380509004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5" calcext:value-type="float">
            <text:p>250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1" calcext:value-type="float">
            <text:p>380509004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6" calcext:value-type="float">
            <text:p>250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2" calcext:value-type="float">
            <text:p>380509004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7" calcext:value-type="float">
            <text:p>250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3" calcext:value-type="float">
            <text:p>380509004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8" calcext:value-type="float">
            <text:p>250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4" calcext:value-type="float">
            <text:p>380509004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79" calcext:value-type="float">
            <text:p>250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5" calcext:value-type="float">
            <text:p>380509004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0" calcext:value-type="float">
            <text:p>250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6" calcext:value-type="float">
            <text:p>380509004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1" calcext:value-type="float">
            <text:p>250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7" calcext:value-type="float">
            <text:p>380509004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2" calcext:value-type="float">
            <text:p>250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8" calcext:value-type="float">
            <text:p>380509004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3" calcext:value-type="float">
            <text:p>250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19" calcext:value-type="float">
            <text:p>380509004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4" calcext:value-type="float">
            <text:p>250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0" calcext:value-type="float">
            <text:p>380509004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5" calcext:value-type="float">
            <text:p>250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1" calcext:value-type="float">
            <text:p>380509004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6" calcext:value-type="float">
            <text:p>250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2" calcext:value-type="float">
            <text:p>380509004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7" calcext:value-type="float">
            <text:p>250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3" calcext:value-type="float">
            <text:p>380509004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8" calcext:value-type="float">
            <text:p>250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4" calcext:value-type="float">
            <text:p>380509004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89" calcext:value-type="float">
            <text:p>250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5" calcext:value-type="float">
            <text:p>380509004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0" calcext:value-type="float">
            <text:p>250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6" calcext:value-type="float">
            <text:p>380509004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1" calcext:value-type="float">
            <text:p>250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7" calcext:value-type="float">
            <text:p>380509004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2" calcext:value-type="float">
            <text:p>250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8" calcext:value-type="float">
            <text:p>380509004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3" calcext:value-type="float">
            <text:p>250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29" calcext:value-type="float">
            <text:p>380509004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4" calcext:value-type="float">
            <text:p>250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0" calcext:value-type="float">
            <text:p>380509004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5" calcext:value-type="float">
            <text:p>250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1" calcext:value-type="float">
            <text:p>380509004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6" calcext:value-type="float">
            <text:p>250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2" calcext:value-type="float">
            <text:p>380509004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7" calcext:value-type="float">
            <text:p>250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3" calcext:value-type="float">
            <text:p>380509004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8" calcext:value-type="float">
            <text:p>250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4" calcext:value-type="float">
            <text:p>380509004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099" calcext:value-type="float">
            <text:p>250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5" calcext:value-type="float">
            <text:p>380509004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0" calcext:value-type="float">
            <text:p>251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6" calcext:value-type="float">
            <text:p>380509004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1" calcext:value-type="float">
            <text:p>251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7" calcext:value-type="float">
            <text:p>380509004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2" calcext:value-type="float">
            <text:p>251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8" calcext:value-type="float">
            <text:p>380509004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3" calcext:value-type="float">
            <text:p>251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39" calcext:value-type="float">
            <text:p>380509004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4" calcext:value-type="float">
            <text:p>251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0" calcext:value-type="float">
            <text:p>380509004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5" calcext:value-type="float">
            <text:p>251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1" calcext:value-type="float">
            <text:p>380509004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6" calcext:value-type="float">
            <text:p>251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2" calcext:value-type="float">
            <text:p>380509004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7" calcext:value-type="float">
            <text:p>251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3" calcext:value-type="float">
            <text:p>380509004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8" calcext:value-type="float">
            <text:p>251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4" calcext:value-type="float">
            <text:p>380509004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09" calcext:value-type="float">
            <text:p>251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5" calcext:value-type="float">
            <text:p>380509004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0" calcext:value-type="float">
            <text:p>251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6" calcext:value-type="float">
            <text:p>380509004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1" calcext:value-type="float">
            <text:p>251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7" calcext:value-type="float">
            <text:p>380509004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2" calcext:value-type="float">
            <text:p>251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8" calcext:value-type="float">
            <text:p>380509004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3" calcext:value-type="float">
            <text:p>251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49" calcext:value-type="float">
            <text:p>3805090040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4" calcext:value-type="float">
            <text:p>251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50" calcext:value-type="float">
            <text:p>380509004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5" calcext:value-type="float">
            <text:p>251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51" calcext:value-type="float">
            <text:p>380509004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6" calcext:value-type="float">
            <text:p>251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52" calcext:value-type="float">
            <text:p>380509004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7" calcext:value-type="float">
            <text:p>251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001053" calcext:value-type="float">
            <text:p>3805090040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8" calcext:value-type="float">
            <text:p>251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1" calcext:value-type="float">
            <text:p>380509004101001</text:p>
          </table:table-cell>
          <table:table-cell table:style-name="TL_20_Metadata" office:value-type="string" calcext:value-type="string">
            <text:p>380509004101001* <text:s/>Hieronder begrepen de fabrijkanten van katoen, henni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19" calcext:value-type="float">
            <text:p>251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2" calcext:value-type="float">
            <text:p>380509004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0" calcext:value-type="float">
            <text:p>251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3" calcext:value-type="float">
            <text:p>380509004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1" calcext:value-type="float">
            <text:p>251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4" calcext:value-type="float">
            <text:p>380509004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2" calcext:value-type="float">
            <text:p>251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5" calcext:value-type="float">
            <text:p>380509004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3" calcext:value-type="float">
            <text:p>251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6" calcext:value-type="float">
            <text:p>380509004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4" calcext:value-type="float">
            <text:p>251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7" calcext:value-type="float">
            <text:p>380509004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5" calcext:value-type="float">
            <text:p>251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8" calcext:value-type="float">
            <text:p>380509004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6" calcext:value-type="float">
            <text:p>251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09" calcext:value-type="float">
            <text:p>380509004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7" calcext:value-type="float">
            <text:p>251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0" calcext:value-type="float">
            <text:p>380509004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8" calcext:value-type="float">
            <text:p>251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1" calcext:value-type="float">
            <text:p>380509004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29" calcext:value-type="float">
            <text:p>251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2" calcext:value-type="float">
            <text:p>380509004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0" calcext:value-type="float">
            <text:p>251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3" calcext:value-type="float">
            <text:p>380509004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1" calcext:value-type="float">
            <text:p>251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4" calcext:value-type="float">
            <text:p>380509004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2" calcext:value-type="float">
            <text:p>251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5" calcext:value-type="float">
            <text:p>380509004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3" calcext:value-type="float">
            <text:p>251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6" calcext:value-type="float">
            <text:p>380509004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4" calcext:value-type="float">
            <text:p>251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7" calcext:value-type="float">
            <text:p>380509004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5" calcext:value-type="float">
            <text:p>251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8" calcext:value-type="float">
            <text:p>380509004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6" calcext:value-type="float">
            <text:p>251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19" calcext:value-type="float">
            <text:p>380509004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7" calcext:value-type="float">
            <text:p>251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0" calcext:value-type="float">
            <text:p>380509004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8" calcext:value-type="float">
            <text:p>251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1" calcext:value-type="float">
            <text:p>380509004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39" calcext:value-type="float">
            <text:p>251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2" calcext:value-type="float">
            <text:p>380509004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0" calcext:value-type="float">
            <text:p>251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3" calcext:value-type="float">
            <text:p>380509004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1" calcext:value-type="float">
            <text:p>251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4" calcext:value-type="float">
            <text:p>380509004101024</text:p>
          </table:table-cell>
          <table:table-cell table:style-name="TL_20_Metadata" office:value-type="string" calcext:value-type="string">
            <text:p>3805090041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2" calcext:value-type="float">
            <text:p>251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5" calcext:value-type="float">
            <text:p>380509004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3" calcext:value-type="float">
            <text:p>251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6" calcext:value-type="float">
            <text:p>380509004101026</text:p>
          </table:table-cell>
          <table:table-cell table:style-name="TL_20_Metadata" office:value-type="string" calcext:value-type="string">
            <text:p>3805090041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4" calcext:value-type="float">
            <text:p>251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7" calcext:value-type="float">
            <text:p>380509004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5" calcext:value-type="float">
            <text:p>251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8" calcext:value-type="float">
            <text:p>380509004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6" calcext:value-type="float">
            <text:p>251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29" calcext:value-type="float">
            <text:p>380509004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7" calcext:value-type="float">
            <text:p>251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0" calcext:value-type="float">
            <text:p>380509004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8" calcext:value-type="float">
            <text:p>251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1" calcext:value-type="float">
            <text:p>380509004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49" calcext:value-type="float">
            <text:p>251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2" calcext:value-type="float">
            <text:p>380509004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0" calcext:value-type="float">
            <text:p>251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3" calcext:value-type="float">
            <text:p>380509004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1" calcext:value-type="float">
            <text:p>251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4" calcext:value-type="float">
            <text:p>380509004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2" calcext:value-type="float">
            <text:p>251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5" calcext:value-type="float">
            <text:p>380509004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3" calcext:value-type="float">
            <text:p>251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6" calcext:value-type="float">
            <text:p>380509004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4" calcext:value-type="float">
            <text:p>251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7" calcext:value-type="float">
            <text:p>380509004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5" calcext:value-type="float">
            <text:p>251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8" calcext:value-type="float">
            <text:p>380509004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6" calcext:value-type="float">
            <text:p>251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39" calcext:value-type="float">
            <text:p>3805090041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7" calcext:value-type="float">
            <text:p>251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0" calcext:value-type="float">
            <text:p>3805090041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8" calcext:value-type="float">
            <text:p>251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1" calcext:value-type="float">
            <text:p>3805090041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59" calcext:value-type="float">
            <text:p>251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2" calcext:value-type="float">
            <text:p>3805090041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0" calcext:value-type="float">
            <text:p>251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3" calcext:value-type="float">
            <text:p>3805090041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1" calcext:value-type="float">
            <text:p>251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4" calcext:value-type="float">
            <text:p>3805090041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2" calcext:value-type="float">
            <text:p>251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5" calcext:value-type="float">
            <text:p>3805090041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3" calcext:value-type="float">
            <text:p>251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6" calcext:value-type="float">
            <text:p>3805090041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4" calcext:value-type="float">
            <text:p>251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7" calcext:value-type="float">
            <text:p>3805090041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5" calcext:value-type="float">
            <text:p>251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8" calcext:value-type="float">
            <text:p>3805090041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6" calcext:value-type="float">
            <text:p>251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49" calcext:value-type="float">
            <text:p>3805090041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7" calcext:value-type="float">
            <text:p>251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09004101050" calcext:value-type="float">
            <text:p>3805090041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8" calcext:value-type="float">
            <text:p>251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1" calcext:value-type="float">
            <text:p>380510004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69" calcext:value-type="float">
            <text:p>251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2" calcext:value-type="float">
            <text:p>380510004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0" calcext:value-type="float">
            <text:p>251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3" calcext:value-type="float">
            <text:p>380510004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1" calcext:value-type="float">
            <text:p>251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4" calcext:value-type="float">
            <text:p>380510004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2" calcext:value-type="float">
            <text:p>251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5" calcext:value-type="float">
            <text:p>380510004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3" calcext:value-type="float">
            <text:p>251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6" calcext:value-type="float">
            <text:p>380510004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4" calcext:value-type="float">
            <text:p>251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7" calcext:value-type="float">
            <text:p>380510004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5" calcext:value-type="float">
            <text:p>251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8" calcext:value-type="float">
            <text:p>3805100042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6" calcext:value-type="float">
            <text:p>251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09" calcext:value-type="float">
            <text:p>380510004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7" calcext:value-type="float">
            <text:p>251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0" calcext:value-type="float">
            <text:p>380510004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8" calcext:value-type="float">
            <text:p>251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1" calcext:value-type="float">
            <text:p>380510004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79" calcext:value-type="float">
            <text:p>251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2" calcext:value-type="float">
            <text:p>380510004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0" calcext:value-type="float">
            <text:p>251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3" calcext:value-type="float">
            <text:p>380510004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1" calcext:value-type="float">
            <text:p>251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4" calcext:value-type="float">
            <text:p>380510004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2" calcext:value-type="float">
            <text:p>251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5" calcext:value-type="float">
            <text:p>380510004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3" calcext:value-type="float">
            <text:p>251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6" calcext:value-type="float">
            <text:p>380510004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4" calcext:value-type="float">
            <text:p>251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7" calcext:value-type="float">
            <text:p>380510004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5" calcext:value-type="float">
            <text:p>251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8" calcext:value-type="float">
            <text:p>3805100042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6" calcext:value-type="float">
            <text:p>251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19" calcext:value-type="float">
            <text:p>380510004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7" calcext:value-type="float">
            <text:p>251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0" calcext:value-type="float">
            <text:p>3805100042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8" calcext:value-type="float">
            <text:p>251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1" calcext:value-type="float">
            <text:p>380510004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89" calcext:value-type="float">
            <text:p>251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2" calcext:value-type="float">
            <text:p>3805100042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0" calcext:value-type="float">
            <text:p>251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3" calcext:value-type="float">
            <text:p>380510004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1" calcext:value-type="float">
            <text:p>251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4" calcext:value-type="float">
            <text:p>3805100042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2" calcext:value-type="float">
            <text:p>251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5" calcext:value-type="float">
            <text:p>3805100042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3" calcext:value-type="float">
            <text:p>251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6" calcext:value-type="float">
            <text:p>3805100042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4" calcext:value-type="float">
            <text:p>251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7" calcext:value-type="float">
            <text:p>3805100042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5" calcext:value-type="float">
            <text:p>251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8" calcext:value-type="float">
            <text:p>3805100042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6" calcext:value-type="float">
            <text:p>251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29" calcext:value-type="float">
            <text:p>380510004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7" calcext:value-type="float">
            <text:p>251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0" calcext:value-type="float">
            <text:p>380510004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8" calcext:value-type="float">
            <text:p>251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1" calcext:value-type="float">
            <text:p>3805100042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199" calcext:value-type="float">
            <text:p>251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2" calcext:value-type="float">
            <text:p>380510004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0" calcext:value-type="float">
            <text:p>252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3" calcext:value-type="float">
            <text:p>380510004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1" calcext:value-type="float">
            <text:p>252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4" calcext:value-type="float">
            <text:p>3805100042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2" calcext:value-type="float">
            <text:p>252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5" calcext:value-type="float">
            <text:p>380510004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3" calcext:value-type="float">
            <text:p>252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6" calcext:value-type="float">
            <text:p>3805100042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4" calcext:value-type="float">
            <text:p>252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7" calcext:value-type="float">
            <text:p>380510004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5" calcext:value-type="float">
            <text:p>252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8" calcext:value-type="float">
            <text:p>3805100042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6" calcext:value-type="float">
            <text:p>252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39" calcext:value-type="float">
            <text:p>380510004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7" calcext:value-type="float">
            <text:p>252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0" calcext:value-type="float">
            <text:p>380510004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8" calcext:value-type="float">
            <text:p>252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1" calcext:value-type="float">
            <text:p>380510004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09" calcext:value-type="float">
            <text:p>252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2" calcext:value-type="float">
            <text:p>3805100042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0" calcext:value-type="float">
            <text:p>252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3" calcext:value-type="float">
            <text:p>380510004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1" calcext:value-type="float">
            <text:p>252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4" calcext:value-type="float">
            <text:p>380510004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2" calcext:value-type="float">
            <text:p>252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5" calcext:value-type="float">
            <text:p>3805100042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3" calcext:value-type="float">
            <text:p>252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6" calcext:value-type="float">
            <text:p>380510004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4" calcext:value-type="float">
            <text:p>252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7" calcext:value-type="float">
            <text:p>380510004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5" calcext:value-type="float">
            <text:p>252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8" calcext:value-type="float">
            <text:p>380510004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6" calcext:value-type="float">
            <text:p>252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49" calcext:value-type="float">
            <text:p>3805100042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7" calcext:value-type="float">
            <text:p>252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50" calcext:value-type="float">
            <text:p>380510004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8" calcext:value-type="float">
            <text:p>252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51" calcext:value-type="float">
            <text:p>3805100042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19" calcext:value-type="float">
            <text:p>252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201052" calcext:value-type="float">
            <text:p>380510004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0" calcext:value-type="float">
            <text:p>252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1" calcext:value-type="float">
            <text:p>3805100043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1" calcext:value-type="float">
            <text:p>252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2" calcext:value-type="float">
            <text:p>3805100043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2" calcext:value-type="float">
            <text:p>252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3" calcext:value-type="float">
            <text:p>3805100043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3" calcext:value-type="float">
            <text:p>252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4" calcext:value-type="float">
            <text:p>3805100043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4" calcext:value-type="float">
            <text:p>252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5" calcext:value-type="float">
            <text:p>3805100043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5" calcext:value-type="float">
            <text:p>252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6" calcext:value-type="float">
            <text:p>3805100043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6" calcext:value-type="float">
            <text:p>252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7" calcext:value-type="float">
            <text:p>3805100043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7" calcext:value-type="float">
            <text:p>252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8" calcext:value-type="float">
            <text:p>3805100043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8" calcext:value-type="float">
            <text:p>252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09" calcext:value-type="float">
            <text:p>3805100043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29" calcext:value-type="float">
            <text:p>252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0" calcext:value-type="float">
            <text:p>3805100043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0" calcext:value-type="float">
            <text:p>252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1" calcext:value-type="float">
            <text:p>3805100043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1" calcext:value-type="float">
            <text:p>252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2" calcext:value-type="float">
            <text:p>3805100043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2" calcext:value-type="float">
            <text:p>252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3" calcext:value-type="float">
            <text:p>3805100043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3" calcext:value-type="float">
            <text:p>252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4" calcext:value-type="float">
            <text:p>3805100043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4" calcext:value-type="float">
            <text:p>252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5" calcext:value-type="float">
            <text:p>3805100043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5" calcext:value-type="float">
            <text:p>252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6" calcext:value-type="float">
            <text:p>3805100043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6" calcext:value-type="float">
            <text:p>252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7" calcext:value-type="float">
            <text:p>3805100043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7" calcext:value-type="float">
            <text:p>252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8" calcext:value-type="float">
            <text:p>3805100043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8" calcext:value-type="float">
            <text:p>252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19" calcext:value-type="float">
            <text:p>3805100043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39" calcext:value-type="float">
            <text:p>252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0" calcext:value-type="float">
            <text:p>3805100043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0" calcext:value-type="float">
            <text:p>252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1" calcext:value-type="float">
            <text:p>3805100043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1" calcext:value-type="float">
            <text:p>252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2" calcext:value-type="float">
            <text:p>3805100043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2" calcext:value-type="float">
            <text:p>252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3" calcext:value-type="float">
            <text:p>3805100043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3" calcext:value-type="float">
            <text:p>252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4" calcext:value-type="float">
            <text:p>3805100043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4" calcext:value-type="float">
            <text:p>252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5" calcext:value-type="float">
            <text:p>3805100043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5" calcext:value-type="float">
            <text:p>252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6" calcext:value-type="float">
            <text:p>3805100043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6" calcext:value-type="float">
            <text:p>252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7" calcext:value-type="float">
            <text:p>3805100043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7" calcext:value-type="float">
            <text:p>252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8" calcext:value-type="float">
            <text:p>3805100043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8" calcext:value-type="float">
            <text:p>252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29" calcext:value-type="float">
            <text:p>3805100043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49" calcext:value-type="float">
            <text:p>252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0" calcext:value-type="float">
            <text:p>3805100043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0" calcext:value-type="float">
            <text:p>252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1" calcext:value-type="float">
            <text:p>3805100043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1" calcext:value-type="float">
            <text:p>252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2" calcext:value-type="float">
            <text:p>3805100043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2" calcext:value-type="float">
            <text:p>252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3" calcext:value-type="float">
            <text:p>3805100043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3" calcext:value-type="float">
            <text:p>252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4" calcext:value-type="float">
            <text:p>3805100043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4" calcext:value-type="float">
            <text:p>252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5" calcext:value-type="float">
            <text:p>3805100043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5" calcext:value-type="float">
            <text:p>252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6" calcext:value-type="float">
            <text:p>3805100043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6" calcext:value-type="float">
            <text:p>252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7" calcext:value-type="float">
            <text:p>3805100043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7" calcext:value-type="float">
            <text:p>252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0004301038" calcext:value-type="float">
            <text:p>3805100043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8" calcext:value-type="float">
            <text:p>252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1" calcext:value-type="float">
            <text:p>380511004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59" calcext:value-type="float">
            <text:p>252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2" calcext:value-type="float">
            <text:p>3805110044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0" calcext:value-type="float">
            <text:p>252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3" calcext:value-type="float">
            <text:p>3805110044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1" calcext:value-type="float">
            <text:p>252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4" calcext:value-type="float">
            <text:p>3805110044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2" calcext:value-type="float">
            <text:p>252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5" calcext:value-type="float">
            <text:p>3805110044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3" calcext:value-type="float">
            <text:p>252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6" calcext:value-type="float">
            <text:p>3805110044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4" calcext:value-type="float">
            <text:p>252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7" calcext:value-type="float">
            <text:p>3805110044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5" calcext:value-type="float">
            <text:p>252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8" calcext:value-type="float">
            <text:p>3805110044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6" calcext:value-type="float">
            <text:p>252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09" calcext:value-type="float">
            <text:p>3805110044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7" calcext:value-type="float">
            <text:p>252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0" calcext:value-type="float">
            <text:p>3805110044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8" calcext:value-type="float">
            <text:p>252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1" calcext:value-type="float">
            <text:p>3805110044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69" calcext:value-type="float">
            <text:p>252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2" calcext:value-type="float">
            <text:p>3805110044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0" calcext:value-type="float">
            <text:p>252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3" calcext:value-type="float">
            <text:p>3805110044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1" calcext:value-type="float">
            <text:p>252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4" calcext:value-type="float">
            <text:p>3805110044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2" calcext:value-type="float">
            <text:p>252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5" calcext:value-type="float">
            <text:p>3805110044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3" calcext:value-type="float">
            <text:p>252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6" calcext:value-type="float">
            <text:p>3805110044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4" calcext:value-type="float">
            <text:p>252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7" calcext:value-type="float">
            <text:p>3805110044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5" calcext:value-type="float">
            <text:p>252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8" calcext:value-type="float">
            <text:p>3805110044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6" calcext:value-type="float">
            <text:p>252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19" calcext:value-type="float">
            <text:p>3805110044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7" calcext:value-type="float">
            <text:p>252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0" calcext:value-type="float">
            <text:p>3805110044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8" calcext:value-type="float">
            <text:p>252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1" calcext:value-type="float">
            <text:p>3805110044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79" calcext:value-type="float">
            <text:p>252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2" calcext:value-type="float">
            <text:p>3805110044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0" calcext:value-type="float">
            <text:p>252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3" calcext:value-type="float">
            <text:p>3805110044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1" calcext:value-type="float">
            <text:p>252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4" calcext:value-type="float">
            <text:p>3805110044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2" calcext:value-type="float">
            <text:p>252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5" calcext:value-type="float">
            <text:p>3805110044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3" calcext:value-type="float">
            <text:p>252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6" calcext:value-type="float">
            <text:p>3805110044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4" calcext:value-type="float">
            <text:p>252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7" calcext:value-type="float">
            <text:p>3805110044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5" calcext:value-type="float">
            <text:p>252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8" calcext:value-type="float">
            <text:p>3805110044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6" calcext:value-type="float">
            <text:p>252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29" calcext:value-type="float">
            <text:p>3805110044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7" calcext:value-type="float">
            <text:p>252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0" calcext:value-type="float">
            <text:p>3805110044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8" calcext:value-type="float">
            <text:p>252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1" calcext:value-type="float">
            <text:p>3805110044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89" calcext:value-type="float">
            <text:p>252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2" calcext:value-type="float">
            <text:p>3805110044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0" calcext:value-type="float">
            <text:p>252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3" calcext:value-type="float">
            <text:p>3805110044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1" calcext:value-type="float">
            <text:p>252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4" calcext:value-type="float">
            <text:p>3805110044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2" calcext:value-type="float">
            <text:p>252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5" calcext:value-type="float">
            <text:p>3805110044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3" calcext:value-type="float">
            <text:p>252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6" calcext:value-type="float">
            <text:p>3805110044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4" calcext:value-type="float">
            <text:p>252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7" calcext:value-type="float">
            <text:p>3805110044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5" calcext:value-type="float">
            <text:p>252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8" calcext:value-type="float">
            <text:p>3805110044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6" calcext:value-type="float">
            <text:p>252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39" calcext:value-type="float">
            <text:p>3805110044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297" calcext:value-type="float">
            <text:p>252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0" calcext:value-type="float">
            <text:p>3805110044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TL_20_Metadata" office:value-type="string" calcext:value-type="string">
            <text:p>Kolom 8 (mannen 16 jaar en ouder): de gedrukte bron geeft 5. Dit moet zijn 0; Kolom 10 (totaal aantal vrouwen): de gedrukte bron geeft 5. Dit moet zijn 0; Kolom 11 (algemeen totaal):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TL_20_Metadata" office:value-type="float" office:value="25298" calcext:value-type="float">
            <text:p>252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1" calcext:value-type="float">
            <text:p>3805110044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style-name="TL_20_Metadata" table:number-columns-repeated="3"/>
          <table:table-cell table:style-name="TL_20_Metadata" office:value-type="string" calcext:value-type="string">
            <text:p>Kolom 8 (mannen 16 jaar en ouder): de gedrukte bron geeft 15. Dit moet zijn 20; Kolom 10 (totaal aantal vrouwen): de gedrukte bron geeft 15. Dit moet zijn 20; Kolom 11 (algemeen totaal): de gedrukte bron geeft 446. Dit moet zijn 451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table:style-name="TL_20_Metadata" office:value-type="float" office:value="25299" calcext:value-type="float">
            <text:p>252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2" calcext:value-type="float">
            <text:p>3805110044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0" calcext:value-type="float">
            <text:p>253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3" calcext:value-type="float">
            <text:p>3805110044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1" calcext:value-type="float">
            <text:p>253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4" calcext:value-type="float">
            <text:p>3805110044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2" calcext:value-type="float">
            <text:p>253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5" calcext:value-type="float">
            <text:p>3805110044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3" calcext:value-type="float">
            <text:p>253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6" calcext:value-type="float">
            <text:p>3805110044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4" calcext:value-type="float">
            <text:p>253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7" calcext:value-type="float">
            <text:p>3805110044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5" calcext:value-type="float">
            <text:p>253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8" calcext:value-type="float">
            <text:p>3805110044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6" calcext:value-type="float">
            <text:p>253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49" calcext:value-type="float">
            <text:p>380511004401049</text:p>
          </table:table-cell>
          <table:table-cell table:style-name="TL_20_Metadata" office:value-type="string" calcext:value-type="string">
            <text:p>3805110044010491 <text:s/>Hieronder ééne waarvan de ouderdom onbekend is.</text:p>
          </table:table-cell>
          <table:table-cell table:style-name="TL_20_Metadata" office:value-type="string" calcext:value-type="string">
            <text:p>x</text:p>
          </table:table-cell>
          <table:table-cell table:style-name="TL_20_Metadata" table:number-columns-repeated="2"/>
          <table:table-cell table:style-name="TL_20_Metadata" office:value-type="string" calcext:value-type="string">
            <text:p>De inhoud van noot 1 in kolom Q is verkeerd weergegeven. Hier is de gecorrigeerde noot vermeld.</text:p>
          </table:table-cell>
          <table:table-cell table:number-columns-repeated="1016"/>
        </table:table-row>
        <table:table-row table:style-name="ro5">
          <table:table-cell table:style-name="TL_20_Metadata" office:value-type="float" office:value="25307" calcext:value-type="float">
            <text:p>253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50" calcext:value-type="float">
            <text:p>3805110044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8" calcext:value-type="float">
            <text:p>253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51" calcext:value-type="float">
            <text:p>3805110044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09" calcext:value-type="float">
            <text:p>253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52" calcext:value-type="float">
            <text:p>3805110044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0" calcext:value-type="float">
            <text:p>253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401053" calcext:value-type="float">
            <text:p>3805110044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1" calcext:value-type="float">
            <text:p>253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1" calcext:value-type="float">
            <text:p>3805110045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2" calcext:value-type="float">
            <text:p>253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2" calcext:value-type="float">
            <text:p>3805110045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3" calcext:value-type="float">
            <text:p>253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3" calcext:value-type="float">
            <text:p>3805110045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4" calcext:value-type="float">
            <text:p>253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4" calcext:value-type="float">
            <text:p>3805110045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5" calcext:value-type="float">
            <text:p>253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5" calcext:value-type="float">
            <text:p>3805110045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6" calcext:value-type="float">
            <text:p>253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6" calcext:value-type="float">
            <text:p>3805110045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7" calcext:value-type="float">
            <text:p>253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7" calcext:value-type="float">
            <text:p>3805110045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8" calcext:value-type="float">
            <text:p>253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8" calcext:value-type="float">
            <text:p>3805110045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19" calcext:value-type="float">
            <text:p>253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09" calcext:value-type="float">
            <text:p>3805110045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0" calcext:value-type="float">
            <text:p>253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0" calcext:value-type="float">
            <text:p>3805110045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1" calcext:value-type="float">
            <text:p>253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1" calcext:value-type="float">
            <text:p>3805110045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2" calcext:value-type="float">
            <text:p>253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2" calcext:value-type="float">
            <text:p>3805110045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3" calcext:value-type="float">
            <text:p>253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3" calcext:value-type="float">
            <text:p>3805110045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4" calcext:value-type="float">
            <text:p>253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4" calcext:value-type="float">
            <text:p>3805110045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5" calcext:value-type="float">
            <text:p>253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5" calcext:value-type="float">
            <text:p>3805110045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6" calcext:value-type="float">
            <text:p>253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6" calcext:value-type="float">
            <text:p>3805110045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7" calcext:value-type="float">
            <text:p>253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7" calcext:value-type="float">
            <text:p>3805110045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8" calcext:value-type="float">
            <text:p>253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8" calcext:value-type="float">
            <text:p>3805110045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29" calcext:value-type="float">
            <text:p>253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19" calcext:value-type="float">
            <text:p>3805110045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0" calcext:value-type="float">
            <text:p>253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0" calcext:value-type="float">
            <text:p>3805110045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1" calcext:value-type="float">
            <text:p>253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1" calcext:value-type="float">
            <text:p>3805110045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2" calcext:value-type="float">
            <text:p>253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2" calcext:value-type="float">
            <text:p>3805110045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3" calcext:value-type="float">
            <text:p>253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3" calcext:value-type="float">
            <text:p>3805110045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4" calcext:value-type="float">
            <text:p>253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4" calcext:value-type="float">
            <text:p>3805110045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5" calcext:value-type="float">
            <text:p>253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5" calcext:value-type="float">
            <text:p>3805110045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6" calcext:value-type="float">
            <text:p>253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6" calcext:value-type="float">
            <text:p>3805110045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7" calcext:value-type="float">
            <text:p>253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7" calcext:value-type="float">
            <text:p>3805110045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8" calcext:value-type="float">
            <text:p>253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8" calcext:value-type="float">
            <text:p>3805110045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39" calcext:value-type="float">
            <text:p>253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29" calcext:value-type="float">
            <text:p>3805110045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0" calcext:value-type="float">
            <text:p>253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0" calcext:value-type="float">
            <text:p>3805110045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1" calcext:value-type="float">
            <text:p>253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1" calcext:value-type="float">
            <text:p>3805110045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2" calcext:value-type="float">
            <text:p>253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2" calcext:value-type="float">
            <text:p>3805110045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3" calcext:value-type="float">
            <text:p>253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3" calcext:value-type="float">
            <text:p>3805110045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4" calcext:value-type="float">
            <text:p>253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4" calcext:value-type="float">
            <text:p>3805110045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5" calcext:value-type="float">
            <text:p>253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5" calcext:value-type="float">
            <text:p>3805110045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6" calcext:value-type="float">
            <text:p>253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6" calcext:value-type="float">
            <text:p>3805110045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7" calcext:value-type="float">
            <text:p>253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7" calcext:value-type="float">
            <text:p>3805110045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8" calcext:value-type="float">
            <text:p>253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8" calcext:value-type="float">
            <text:p>3805110045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49" calcext:value-type="float">
            <text:p>253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39" calcext:value-type="float">
            <text:p>3805110045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0" calcext:value-type="float">
            <text:p>253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0" calcext:value-type="float">
            <text:p>3805110045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1" calcext:value-type="float">
            <text:p>253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1" calcext:value-type="float">
            <text:p>3805110045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2" calcext:value-type="float">
            <text:p>253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2" calcext:value-type="float">
            <text:p>3805110045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3" calcext:value-type="float">
            <text:p>253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3" calcext:value-type="float">
            <text:p>3805110045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4" calcext:value-type="float">
            <text:p>253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4" calcext:value-type="float">
            <text:p>3805110045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5" calcext:value-type="float">
            <text:p>253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5" calcext:value-type="float">
            <text:p>3805110045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6" calcext:value-type="float">
            <text:p>253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6" calcext:value-type="float">
            <text:p>3805110045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7" calcext:value-type="float">
            <text:p>253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7" calcext:value-type="float">
            <text:p>3805110045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8" calcext:value-type="float">
            <text:p>253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8" calcext:value-type="float">
            <text:p>3805110045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59" calcext:value-type="float">
            <text:p>253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49" calcext:value-type="float">
            <text:p>3805110045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0" calcext:value-type="float">
            <text:p>253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50" calcext:value-type="float">
            <text:p>3805110045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1" calcext:value-type="float">
            <text:p>253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1004501051" calcext:value-type="float">
            <text:p>3805110045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2" calcext:value-type="float">
            <text:p>253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1" calcext:value-type="float">
            <text:p>380512004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3" calcext:value-type="float">
            <text:p>253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2" calcext:value-type="float">
            <text:p>380512004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4" calcext:value-type="float">
            <text:p>253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3" calcext:value-type="float">
            <text:p>380512004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5" calcext:value-type="float">
            <text:p>253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4" calcext:value-type="float">
            <text:p>380512004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6" calcext:value-type="float">
            <text:p>253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5" calcext:value-type="float">
            <text:p>380512004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7" calcext:value-type="float">
            <text:p>253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6" calcext:value-type="float">
            <text:p>380512004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8" calcext:value-type="float">
            <text:p>253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7" calcext:value-type="float">
            <text:p>380512004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69" calcext:value-type="float">
            <text:p>253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8" calcext:value-type="float">
            <text:p>380512004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0" calcext:value-type="float">
            <text:p>253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09" calcext:value-type="float">
            <text:p>380512004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1" calcext:value-type="float">
            <text:p>253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0" calcext:value-type="float">
            <text:p>380512004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2" calcext:value-type="float">
            <text:p>253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1" calcext:value-type="float">
            <text:p>380512004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3" calcext:value-type="float">
            <text:p>253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2" calcext:value-type="float">
            <text:p>380512004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4" calcext:value-type="float">
            <text:p>253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3" calcext:value-type="float">
            <text:p>380512004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5" calcext:value-type="float">
            <text:p>253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4" calcext:value-type="float">
            <text:p>380512004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6" calcext:value-type="float">
            <text:p>253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5" calcext:value-type="float">
            <text:p>380512004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7" calcext:value-type="float">
            <text:p>253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6" calcext:value-type="float">
            <text:p>380512004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8" calcext:value-type="float">
            <text:p>253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7" calcext:value-type="float">
            <text:p>380512004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79" calcext:value-type="float">
            <text:p>253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8" calcext:value-type="float">
            <text:p>380512004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0" calcext:value-type="float">
            <text:p>253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19" calcext:value-type="float">
            <text:p>380512004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1" calcext:value-type="float">
            <text:p>253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0" calcext:value-type="float">
            <text:p>380512004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2" calcext:value-type="float">
            <text:p>253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1" calcext:value-type="float">
            <text:p>380512004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3" calcext:value-type="float">
            <text:p>253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2" calcext:value-type="float">
            <text:p>380512004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4" calcext:value-type="float">
            <text:p>253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3" calcext:value-type="float">
            <text:p>380512004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5" calcext:value-type="float">
            <text:p>253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4" calcext:value-type="float">
            <text:p>380512004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6" calcext:value-type="float">
            <text:p>253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5" calcext:value-type="float">
            <text:p>380512004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7" calcext:value-type="float">
            <text:p>253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6" calcext:value-type="float">
            <text:p>380512004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8" calcext:value-type="float">
            <text:p>253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7" calcext:value-type="float">
            <text:p>380512004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89" calcext:value-type="float">
            <text:p>253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8" calcext:value-type="float">
            <text:p>380512004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0" calcext:value-type="float">
            <text:p>253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29" calcext:value-type="float">
            <text:p>380512004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1" calcext:value-type="float">
            <text:p>253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0" calcext:value-type="float">
            <text:p>380512004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2" calcext:value-type="float">
            <text:p>253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1" calcext:value-type="float">
            <text:p>380512004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3" calcext:value-type="float">
            <text:p>253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2" calcext:value-type="float">
            <text:p>380512004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4" calcext:value-type="float">
            <text:p>253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3" calcext:value-type="float">
            <text:p>380512004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5" calcext:value-type="float">
            <text:p>253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4" calcext:value-type="float">
            <text:p>380512004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6" calcext:value-type="float">
            <text:p>253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5" calcext:value-type="float">
            <text:p>380512004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7" calcext:value-type="float">
            <text:p>253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6" calcext:value-type="float">
            <text:p>380512004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8" calcext:value-type="float">
            <text:p>253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7" calcext:value-type="float">
            <text:p>380512004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399" calcext:value-type="float">
            <text:p>253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8" calcext:value-type="float">
            <text:p>380512004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0" calcext:value-type="float">
            <text:p>254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39" calcext:value-type="float">
            <text:p>380512004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1" calcext:value-type="float">
            <text:p>254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0" calcext:value-type="float">
            <text:p>380512004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2" calcext:value-type="float">
            <text:p>254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1" calcext:value-type="float">
            <text:p>380512004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3" calcext:value-type="float">
            <text:p>254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2" calcext:value-type="float">
            <text:p>380512004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4" calcext:value-type="float">
            <text:p>254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3" calcext:value-type="float">
            <text:p>380512004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5" calcext:value-type="float">
            <text:p>254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4" calcext:value-type="float">
            <text:p>380512004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6" calcext:value-type="float">
            <text:p>254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5" calcext:value-type="float">
            <text:p>380512004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7" calcext:value-type="float">
            <text:p>254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6" calcext:value-type="float">
            <text:p>380512004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8" calcext:value-type="float">
            <text:p>254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7" calcext:value-type="float">
            <text:p>380512004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09" calcext:value-type="float">
            <text:p>254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8" calcext:value-type="float">
            <text:p>380512004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0" calcext:value-type="float">
            <text:p>254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49" calcext:value-type="float">
            <text:p>3805120046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1" calcext:value-type="float">
            <text:p>254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50" calcext:value-type="float">
            <text:p>380512004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2" calcext:value-type="float">
            <text:p>254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51" calcext:value-type="float">
            <text:p>380512004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3" calcext:value-type="float">
            <text:p>254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52" calcext:value-type="float">
            <text:p>380512004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4" calcext:value-type="float">
            <text:p>254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601053" calcext:value-type="float">
            <text:p>3805120046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5" calcext:value-type="float">
            <text:p>254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1" calcext:value-type="float">
            <text:p>380512004701001</text:p>
          </table:table-cell>
          <table:table-cell table:style-name="TL_20_Metadata" office:value-type="string" calcext:value-type="string">
            <text:p>380512004701001* <text:s/>Hieronder begrepen de fabrijkanten van katoen, henni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6" calcext:value-type="float">
            <text:p>254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2" calcext:value-type="float">
            <text:p>380512004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7" calcext:value-type="float">
            <text:p>254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3" calcext:value-type="float">
            <text:p>380512004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8" calcext:value-type="float">
            <text:p>254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4" calcext:value-type="float">
            <text:p>380512004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19" calcext:value-type="float">
            <text:p>254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5" calcext:value-type="float">
            <text:p>380512004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0" calcext:value-type="float">
            <text:p>254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6" calcext:value-type="float">
            <text:p>380512004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1" calcext:value-type="float">
            <text:p>254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7" calcext:value-type="float">
            <text:p>380512004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2" calcext:value-type="float">
            <text:p>254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8" calcext:value-type="float">
            <text:p>380512004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3" calcext:value-type="float">
            <text:p>254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09" calcext:value-type="float">
            <text:p>380512004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4" calcext:value-type="float">
            <text:p>254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0" calcext:value-type="float">
            <text:p>380512004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5" calcext:value-type="float">
            <text:p>254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1" calcext:value-type="float">
            <text:p>380512004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6" calcext:value-type="float">
            <text:p>254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2" calcext:value-type="float">
            <text:p>380512004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7" calcext:value-type="float">
            <text:p>254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3" calcext:value-type="float">
            <text:p>380512004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8" calcext:value-type="float">
            <text:p>254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4" calcext:value-type="float">
            <text:p>380512004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29" calcext:value-type="float">
            <text:p>254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5" calcext:value-type="float">
            <text:p>380512004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0" calcext:value-type="float">
            <text:p>254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6" calcext:value-type="float">
            <text:p>380512004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1" calcext:value-type="float">
            <text:p>254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7" calcext:value-type="float">
            <text:p>380512004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2" calcext:value-type="float">
            <text:p>254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8" calcext:value-type="float">
            <text:p>380512004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3" calcext:value-type="float">
            <text:p>254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19" calcext:value-type="float">
            <text:p>380512004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4" calcext:value-type="float">
            <text:p>254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0" calcext:value-type="float">
            <text:p>380512004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5" calcext:value-type="float">
            <text:p>254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1" calcext:value-type="float">
            <text:p>380512004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6" calcext:value-type="float">
            <text:p>254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2" calcext:value-type="float">
            <text:p>380512004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7" calcext:value-type="float">
            <text:p>254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3" calcext:value-type="float">
            <text:p>380512004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8" calcext:value-type="float">
            <text:p>254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4" calcext:value-type="float">
            <text:p>380512004701024</text:p>
          </table:table-cell>
          <table:table-cell table:style-name="TL_20_Metadata" office:value-type="string" calcext:value-type="string">
            <text:p>3805120047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39" calcext:value-type="float">
            <text:p>254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5" calcext:value-type="float">
            <text:p>380512004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0" calcext:value-type="float">
            <text:p>254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6" calcext:value-type="float">
            <text:p>380512004701026</text:p>
          </table:table-cell>
          <table:table-cell table:style-name="TL_20_Metadata" office:value-type="string" calcext:value-type="string">
            <text:p>3805120047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1" calcext:value-type="float">
            <text:p>254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7" calcext:value-type="float">
            <text:p>380512004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2" calcext:value-type="float">
            <text:p>254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8" calcext:value-type="float">
            <text:p>380512004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3" calcext:value-type="float">
            <text:p>254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29" calcext:value-type="float">
            <text:p>380512004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4" calcext:value-type="float">
            <text:p>254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0" calcext:value-type="float">
            <text:p>380512004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5" calcext:value-type="float">
            <text:p>254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1" calcext:value-type="float">
            <text:p>380512004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6" calcext:value-type="float">
            <text:p>254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2" calcext:value-type="float">
            <text:p>380512004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7" calcext:value-type="float">
            <text:p>254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3" calcext:value-type="float">
            <text:p>380512004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8" calcext:value-type="float">
            <text:p>254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4" calcext:value-type="float">
            <text:p>380512004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49" calcext:value-type="float">
            <text:p>254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5" calcext:value-type="float">
            <text:p>380512004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0" calcext:value-type="float">
            <text:p>254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6" calcext:value-type="float">
            <text:p>380512004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1" calcext:value-type="float">
            <text:p>254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7" calcext:value-type="float">
            <text:p>380512004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2" calcext:value-type="float">
            <text:p>254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8" calcext:value-type="float">
            <text:p>380512004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3" calcext:value-type="float">
            <text:p>254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39" calcext:value-type="float">
            <text:p>380512004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4" calcext:value-type="float">
            <text:p>254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0" calcext:value-type="float">
            <text:p>380512004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5" calcext:value-type="float">
            <text:p>254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1" calcext:value-type="float">
            <text:p>380512004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6" calcext:value-type="float">
            <text:p>254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2" calcext:value-type="float">
            <text:p>380512004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7" calcext:value-type="float">
            <text:p>254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3" calcext:value-type="float">
            <text:p>380512004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8" calcext:value-type="float">
            <text:p>254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4" calcext:value-type="float">
            <text:p>380512004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59" calcext:value-type="float">
            <text:p>254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5" calcext:value-type="float">
            <text:p>380512004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0" calcext:value-type="float">
            <text:p>254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6" calcext:value-type="float">
            <text:p>380512004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1" calcext:value-type="float">
            <text:p>254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7" calcext:value-type="float">
            <text:p>380512004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2" calcext:value-type="float">
            <text:p>254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8" calcext:value-type="float">
            <text:p>380512004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3" calcext:value-type="float">
            <text:p>254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49" calcext:value-type="float">
            <text:p>380512004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4" calcext:value-type="float">
            <text:p>254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2004701050" calcext:value-type="float">
            <text:p>380512004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5" calcext:value-type="float">
            <text:p>254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1" calcext:value-type="float">
            <text:p>380513004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6" calcext:value-type="float">
            <text:p>254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2" calcext:value-type="float">
            <text:p>380513004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7" calcext:value-type="float">
            <text:p>254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3" calcext:value-type="float">
            <text:p>380513004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8" calcext:value-type="float">
            <text:p>254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4" calcext:value-type="float">
            <text:p>380513004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69" calcext:value-type="float">
            <text:p>254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5" calcext:value-type="float">
            <text:p>380513004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0" calcext:value-type="float">
            <text:p>254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6" calcext:value-type="float">
            <text:p>380513004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1" calcext:value-type="float">
            <text:p>254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7" calcext:value-type="float">
            <text:p>380513004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2" calcext:value-type="float">
            <text:p>254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8" calcext:value-type="float">
            <text:p>380513004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3" calcext:value-type="float">
            <text:p>254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09" calcext:value-type="float">
            <text:p>380513004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4" calcext:value-type="float">
            <text:p>254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0" calcext:value-type="float">
            <text:p>380513004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5" calcext:value-type="float">
            <text:p>254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1" calcext:value-type="float">
            <text:p>380513004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6" calcext:value-type="float">
            <text:p>254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2" calcext:value-type="float">
            <text:p>380513004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7" calcext:value-type="float">
            <text:p>254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3" calcext:value-type="float">
            <text:p>380513004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8" calcext:value-type="float">
            <text:p>254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4" calcext:value-type="float">
            <text:p>380513004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79" calcext:value-type="float">
            <text:p>254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5" calcext:value-type="float">
            <text:p>380513004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0" calcext:value-type="float">
            <text:p>254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6" calcext:value-type="float">
            <text:p>380513004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1" calcext:value-type="float">
            <text:p>254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7" calcext:value-type="float">
            <text:p>380513004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2" calcext:value-type="float">
            <text:p>254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8" calcext:value-type="float">
            <text:p>380513004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3" calcext:value-type="float">
            <text:p>254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19" calcext:value-type="float">
            <text:p>380513004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4" calcext:value-type="float">
            <text:p>254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0" calcext:value-type="float">
            <text:p>380513004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5" calcext:value-type="float">
            <text:p>254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1" calcext:value-type="float">
            <text:p>380513004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6" calcext:value-type="float">
            <text:p>254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2" calcext:value-type="float">
            <text:p>380513004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7" calcext:value-type="float">
            <text:p>254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3" calcext:value-type="float">
            <text:p>380513004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8" calcext:value-type="float">
            <text:p>254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4" calcext:value-type="float">
            <text:p>380513004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89" calcext:value-type="float">
            <text:p>254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5" calcext:value-type="float">
            <text:p>380513004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0" calcext:value-type="float">
            <text:p>254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6" calcext:value-type="float">
            <text:p>380513004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1" calcext:value-type="float">
            <text:p>254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7" calcext:value-type="float">
            <text:p>380513004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2" calcext:value-type="float">
            <text:p>254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8" calcext:value-type="float">
            <text:p>380513004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3" calcext:value-type="float">
            <text:p>254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29" calcext:value-type="float">
            <text:p>380513004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4" calcext:value-type="float">
            <text:p>254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0" calcext:value-type="float">
            <text:p>380513004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5" calcext:value-type="float">
            <text:p>254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1" calcext:value-type="float">
            <text:p>380513004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6" calcext:value-type="float">
            <text:p>254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2" calcext:value-type="float">
            <text:p>380513004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7" calcext:value-type="float">
            <text:p>254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3" calcext:value-type="float">
            <text:p>380513004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8" calcext:value-type="float">
            <text:p>254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4" calcext:value-type="float">
            <text:p>380513004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499" calcext:value-type="float">
            <text:p>254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5" calcext:value-type="float">
            <text:p>380513004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0" calcext:value-type="float">
            <text:p>255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6" calcext:value-type="float">
            <text:p>380513004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1" calcext:value-type="float">
            <text:p>255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7" calcext:value-type="float">
            <text:p>380513004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2" calcext:value-type="float">
            <text:p>255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8" calcext:value-type="float">
            <text:p>380513004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3" calcext:value-type="float">
            <text:p>255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39" calcext:value-type="float">
            <text:p>380513004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4" calcext:value-type="float">
            <text:p>255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0" calcext:value-type="float">
            <text:p>380513004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5" calcext:value-type="float">
            <text:p>255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1" calcext:value-type="float">
            <text:p>380513004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6" calcext:value-type="float">
            <text:p>255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2" calcext:value-type="float">
            <text:p>380513004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7" calcext:value-type="float">
            <text:p>255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3" calcext:value-type="float">
            <text:p>380513004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8" calcext:value-type="float">
            <text:p>255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4" calcext:value-type="float">
            <text:p>380513004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09" calcext:value-type="float">
            <text:p>255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5" calcext:value-type="float">
            <text:p>380513004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0" calcext:value-type="float">
            <text:p>255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6" calcext:value-type="float">
            <text:p>380513004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1" calcext:value-type="float">
            <text:p>255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7" calcext:value-type="float">
            <text:p>380513004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2" calcext:value-type="float">
            <text:p>255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8" calcext:value-type="float">
            <text:p>380513004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3" calcext:value-type="float">
            <text:p>255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49" calcext:value-type="float">
            <text:p>380513004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4" calcext:value-type="float">
            <text:p>255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50" calcext:value-type="float">
            <text:p>380513004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5" calcext:value-type="float">
            <text:p>255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51" calcext:value-type="float">
            <text:p>380513004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6" calcext:value-type="float">
            <text:p>255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801052" calcext:value-type="float">
            <text:p>380513004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7" calcext:value-type="float">
            <text:p>255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1" calcext:value-type="float">
            <text:p>3805130049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8" calcext:value-type="float">
            <text:p>255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2" calcext:value-type="float">
            <text:p>380513004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19" calcext:value-type="float">
            <text:p>255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3" calcext:value-type="float">
            <text:p>380513004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0" calcext:value-type="float">
            <text:p>255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4" calcext:value-type="float">
            <text:p>380513004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1" calcext:value-type="float">
            <text:p>255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5" calcext:value-type="float">
            <text:p>380513004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2" calcext:value-type="float">
            <text:p>255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6" calcext:value-type="float">
            <text:p>380513004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3" calcext:value-type="float">
            <text:p>255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7" calcext:value-type="float">
            <text:p>380513004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4" calcext:value-type="float">
            <text:p>255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8" calcext:value-type="float">
            <text:p>380513004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5" calcext:value-type="float">
            <text:p>255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09" calcext:value-type="float">
            <text:p>380513004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6" calcext:value-type="float">
            <text:p>255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0" calcext:value-type="float">
            <text:p>380513004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7" calcext:value-type="float">
            <text:p>255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1" calcext:value-type="float">
            <text:p>380513004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8" calcext:value-type="float">
            <text:p>255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2" calcext:value-type="float">
            <text:p>380513004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29" calcext:value-type="float">
            <text:p>255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3" calcext:value-type="float">
            <text:p>380513004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0" calcext:value-type="float">
            <text:p>255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4" calcext:value-type="float">
            <text:p>380513004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1" calcext:value-type="float">
            <text:p>255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5" calcext:value-type="float">
            <text:p>380513004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2" calcext:value-type="float">
            <text:p>255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6" calcext:value-type="float">
            <text:p>380513004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3" calcext:value-type="float">
            <text:p>255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7" calcext:value-type="float">
            <text:p>380513004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4" calcext:value-type="float">
            <text:p>255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8" calcext:value-type="float">
            <text:p>380513004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5" calcext:value-type="float">
            <text:p>255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19" calcext:value-type="float">
            <text:p>380513004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6" calcext:value-type="float">
            <text:p>255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0" calcext:value-type="float">
            <text:p>380513004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7" calcext:value-type="float">
            <text:p>255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1" calcext:value-type="float">
            <text:p>380513004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8" calcext:value-type="float">
            <text:p>255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2" calcext:value-type="float">
            <text:p>380513004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39" calcext:value-type="float">
            <text:p>255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3" calcext:value-type="float">
            <text:p>380513004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0" calcext:value-type="float">
            <text:p>255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4" calcext:value-type="float">
            <text:p>3805130049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1" calcext:value-type="float">
            <text:p>255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5" calcext:value-type="float">
            <text:p>380513004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2" calcext:value-type="float">
            <text:p>255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6" calcext:value-type="float">
            <text:p>3805130049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3" calcext:value-type="float">
            <text:p>255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7" calcext:value-type="float">
            <text:p>380513004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4" calcext:value-type="float">
            <text:p>255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8" calcext:value-type="float">
            <text:p>380513004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5" calcext:value-type="float">
            <text:p>255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29" calcext:value-type="float">
            <text:p>380513004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6" calcext:value-type="float">
            <text:p>255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0" calcext:value-type="float">
            <text:p>380513004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7" calcext:value-type="float">
            <text:p>255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1" calcext:value-type="float">
            <text:p>380513004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8" calcext:value-type="float">
            <text:p>255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2" calcext:value-type="float">
            <text:p>380513004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49" calcext:value-type="float">
            <text:p>255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3" calcext:value-type="float">
            <text:p>380513004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0" calcext:value-type="float">
            <text:p>255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4" calcext:value-type="float">
            <text:p>380513004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1" calcext:value-type="float">
            <text:p>255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5" calcext:value-type="float">
            <text:p>380513004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2" calcext:value-type="float">
            <text:p>255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6" calcext:value-type="float">
            <text:p>3805130049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3" calcext:value-type="float">
            <text:p>255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7" calcext:value-type="float">
            <text:p>380513004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4" calcext:value-type="float">
            <text:p>255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3004901038" calcext:value-type="float">
            <text:p>380513004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5" calcext:value-type="float">
            <text:p>255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1" calcext:value-type="float">
            <text:p>380514005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6" calcext:value-type="float">
            <text:p>255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2" calcext:value-type="float">
            <text:p>380514005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7" calcext:value-type="float">
            <text:p>255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3" calcext:value-type="float">
            <text:p>380514005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8" calcext:value-type="float">
            <text:p>255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4" calcext:value-type="float">
            <text:p>380514005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59" calcext:value-type="float">
            <text:p>255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5" calcext:value-type="float">
            <text:p>380514005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0" calcext:value-type="float">
            <text:p>255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6" calcext:value-type="float">
            <text:p>380514005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1" calcext:value-type="float">
            <text:p>255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7" calcext:value-type="float">
            <text:p>380514005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2" calcext:value-type="float">
            <text:p>255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8" calcext:value-type="float">
            <text:p>380514005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3" calcext:value-type="float">
            <text:p>255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09" calcext:value-type="float">
            <text:p>380514005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4" calcext:value-type="float">
            <text:p>255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0" calcext:value-type="float">
            <text:p>380514005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5" calcext:value-type="float">
            <text:p>255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1" calcext:value-type="float">
            <text:p>380514005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6" calcext:value-type="float">
            <text:p>255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2" calcext:value-type="float">
            <text:p>380514005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7" calcext:value-type="float">
            <text:p>255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3" calcext:value-type="float">
            <text:p>380514005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8" calcext:value-type="float">
            <text:p>255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4" calcext:value-type="float">
            <text:p>380514005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69" calcext:value-type="float">
            <text:p>255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5" calcext:value-type="float">
            <text:p>380514005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0" calcext:value-type="float">
            <text:p>255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6" calcext:value-type="float">
            <text:p>380514005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1" calcext:value-type="float">
            <text:p>255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7" calcext:value-type="float">
            <text:p>380514005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2" calcext:value-type="float">
            <text:p>255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8" calcext:value-type="float">
            <text:p>380514005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3" calcext:value-type="float">
            <text:p>255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19" calcext:value-type="float">
            <text:p>380514005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4" calcext:value-type="float">
            <text:p>255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0" calcext:value-type="float">
            <text:p>380514005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5" calcext:value-type="float">
            <text:p>255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1" calcext:value-type="float">
            <text:p>380514005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6" calcext:value-type="float">
            <text:p>255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2" calcext:value-type="float">
            <text:p>380514005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7" calcext:value-type="float">
            <text:p>255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3" calcext:value-type="float">
            <text:p>380514005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8" calcext:value-type="float">
            <text:p>255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4" calcext:value-type="float">
            <text:p>380514005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79" calcext:value-type="float">
            <text:p>255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5" calcext:value-type="float">
            <text:p>380514005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0" calcext:value-type="float">
            <text:p>255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6" calcext:value-type="float">
            <text:p>380514005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1" calcext:value-type="float">
            <text:p>255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7" calcext:value-type="float">
            <text:p>380514005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2" calcext:value-type="float">
            <text:p>255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8" calcext:value-type="float">
            <text:p>380514005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3" calcext:value-type="float">
            <text:p>255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29" calcext:value-type="float">
            <text:p>380514005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4" calcext:value-type="float">
            <text:p>255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0" calcext:value-type="float">
            <text:p>380514005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5" calcext:value-type="float">
            <text:p>255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1" calcext:value-type="float">
            <text:p>380514005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6" calcext:value-type="float">
            <text:p>255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2" calcext:value-type="float">
            <text:p>380514005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7" calcext:value-type="float">
            <text:p>255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3" calcext:value-type="float">
            <text:p>380514005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8" calcext:value-type="float">
            <text:p>255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4" calcext:value-type="float">
            <text:p>380514005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89" calcext:value-type="float">
            <text:p>255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5" calcext:value-type="float">
            <text:p>380514005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0" calcext:value-type="float">
            <text:p>255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6" calcext:value-type="float">
            <text:p>380514005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1" calcext:value-type="float">
            <text:p>255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7" calcext:value-type="float">
            <text:p>380514005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2" calcext:value-type="float">
            <text:p>255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8" calcext:value-type="float">
            <text:p>380514005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3" calcext:value-type="float">
            <text:p>255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39" calcext:value-type="float">
            <text:p>380514005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4" calcext:value-type="float">
            <text:p>255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0" calcext:value-type="float">
            <text:p>380514005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5" calcext:value-type="float">
            <text:p>255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1" calcext:value-type="float">
            <text:p>380514005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6" calcext:value-type="float">
            <text:p>255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2" calcext:value-type="float">
            <text:p>380514005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7" calcext:value-type="float">
            <text:p>255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3" calcext:value-type="float">
            <text:p>380514005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8" calcext:value-type="float">
            <text:p>255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4" calcext:value-type="float">
            <text:p>380514005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599" calcext:value-type="float">
            <text:p>255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5" calcext:value-type="float">
            <text:p>380514005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0" calcext:value-type="float">
            <text:p>256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6" calcext:value-type="float">
            <text:p>380514005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1" calcext:value-type="float">
            <text:p>256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7" calcext:value-type="float">
            <text:p>380514005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2" calcext:value-type="float">
            <text:p>256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8" calcext:value-type="float">
            <text:p>380514005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3" calcext:value-type="float">
            <text:p>256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49" calcext:value-type="float">
            <text:p>380514005001049</text:p>
          </table:table-cell>
          <table:table-cell table:style-name="TL_20_Metadata" office:value-type="string" calcext:value-type="string">
            <text:p>3805140050010491 <text:s/>Hieronder eene waarvan de ouderdom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4" calcext:value-type="float">
            <text:p>256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50" calcext:value-type="float">
            <text:p>380514005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5" calcext:value-type="float">
            <text:p>256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51" calcext:value-type="float">
            <text:p>380514005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6" calcext:value-type="float">
            <text:p>256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52" calcext:value-type="float">
            <text:p>380514005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7" calcext:value-type="float">
            <text:p>256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001053" calcext:value-type="float">
            <text:p>3805140050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8" calcext:value-type="float">
            <text:p>256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1" calcext:value-type="float">
            <text:p>3805140051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09" calcext:value-type="float">
            <text:p>256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2" calcext:value-type="float">
            <text:p>380514005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0" calcext:value-type="float">
            <text:p>256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3" calcext:value-type="float">
            <text:p>380514005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1" calcext:value-type="float">
            <text:p>256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4" calcext:value-type="float">
            <text:p>380514005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2" calcext:value-type="float">
            <text:p>256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5" calcext:value-type="float">
            <text:p>380514005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3" calcext:value-type="float">
            <text:p>256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6" calcext:value-type="float">
            <text:p>380514005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4" calcext:value-type="float">
            <text:p>256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7" calcext:value-type="float">
            <text:p>380514005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5" calcext:value-type="float">
            <text:p>256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8" calcext:value-type="float">
            <text:p>380514005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6" calcext:value-type="float">
            <text:p>256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09" calcext:value-type="float">
            <text:p>380514005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7" calcext:value-type="float">
            <text:p>256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0" calcext:value-type="float">
            <text:p>380514005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8" calcext:value-type="float">
            <text:p>256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1" calcext:value-type="float">
            <text:p>380514005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19" calcext:value-type="float">
            <text:p>256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2" calcext:value-type="float">
            <text:p>380514005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0" calcext:value-type="float">
            <text:p>256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3" calcext:value-type="float">
            <text:p>380514005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1" calcext:value-type="float">
            <text:p>256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4" calcext:value-type="float">
            <text:p>380514005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2" calcext:value-type="float">
            <text:p>256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5" calcext:value-type="float">
            <text:p>380514005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3" calcext:value-type="float">
            <text:p>256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6" calcext:value-type="float">
            <text:p>380514005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4" calcext:value-type="float">
            <text:p>256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7" calcext:value-type="float">
            <text:p>380514005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5" calcext:value-type="float">
            <text:p>256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8" calcext:value-type="float">
            <text:p>380514005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6" calcext:value-type="float">
            <text:p>256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19" calcext:value-type="float">
            <text:p>380514005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7" calcext:value-type="float">
            <text:p>256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0" calcext:value-type="float">
            <text:p>380514005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8" calcext:value-type="float">
            <text:p>256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1" calcext:value-type="float">
            <text:p>380514005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29" calcext:value-type="float">
            <text:p>256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2" calcext:value-type="float">
            <text:p>380514005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0" calcext:value-type="float">
            <text:p>256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3" calcext:value-type="float">
            <text:p>380514005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1" calcext:value-type="float">
            <text:p>256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4" calcext:value-type="float">
            <text:p>3805140051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2" calcext:value-type="float">
            <text:p>256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5" calcext:value-type="float">
            <text:p>380514005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3" calcext:value-type="float">
            <text:p>256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6" calcext:value-type="float">
            <text:p>3805140051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4" calcext:value-type="float">
            <text:p>256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7" calcext:value-type="float">
            <text:p>380514005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5" calcext:value-type="float">
            <text:p>256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8" calcext:value-type="float">
            <text:p>380514005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6" calcext:value-type="float">
            <text:p>256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29" calcext:value-type="float">
            <text:p>380514005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7" calcext:value-type="float">
            <text:p>256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0" calcext:value-type="float">
            <text:p>380514005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8" calcext:value-type="float">
            <text:p>256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1" calcext:value-type="float">
            <text:p>380514005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39" calcext:value-type="float">
            <text:p>256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2" calcext:value-type="float">
            <text:p>380514005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0" calcext:value-type="float">
            <text:p>256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3" calcext:value-type="float">
            <text:p>380514005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1" calcext:value-type="float">
            <text:p>256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4" calcext:value-type="float">
            <text:p>380514005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2" calcext:value-type="float">
            <text:p>256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5" calcext:value-type="float">
            <text:p>380514005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3" calcext:value-type="float">
            <text:p>256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6" calcext:value-type="float">
            <text:p>380514005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4" calcext:value-type="float">
            <text:p>256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7" calcext:value-type="float">
            <text:p>380514005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5" calcext:value-type="float">
            <text:p>256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8" calcext:value-type="float">
            <text:p>380514005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6" calcext:value-type="float">
            <text:p>256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39" calcext:value-type="float">
            <text:p>3805140051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7" calcext:value-type="float">
            <text:p>256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0" calcext:value-type="float">
            <text:p>3805140051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8" calcext:value-type="float">
            <text:p>256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1" calcext:value-type="float">
            <text:p>3805140051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49" calcext:value-type="float">
            <text:p>256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2" calcext:value-type="float">
            <text:p>3805140051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0" calcext:value-type="float">
            <text:p>256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3" calcext:value-type="float">
            <text:p>3805140051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1" calcext:value-type="float">
            <text:p>256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4" calcext:value-type="float">
            <text:p>3805140051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2" calcext:value-type="float">
            <text:p>256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5" calcext:value-type="float">
            <text:p>3805140051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3" calcext:value-type="float">
            <text:p>256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6" calcext:value-type="float">
            <text:p>3805140051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4" calcext:value-type="float">
            <text:p>256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7" calcext:value-type="float">
            <text:p>3805140051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5" calcext:value-type="float">
            <text:p>256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8" calcext:value-type="float">
            <text:p>3805140051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6" calcext:value-type="float">
            <text:p>256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49" calcext:value-type="float">
            <text:p>3805140051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7" calcext:value-type="float">
            <text:p>256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50" calcext:value-type="float">
            <text:p>3805140051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8" calcext:value-type="float">
            <text:p>256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4005101051" calcext:value-type="float">
            <text:p>3805140051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59" calcext:value-type="float">
            <text:p>256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1" calcext:value-type="float">
            <text:p>3805150052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0" calcext:value-type="float">
            <text:p>256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2" calcext:value-type="float">
            <text:p>3805150052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1" calcext:value-type="float">
            <text:p>256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3" calcext:value-type="float">
            <text:p>3805150052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2" calcext:value-type="float">
            <text:p>256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4" calcext:value-type="float">
            <text:p>3805150052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3" calcext:value-type="float">
            <text:p>256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5" calcext:value-type="float">
            <text:p>3805150052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4" calcext:value-type="float">
            <text:p>256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6" calcext:value-type="float">
            <text:p>3805150052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5" calcext:value-type="float">
            <text:p>256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7" calcext:value-type="float">
            <text:p>3805150052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6" calcext:value-type="float">
            <text:p>256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8" calcext:value-type="float">
            <text:p>3805150052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7" calcext:value-type="float">
            <text:p>256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09" calcext:value-type="float">
            <text:p>3805150052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8" calcext:value-type="float">
            <text:p>256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0" calcext:value-type="float">
            <text:p>3805150052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69" calcext:value-type="float">
            <text:p>256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1" calcext:value-type="float">
            <text:p>3805150052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0" calcext:value-type="float">
            <text:p>256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2" calcext:value-type="float">
            <text:p>3805150052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1" calcext:value-type="float">
            <text:p>256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3" calcext:value-type="float">
            <text:p>3805150052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2" calcext:value-type="float">
            <text:p>256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4" calcext:value-type="float">
            <text:p>3805150052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3" calcext:value-type="float">
            <text:p>256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5" calcext:value-type="float">
            <text:p>3805150052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4" calcext:value-type="float">
            <text:p>256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6" calcext:value-type="float">
            <text:p>3805150052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5" calcext:value-type="float">
            <text:p>256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7" calcext:value-type="float">
            <text:p>3805150052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6" calcext:value-type="float">
            <text:p>256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8" calcext:value-type="float">
            <text:p>3805150052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7" calcext:value-type="float">
            <text:p>256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19" calcext:value-type="float">
            <text:p>3805150052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8" calcext:value-type="float">
            <text:p>256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0" calcext:value-type="float">
            <text:p>3805150052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79" calcext:value-type="float">
            <text:p>256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1" calcext:value-type="float">
            <text:p>3805150052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0" calcext:value-type="float">
            <text:p>256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2" calcext:value-type="float">
            <text:p>3805150052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1" calcext:value-type="float">
            <text:p>256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3" calcext:value-type="float">
            <text:p>3805150052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2" calcext:value-type="float">
            <text:p>256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4" calcext:value-type="float">
            <text:p>3805150052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3" calcext:value-type="float">
            <text:p>256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5" calcext:value-type="float">
            <text:p>3805150052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4" calcext:value-type="float">
            <text:p>256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6" calcext:value-type="float">
            <text:p>3805150052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5" calcext:value-type="float">
            <text:p>256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7" calcext:value-type="float">
            <text:p>3805150052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6" calcext:value-type="float">
            <text:p>256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8" calcext:value-type="float">
            <text:p>3805150052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7" calcext:value-type="float">
            <text:p>256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29" calcext:value-type="float">
            <text:p>3805150052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8" calcext:value-type="float">
            <text:p>256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0" calcext:value-type="float">
            <text:p>3805150052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89" calcext:value-type="float">
            <text:p>256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1" calcext:value-type="float">
            <text:p>3805150052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0" calcext:value-type="float">
            <text:p>256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2" calcext:value-type="float">
            <text:p>3805150052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1" calcext:value-type="float">
            <text:p>256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3" calcext:value-type="float">
            <text:p>3805150052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2" calcext:value-type="float">
            <text:p>256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4" calcext:value-type="float">
            <text:p>3805150052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3" calcext:value-type="float">
            <text:p>256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5" calcext:value-type="float">
            <text:p>3805150052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4" calcext:value-type="float">
            <text:p>256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6" calcext:value-type="float">
            <text:p>3805150052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5" calcext:value-type="float">
            <text:p>256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7" calcext:value-type="float">
            <text:p>3805150052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6" calcext:value-type="float">
            <text:p>256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8" calcext:value-type="float">
            <text:p>3805150052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7" calcext:value-type="float">
            <text:p>256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39" calcext:value-type="float">
            <text:p>3805150052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8" calcext:value-type="float">
            <text:p>256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0" calcext:value-type="float">
            <text:p>3805150052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699" calcext:value-type="float">
            <text:p>256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1" calcext:value-type="float">
            <text:p>3805150052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0" calcext:value-type="float">
            <text:p>257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2" calcext:value-type="float">
            <text:p>3805150052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1" calcext:value-type="float">
            <text:p>257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3" calcext:value-type="float">
            <text:p>3805150052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2" calcext:value-type="float">
            <text:p>257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4" calcext:value-type="float">
            <text:p>3805150052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3" calcext:value-type="float">
            <text:p>257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5" calcext:value-type="float">
            <text:p>3805150052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4" calcext:value-type="float">
            <text:p>257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6" calcext:value-type="float">
            <text:p>3805150052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5" calcext:value-type="float">
            <text:p>257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7" calcext:value-type="float">
            <text:p>3805150052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6" calcext:value-type="float">
            <text:p>257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8" calcext:value-type="float">
            <text:p>3805150052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7" calcext:value-type="float">
            <text:p>257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49" calcext:value-type="float">
            <text:p>3805150052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8" calcext:value-type="float">
            <text:p>257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50" calcext:value-type="float">
            <text:p>3805150052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09" calcext:value-type="float">
            <text:p>257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51" calcext:value-type="float">
            <text:p>3805150052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0" calcext:value-type="float">
            <text:p>257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52" calcext:value-type="float">
            <text:p>3805150052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1" calcext:value-type="float">
            <text:p>257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201053" calcext:value-type="float">
            <text:p>3805150052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2" calcext:value-type="float">
            <text:p>257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1" calcext:value-type="float">
            <text:p>380515005301001</text:p>
          </table:table-cell>
          <table:table-cell table:style-name="TL_20_Metadata" office:value-type="string" calcext:value-type="string">
            <text:p>380515005301001* <text:s/>Hieronder begrepen de fabrijkanten van katoen, henni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3" calcext:value-type="float">
            <text:p>257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2" calcext:value-type="float">
            <text:p>3805150053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4" calcext:value-type="float">
            <text:p>257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3" calcext:value-type="float">
            <text:p>3805150053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5" calcext:value-type="float">
            <text:p>257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4" calcext:value-type="float">
            <text:p>3805150053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6" calcext:value-type="float">
            <text:p>257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5" calcext:value-type="float">
            <text:p>3805150053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7" calcext:value-type="float">
            <text:p>257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6" calcext:value-type="float">
            <text:p>3805150053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8" calcext:value-type="float">
            <text:p>257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7" calcext:value-type="float">
            <text:p>3805150053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19" calcext:value-type="float">
            <text:p>257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8" calcext:value-type="float">
            <text:p>3805150053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0" calcext:value-type="float">
            <text:p>257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09" calcext:value-type="float">
            <text:p>3805150053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1" calcext:value-type="float">
            <text:p>257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0" calcext:value-type="float">
            <text:p>3805150053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2" calcext:value-type="float">
            <text:p>257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1" calcext:value-type="float">
            <text:p>3805150053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3" calcext:value-type="float">
            <text:p>257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2" calcext:value-type="float">
            <text:p>3805150053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4" calcext:value-type="float">
            <text:p>257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3" calcext:value-type="float">
            <text:p>3805150053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5" calcext:value-type="float">
            <text:p>257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4" calcext:value-type="float">
            <text:p>3805150053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6" calcext:value-type="float">
            <text:p>257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5" calcext:value-type="float">
            <text:p>3805150053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7" calcext:value-type="float">
            <text:p>257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6" calcext:value-type="float">
            <text:p>3805150053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8" calcext:value-type="float">
            <text:p>257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7" calcext:value-type="float">
            <text:p>3805150053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29" calcext:value-type="float">
            <text:p>257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8" calcext:value-type="float">
            <text:p>3805150053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0" calcext:value-type="float">
            <text:p>257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19" calcext:value-type="float">
            <text:p>3805150053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1" calcext:value-type="float">
            <text:p>257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0" calcext:value-type="float">
            <text:p>3805150053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2" calcext:value-type="float">
            <text:p>257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1" calcext:value-type="float">
            <text:p>3805150053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3" calcext:value-type="float">
            <text:p>257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2" calcext:value-type="float">
            <text:p>3805150053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4" calcext:value-type="float">
            <text:p>257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3" calcext:value-type="float">
            <text:p>3805150053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5" calcext:value-type="float">
            <text:p>257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4" calcext:value-type="float">
            <text:p>380515005301024</text:p>
          </table:table-cell>
          <table:table-cell table:style-name="TL_20_Metadata" office:value-type="string" calcext:value-type="string">
            <text:p>3805150053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6" calcext:value-type="float">
            <text:p>257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5" calcext:value-type="float">
            <text:p>3805150053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7" calcext:value-type="float">
            <text:p>257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6" calcext:value-type="float">
            <text:p>380515005301026</text:p>
          </table:table-cell>
          <table:table-cell table:style-name="TL_20_Metadata" office:value-type="string" calcext:value-type="string">
            <text:p>3805150053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8" calcext:value-type="float">
            <text:p>257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7" calcext:value-type="float">
            <text:p>3805150053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39" calcext:value-type="float">
            <text:p>257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8" calcext:value-type="float">
            <text:p>3805150053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0" calcext:value-type="float">
            <text:p>257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29" calcext:value-type="float">
            <text:p>3805150053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1" calcext:value-type="float">
            <text:p>257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0" calcext:value-type="float">
            <text:p>3805150053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2" calcext:value-type="float">
            <text:p>257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1" calcext:value-type="float">
            <text:p>3805150053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3" calcext:value-type="float">
            <text:p>257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2" calcext:value-type="float">
            <text:p>3805150053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4" calcext:value-type="float">
            <text:p>257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3" calcext:value-type="float">
            <text:p>3805150053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5" calcext:value-type="float">
            <text:p>257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4" calcext:value-type="float">
            <text:p>3805150053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6" calcext:value-type="float">
            <text:p>257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5" calcext:value-type="float">
            <text:p>3805150053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7" calcext:value-type="float">
            <text:p>257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6" calcext:value-type="float">
            <text:p>3805150053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8" calcext:value-type="float">
            <text:p>257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7" calcext:value-type="float">
            <text:p>3805150053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49" calcext:value-type="float">
            <text:p>257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8" calcext:value-type="float">
            <text:p>3805150053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0" calcext:value-type="float">
            <text:p>257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39" calcext:value-type="float">
            <text:p>3805150053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1" calcext:value-type="float">
            <text:p>257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0" calcext:value-type="float">
            <text:p>3805150053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2" calcext:value-type="float">
            <text:p>257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1" calcext:value-type="float">
            <text:p>3805150053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3" calcext:value-type="float">
            <text:p>257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2" calcext:value-type="float">
            <text:p>3805150053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4" calcext:value-type="float">
            <text:p>257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3" calcext:value-type="float">
            <text:p>3805150053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5" calcext:value-type="float">
            <text:p>257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4" calcext:value-type="float">
            <text:p>3805150053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6" calcext:value-type="float">
            <text:p>257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5" calcext:value-type="float">
            <text:p>3805150053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7" calcext:value-type="float">
            <text:p>257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6" calcext:value-type="float">
            <text:p>3805150053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8" calcext:value-type="float">
            <text:p>257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7" calcext:value-type="float">
            <text:p>3805150053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59" calcext:value-type="float">
            <text:p>257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8" calcext:value-type="float">
            <text:p>3805150053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0" calcext:value-type="float">
            <text:p>257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49" calcext:value-type="float">
            <text:p>3805150053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1" calcext:value-type="float">
            <text:p>257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5005301050" calcext:value-type="float">
            <text:p>3805150053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2" calcext:value-type="float">
            <text:p>257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1" calcext:value-type="float">
            <text:p>3805160054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3" calcext:value-type="float">
            <text:p>257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2" calcext:value-type="float">
            <text:p>3805160054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4" calcext:value-type="float">
            <text:p>257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3" calcext:value-type="float">
            <text:p>3805160054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5" calcext:value-type="float">
            <text:p>257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4" calcext:value-type="float">
            <text:p>3805160054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6" calcext:value-type="float">
            <text:p>257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5" calcext:value-type="float">
            <text:p>3805160054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7" calcext:value-type="float">
            <text:p>257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6" calcext:value-type="float">
            <text:p>3805160054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8" calcext:value-type="float">
            <text:p>257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7" calcext:value-type="float">
            <text:p>3805160054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69" calcext:value-type="float">
            <text:p>257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8" calcext:value-type="float">
            <text:p>3805160054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0" calcext:value-type="float">
            <text:p>257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09" calcext:value-type="float">
            <text:p>3805160054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1" calcext:value-type="float">
            <text:p>257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0" calcext:value-type="float">
            <text:p>3805160054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2" calcext:value-type="float">
            <text:p>257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1" calcext:value-type="float">
            <text:p>3805160054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3" calcext:value-type="float">
            <text:p>257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2" calcext:value-type="float">
            <text:p>3805160054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4" calcext:value-type="float">
            <text:p>257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3" calcext:value-type="float">
            <text:p>3805160054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5" calcext:value-type="float">
            <text:p>257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4" calcext:value-type="float">
            <text:p>3805160054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6" calcext:value-type="float">
            <text:p>257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5" calcext:value-type="float">
            <text:p>3805160054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7" calcext:value-type="float">
            <text:p>257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6" calcext:value-type="float">
            <text:p>3805160054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8" calcext:value-type="float">
            <text:p>257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7" calcext:value-type="float">
            <text:p>3805160054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79" calcext:value-type="float">
            <text:p>257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8" calcext:value-type="float">
            <text:p>3805160054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0" calcext:value-type="float">
            <text:p>257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19" calcext:value-type="float">
            <text:p>3805160054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1" calcext:value-type="float">
            <text:p>257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0" calcext:value-type="float">
            <text:p>3805160054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2" calcext:value-type="float">
            <text:p>257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1" calcext:value-type="float">
            <text:p>3805160054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3" calcext:value-type="float">
            <text:p>257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2" calcext:value-type="float">
            <text:p>3805160054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4" calcext:value-type="float">
            <text:p>257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3" calcext:value-type="float">
            <text:p>3805160054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5" calcext:value-type="float">
            <text:p>257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4" calcext:value-type="float">
            <text:p>3805160054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6" calcext:value-type="float">
            <text:p>257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5" calcext:value-type="float">
            <text:p>3805160054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7" calcext:value-type="float">
            <text:p>257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6" calcext:value-type="float">
            <text:p>3805160054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8" calcext:value-type="float">
            <text:p>257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7" calcext:value-type="float">
            <text:p>3805160054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89" calcext:value-type="float">
            <text:p>257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8" calcext:value-type="float">
            <text:p>3805160054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0" calcext:value-type="float">
            <text:p>257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29" calcext:value-type="float">
            <text:p>3805160054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1" calcext:value-type="float">
            <text:p>257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0" calcext:value-type="float">
            <text:p>3805160054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2" calcext:value-type="float">
            <text:p>257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1" calcext:value-type="float">
            <text:p>3805160054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3" calcext:value-type="float">
            <text:p>257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2" calcext:value-type="float">
            <text:p>3805160054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4" calcext:value-type="float">
            <text:p>257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3" calcext:value-type="float">
            <text:p>3805160054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5" calcext:value-type="float">
            <text:p>257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4" calcext:value-type="float">
            <text:p>3805160054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6" calcext:value-type="float">
            <text:p>257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5" calcext:value-type="float">
            <text:p>3805160054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7" calcext:value-type="float">
            <text:p>257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6" calcext:value-type="float">
            <text:p>3805160054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8" calcext:value-type="float">
            <text:p>257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7" calcext:value-type="float">
            <text:p>3805160054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799" calcext:value-type="float">
            <text:p>257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8" calcext:value-type="float">
            <text:p>3805160054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0" calcext:value-type="float">
            <text:p>258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39" calcext:value-type="float">
            <text:p>3805160054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1" calcext:value-type="float">
            <text:p>258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0" calcext:value-type="float">
            <text:p>3805160054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2" calcext:value-type="float">
            <text:p>258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1" calcext:value-type="float">
            <text:p>3805160054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3" calcext:value-type="float">
            <text:p>258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2" calcext:value-type="float">
            <text:p>3805160054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4" calcext:value-type="float">
            <text:p>258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3" calcext:value-type="float">
            <text:p>3805160054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5" calcext:value-type="float">
            <text:p>258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4" calcext:value-type="float">
            <text:p>3805160054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6" calcext:value-type="float">
            <text:p>258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5" calcext:value-type="float">
            <text:p>3805160054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7" calcext:value-type="float">
            <text:p>258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6" calcext:value-type="float">
            <text:p>3805160054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8" calcext:value-type="float">
            <text:p>258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7" calcext:value-type="float">
            <text:p>3805160054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09" calcext:value-type="float">
            <text:p>258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8" calcext:value-type="float">
            <text:p>3805160054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0" calcext:value-type="float">
            <text:p>258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49" calcext:value-type="float">
            <text:p>3805160054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1" calcext:value-type="float">
            <text:p>258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50" calcext:value-type="float">
            <text:p>3805160054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2" calcext:value-type="float">
            <text:p>258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51" calcext:value-type="float">
            <text:p>3805160054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3" calcext:value-type="float">
            <text:p>258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401052" calcext:value-type="float">
            <text:p>3805160054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4" calcext:value-type="float">
            <text:p>258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1" calcext:value-type="float">
            <text:p>3805160055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5" calcext:value-type="float">
            <text:p>258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2" calcext:value-type="float">
            <text:p>3805160055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6" calcext:value-type="float">
            <text:p>258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3" calcext:value-type="float">
            <text:p>3805160055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7" calcext:value-type="float">
            <text:p>258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4" calcext:value-type="float">
            <text:p>3805160055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8" calcext:value-type="float">
            <text:p>258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5" calcext:value-type="float">
            <text:p>3805160055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19" calcext:value-type="float">
            <text:p>258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6" calcext:value-type="float">
            <text:p>3805160055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0" calcext:value-type="float">
            <text:p>258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7" calcext:value-type="float">
            <text:p>3805160055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1" calcext:value-type="float">
            <text:p>258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8" calcext:value-type="float">
            <text:p>3805160055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2" calcext:value-type="float">
            <text:p>258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09" calcext:value-type="float">
            <text:p>3805160055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3" calcext:value-type="float">
            <text:p>258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0" calcext:value-type="float">
            <text:p>3805160055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4" calcext:value-type="float">
            <text:p>258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1" calcext:value-type="float">
            <text:p>3805160055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5" calcext:value-type="float">
            <text:p>258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2" calcext:value-type="float">
            <text:p>3805160055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6" calcext:value-type="float">
            <text:p>258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3" calcext:value-type="float">
            <text:p>3805160055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7" calcext:value-type="float">
            <text:p>258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4" calcext:value-type="float">
            <text:p>3805160055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8" calcext:value-type="float">
            <text:p>258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5" calcext:value-type="float">
            <text:p>3805160055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29" calcext:value-type="float">
            <text:p>258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6" calcext:value-type="float">
            <text:p>3805160055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0" calcext:value-type="float">
            <text:p>258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7" calcext:value-type="float">
            <text:p>3805160055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1" calcext:value-type="float">
            <text:p>258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8" calcext:value-type="float">
            <text:p>3805160055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2" calcext:value-type="float">
            <text:p>258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19" calcext:value-type="float">
            <text:p>3805160055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3" calcext:value-type="float">
            <text:p>258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0" calcext:value-type="float">
            <text:p>3805160055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4" calcext:value-type="float">
            <text:p>258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1" calcext:value-type="float">
            <text:p>3805160055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5" calcext:value-type="float">
            <text:p>258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2" calcext:value-type="float">
            <text:p>3805160055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6" calcext:value-type="float">
            <text:p>258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3" calcext:value-type="float">
            <text:p>3805160055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7" calcext:value-type="float">
            <text:p>258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4" calcext:value-type="float">
            <text:p>3805160055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8" calcext:value-type="float">
            <text:p>258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5" calcext:value-type="float">
            <text:p>3805160055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39" calcext:value-type="float">
            <text:p>258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6" calcext:value-type="float">
            <text:p>3805160055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0" calcext:value-type="float">
            <text:p>258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7" calcext:value-type="float">
            <text:p>3805160055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1" calcext:value-type="float">
            <text:p>258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8" calcext:value-type="float">
            <text:p>3805160055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2" calcext:value-type="float">
            <text:p>258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29" calcext:value-type="float">
            <text:p>3805160055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3" calcext:value-type="float">
            <text:p>258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0" calcext:value-type="float">
            <text:p>3805160055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4" calcext:value-type="float">
            <text:p>258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1" calcext:value-type="float">
            <text:p>3805160055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5" calcext:value-type="float">
            <text:p>258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2" calcext:value-type="float">
            <text:p>3805160055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6" calcext:value-type="float">
            <text:p>258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3" calcext:value-type="float">
            <text:p>3805160055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7" calcext:value-type="float">
            <text:p>258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4" calcext:value-type="float">
            <text:p>3805160055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8" calcext:value-type="float">
            <text:p>258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5" calcext:value-type="float">
            <text:p>3805160055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49" calcext:value-type="float">
            <text:p>258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6" calcext:value-type="float">
            <text:p>3805160055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0" calcext:value-type="float">
            <text:p>258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7" calcext:value-type="float">
            <text:p>3805160055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1" calcext:value-type="float">
            <text:p>258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6005501038" calcext:value-type="float">
            <text:p>3805160055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2" calcext:value-type="float">
            <text:p>258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1" calcext:value-type="float">
            <text:p>3805170056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3" calcext:value-type="float">
            <text:p>258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2" calcext:value-type="float">
            <text:p>3805170056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4" calcext:value-type="float">
            <text:p>258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3" calcext:value-type="float">
            <text:p>3805170056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5" calcext:value-type="float">
            <text:p>258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4" calcext:value-type="float">
            <text:p>3805170056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6" calcext:value-type="float">
            <text:p>258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5" calcext:value-type="float">
            <text:p>3805170056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7" calcext:value-type="float">
            <text:p>258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6" calcext:value-type="float">
            <text:p>3805170056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8" calcext:value-type="float">
            <text:p>258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7" calcext:value-type="float">
            <text:p>3805170056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59" calcext:value-type="float">
            <text:p>258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8" calcext:value-type="float">
            <text:p>3805170056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0" calcext:value-type="float">
            <text:p>258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09" calcext:value-type="float">
            <text:p>3805170056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1" calcext:value-type="float">
            <text:p>258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0" calcext:value-type="float">
            <text:p>3805170056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2" calcext:value-type="float">
            <text:p>258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1" calcext:value-type="float">
            <text:p>3805170056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3" calcext:value-type="float">
            <text:p>258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2" calcext:value-type="float">
            <text:p>3805170056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4" calcext:value-type="float">
            <text:p>258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3" calcext:value-type="float">
            <text:p>3805170056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5" calcext:value-type="float">
            <text:p>258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4" calcext:value-type="float">
            <text:p>3805170056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6" calcext:value-type="float">
            <text:p>258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5" calcext:value-type="float">
            <text:p>3805170056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7" calcext:value-type="float">
            <text:p>258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6" calcext:value-type="float">
            <text:p>3805170056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8" calcext:value-type="float">
            <text:p>258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7" calcext:value-type="float">
            <text:p>3805170056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69" calcext:value-type="float">
            <text:p>258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8" calcext:value-type="float">
            <text:p>3805170056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0" calcext:value-type="float">
            <text:p>258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19" calcext:value-type="float">
            <text:p>3805170056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1" calcext:value-type="float">
            <text:p>258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0" calcext:value-type="float">
            <text:p>3805170056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2" calcext:value-type="float">
            <text:p>258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1" calcext:value-type="float">
            <text:p>3805170056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3" calcext:value-type="float">
            <text:p>258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2" calcext:value-type="float">
            <text:p>3805170056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4" calcext:value-type="float">
            <text:p>258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3" calcext:value-type="float">
            <text:p>3805170056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5" calcext:value-type="float">
            <text:p>258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4" calcext:value-type="float">
            <text:p>3805170056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6" calcext:value-type="float">
            <text:p>258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5" calcext:value-type="float">
            <text:p>3805170056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7" calcext:value-type="float">
            <text:p>258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6" calcext:value-type="float">
            <text:p>3805170056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8" calcext:value-type="float">
            <text:p>258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7" calcext:value-type="float">
            <text:p>3805170056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79" calcext:value-type="float">
            <text:p>258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8" calcext:value-type="float">
            <text:p>3805170056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0" calcext:value-type="float">
            <text:p>258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29" calcext:value-type="float">
            <text:p>3805170056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1" calcext:value-type="float">
            <text:p>258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0" calcext:value-type="float">
            <text:p>3805170056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2" calcext:value-type="float">
            <text:p>258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1" calcext:value-type="float">
            <text:p>3805170056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3" calcext:value-type="float">
            <text:p>258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2" calcext:value-type="float">
            <text:p>3805170056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4" calcext:value-type="float">
            <text:p>258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3" calcext:value-type="float">
            <text:p>3805170056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5" calcext:value-type="float">
            <text:p>258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4" calcext:value-type="float">
            <text:p>3805170056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6" calcext:value-type="float">
            <text:p>258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5" calcext:value-type="float">
            <text:p>3805170056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7" calcext:value-type="float">
            <text:p>258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6" calcext:value-type="float">
            <text:p>3805170056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8" calcext:value-type="float">
            <text:p>258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7" calcext:value-type="float">
            <text:p>3805170056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89" calcext:value-type="float">
            <text:p>258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8" calcext:value-type="float">
            <text:p>3805170056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0" calcext:value-type="float">
            <text:p>258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39" calcext:value-type="float">
            <text:p>3805170056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1" calcext:value-type="float">
            <text:p>258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0" calcext:value-type="float">
            <text:p>3805170056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2" calcext:value-type="float">
            <text:p>258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1" calcext:value-type="float">
            <text:p>3805170056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3" calcext:value-type="float">
            <text:p>258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2" calcext:value-type="float">
            <text:p>3805170056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4" calcext:value-type="float">
            <text:p>258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3" calcext:value-type="float">
            <text:p>3805170056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5" calcext:value-type="float">
            <text:p>258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4" calcext:value-type="float">
            <text:p>3805170056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6" calcext:value-type="float">
            <text:p>258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5" calcext:value-type="float">
            <text:p>3805170056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7" calcext:value-type="float">
            <text:p>258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6" calcext:value-type="float">
            <text:p>3805170056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8" calcext:value-type="float">
            <text:p>258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7" calcext:value-type="float">
            <text:p>3805170056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899" calcext:value-type="float">
            <text:p>258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8" calcext:value-type="float">
            <text:p>3805170056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0" calcext:value-type="float">
            <text:p>259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49" calcext:value-type="float">
            <text:p>380517005601049</text:p>
          </table:table-cell>
          <table:table-cell table:style-name="TL_20_Metadata" office:value-type="string" calcext:value-type="string">
            <text:p>3805170056010491 <text:s/>Hieronder twee waarvan de ouderdom onbekend is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1" calcext:value-type="float">
            <text:p>259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50" calcext:value-type="float">
            <text:p>3805170056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2" calcext:value-type="float">
            <text:p>259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51" calcext:value-type="float">
            <text:p>3805170056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3" calcext:value-type="float">
            <text:p>259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52" calcext:value-type="float">
            <text:p>3805170056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4" calcext:value-type="float">
            <text:p>259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601053" calcext:value-type="float">
            <text:p>3805170056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5" calcext:value-type="float">
            <text:p>259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1" calcext:value-type="float">
            <text:p>3805170057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6" calcext:value-type="float">
            <text:p>259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2" calcext:value-type="float">
            <text:p>3805170057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7" calcext:value-type="float">
            <text:p>259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3" calcext:value-type="float">
            <text:p>3805170057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8" calcext:value-type="float">
            <text:p>259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4" calcext:value-type="float">
            <text:p>3805170057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09" calcext:value-type="float">
            <text:p>259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5" calcext:value-type="float">
            <text:p>3805170057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0" calcext:value-type="float">
            <text:p>259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6" calcext:value-type="float">
            <text:p>3805170057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1" calcext:value-type="float">
            <text:p>259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7" calcext:value-type="float">
            <text:p>3805170057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2" calcext:value-type="float">
            <text:p>259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8" calcext:value-type="float">
            <text:p>3805170057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3" calcext:value-type="float">
            <text:p>259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09" calcext:value-type="float">
            <text:p>3805170057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4" calcext:value-type="float">
            <text:p>259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0" calcext:value-type="float">
            <text:p>3805170057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5" calcext:value-type="float">
            <text:p>259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1" calcext:value-type="float">
            <text:p>3805170057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6" calcext:value-type="float">
            <text:p>259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2" calcext:value-type="float">
            <text:p>3805170057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7" calcext:value-type="float">
            <text:p>259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3" calcext:value-type="float">
            <text:p>3805170057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8" calcext:value-type="float">
            <text:p>259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4" calcext:value-type="float">
            <text:p>3805170057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19" calcext:value-type="float">
            <text:p>259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5" calcext:value-type="float">
            <text:p>3805170057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0" calcext:value-type="float">
            <text:p>259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6" calcext:value-type="float">
            <text:p>3805170057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1" calcext:value-type="float">
            <text:p>259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7" calcext:value-type="float">
            <text:p>3805170057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2" calcext:value-type="float">
            <text:p>259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8" calcext:value-type="float">
            <text:p>3805170057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3" calcext:value-type="float">
            <text:p>259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19" calcext:value-type="float">
            <text:p>3805170057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4" calcext:value-type="float">
            <text:p>259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0" calcext:value-type="float">
            <text:p>3805170057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5" calcext:value-type="float">
            <text:p>259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1" calcext:value-type="float">
            <text:p>3805170057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6" calcext:value-type="float">
            <text:p>259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2" calcext:value-type="float">
            <text:p>3805170057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7" calcext:value-type="float">
            <text:p>259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3" calcext:value-type="float">
            <text:p>3805170057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8" calcext:value-type="float">
            <text:p>259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4" calcext:value-type="float">
            <text:p>3805170057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29" calcext:value-type="float">
            <text:p>259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5" calcext:value-type="float">
            <text:p>3805170057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0" calcext:value-type="float">
            <text:p>259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6" calcext:value-type="float">
            <text:p>3805170057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1" calcext:value-type="float">
            <text:p>259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7" calcext:value-type="float">
            <text:p>3805170057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2" calcext:value-type="float">
            <text:p>259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8" calcext:value-type="float">
            <text:p>3805170057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3" calcext:value-type="float">
            <text:p>259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29" calcext:value-type="float">
            <text:p>3805170057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4" calcext:value-type="float">
            <text:p>259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0" calcext:value-type="float">
            <text:p>3805170057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5" calcext:value-type="float">
            <text:p>259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1" calcext:value-type="float">
            <text:p>3805170057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6" calcext:value-type="float">
            <text:p>259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2" calcext:value-type="float">
            <text:p>3805170057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7" calcext:value-type="float">
            <text:p>259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3" calcext:value-type="float">
            <text:p>3805170057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8" calcext:value-type="float">
            <text:p>259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4" calcext:value-type="float">
            <text:p>3805170057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39" calcext:value-type="float">
            <text:p>259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5" calcext:value-type="float">
            <text:p>3805170057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0" calcext:value-type="float">
            <text:p>259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6" calcext:value-type="float">
            <text:p>3805170057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1" calcext:value-type="float">
            <text:p>259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7" calcext:value-type="float">
            <text:p>3805170057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2" calcext:value-type="float">
            <text:p>259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8" calcext:value-type="float">
            <text:p>3805170057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3" calcext:value-type="float">
            <text:p>259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39" calcext:value-type="float">
            <text:p>3805170057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4" calcext:value-type="float">
            <text:p>259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0" calcext:value-type="float">
            <text:p>3805170057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5" calcext:value-type="float">
            <text:p>259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1" calcext:value-type="float">
            <text:p>3805170057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6" calcext:value-type="float">
            <text:p>259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2" calcext:value-type="float">
            <text:p>3805170057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7" calcext:value-type="float">
            <text:p>259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3" calcext:value-type="float">
            <text:p>3805170057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8" calcext:value-type="float">
            <text:p>259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4" calcext:value-type="float">
            <text:p>3805170057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49" calcext:value-type="float">
            <text:p>259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5" calcext:value-type="float">
            <text:p>3805170057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0" calcext:value-type="float">
            <text:p>259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6" calcext:value-type="float">
            <text:p>3805170057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1" calcext:value-type="float">
            <text:p>259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7" calcext:value-type="float">
            <text:p>3805170057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2" calcext:value-type="float">
            <text:p>259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8" calcext:value-type="float">
            <text:p>3805170057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3" calcext:value-type="float">
            <text:p>259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49" calcext:value-type="float">
            <text:p>3805170057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4" calcext:value-type="float">
            <text:p>259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50" calcext:value-type="float">
            <text:p>3805170057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5" calcext:value-type="float">
            <text:p>259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7005701051" calcext:value-type="float">
            <text:p>3805170057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6" calcext:value-type="float">
            <text:p>259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1" calcext:value-type="float">
            <text:p>3805180058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7" calcext:value-type="float">
            <text:p>259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2" calcext:value-type="float">
            <text:p>3805180058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8" calcext:value-type="float">
            <text:p>259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3" calcext:value-type="float">
            <text:p>3805180058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59" calcext:value-type="float">
            <text:p>259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4" calcext:value-type="float">
            <text:p>3805180058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0" calcext:value-type="float">
            <text:p>259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5" calcext:value-type="float">
            <text:p>3805180058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1" calcext:value-type="float">
            <text:p>259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6" calcext:value-type="float">
            <text:p>3805180058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2" calcext:value-type="float">
            <text:p>259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7" calcext:value-type="float">
            <text:p>3805180058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3" calcext:value-type="float">
            <text:p>259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8" calcext:value-type="float">
            <text:p>3805180058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4" calcext:value-type="float">
            <text:p>259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09" calcext:value-type="float">
            <text:p>3805180058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5" calcext:value-type="float">
            <text:p>259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0" calcext:value-type="float">
            <text:p>3805180058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6" calcext:value-type="float">
            <text:p>259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1" calcext:value-type="float">
            <text:p>3805180058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7" calcext:value-type="float">
            <text:p>259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2" calcext:value-type="float">
            <text:p>3805180058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8" calcext:value-type="float">
            <text:p>259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3" calcext:value-type="float">
            <text:p>3805180058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69" calcext:value-type="float">
            <text:p>259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4" calcext:value-type="float">
            <text:p>3805180058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0" calcext:value-type="float">
            <text:p>259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5" calcext:value-type="float">
            <text:p>3805180058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1" calcext:value-type="float">
            <text:p>259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6" calcext:value-type="float">
            <text:p>3805180058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2" calcext:value-type="float">
            <text:p>259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7" calcext:value-type="float">
            <text:p>3805180058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3" calcext:value-type="float">
            <text:p>259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8" calcext:value-type="float">
            <text:p>3805180058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4" calcext:value-type="float">
            <text:p>259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19" calcext:value-type="float">
            <text:p>3805180058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5" calcext:value-type="float">
            <text:p>259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0" calcext:value-type="float">
            <text:p>3805180058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6" calcext:value-type="float">
            <text:p>259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1" calcext:value-type="float">
            <text:p>3805180058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7" calcext:value-type="float">
            <text:p>259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2" calcext:value-type="float">
            <text:p>3805180058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8" calcext:value-type="float">
            <text:p>259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3" calcext:value-type="float">
            <text:p>3805180058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79" calcext:value-type="float">
            <text:p>259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4" calcext:value-type="float">
            <text:p>3805180058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0" calcext:value-type="float">
            <text:p>259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5" calcext:value-type="float">
            <text:p>3805180058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1" calcext:value-type="float">
            <text:p>259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6" calcext:value-type="float">
            <text:p>3805180058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2" calcext:value-type="float">
            <text:p>259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7" calcext:value-type="float">
            <text:p>3805180058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3" calcext:value-type="float">
            <text:p>259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8" calcext:value-type="float">
            <text:p>3805180058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4" calcext:value-type="float">
            <text:p>259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29" calcext:value-type="float">
            <text:p>3805180058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5" calcext:value-type="float">
            <text:p>259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0" calcext:value-type="float">
            <text:p>3805180058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6" calcext:value-type="float">
            <text:p>259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1" calcext:value-type="float">
            <text:p>3805180058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7" calcext:value-type="float">
            <text:p>259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2" calcext:value-type="float">
            <text:p>3805180058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8" calcext:value-type="float">
            <text:p>259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3" calcext:value-type="float">
            <text:p>3805180058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89" calcext:value-type="float">
            <text:p>259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4" calcext:value-type="float">
            <text:p>3805180058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0" calcext:value-type="float">
            <text:p>259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5" calcext:value-type="float">
            <text:p>3805180058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1" calcext:value-type="float">
            <text:p>259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6" calcext:value-type="float">
            <text:p>3805180058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2" calcext:value-type="float">
            <text:p>259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7" calcext:value-type="float">
            <text:p>3805180058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3" calcext:value-type="float">
            <text:p>259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8" calcext:value-type="float">
            <text:p>3805180058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4" calcext:value-type="float">
            <text:p>259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39" calcext:value-type="float">
            <text:p>3805180058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5" calcext:value-type="float">
            <text:p>259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0" calcext:value-type="float">
            <text:p>3805180058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6" calcext:value-type="float">
            <text:p>259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1" calcext:value-type="float">
            <text:p>3805180058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7" calcext:value-type="float">
            <text:p>259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2" calcext:value-type="float">
            <text:p>3805180058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8" calcext:value-type="float">
            <text:p>259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3" calcext:value-type="float">
            <text:p>3805180058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5999" calcext:value-type="float">
            <text:p>259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4" calcext:value-type="float">
            <text:p>3805180058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0" calcext:value-type="float">
            <text:p>260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5" calcext:value-type="float">
            <text:p>3805180058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1" calcext:value-type="float">
            <text:p>260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6" calcext:value-type="float">
            <text:p>3805180058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2" calcext:value-type="float">
            <text:p>260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7" calcext:value-type="float">
            <text:p>3805180058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3" calcext:value-type="float">
            <text:p>260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8" calcext:value-type="float">
            <text:p>3805180058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4" calcext:value-type="float">
            <text:p>260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49" calcext:value-type="float">
            <text:p>3805180058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5" calcext:value-type="float">
            <text:p>260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50" calcext:value-type="float">
            <text:p>3805180058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6" calcext:value-type="float">
            <text:p>260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51" calcext:value-type="float">
            <text:p>3805180058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7" calcext:value-type="float">
            <text:p>260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52" calcext:value-type="float">
            <text:p>3805180058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8" calcext:value-type="float">
            <text:p>260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801053" calcext:value-type="float">
            <text:p>38051800580105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09" calcext:value-type="float">
            <text:p>260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1" calcext:value-type="float">
            <text:p>380518005901001</text:p>
          </table:table-cell>
          <table:table-cell table:style-name="TL_20_Metadata" office:value-type="string" calcext:value-type="string">
            <text:p>380518005901001* <text:s/>Hieronder begrepen de fabrijkanten van katoen, hennip, vlas, wol en zijde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0" calcext:value-type="float">
            <text:p>260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2" calcext:value-type="float">
            <text:p>3805180059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1" calcext:value-type="float">
            <text:p>260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3" calcext:value-type="float">
            <text:p>3805180059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2" calcext:value-type="float">
            <text:p>260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4" calcext:value-type="float">
            <text:p>3805180059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3" calcext:value-type="float">
            <text:p>260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5" calcext:value-type="float">
            <text:p>3805180059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4" calcext:value-type="float">
            <text:p>260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6" calcext:value-type="float">
            <text:p>3805180059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5" calcext:value-type="float">
            <text:p>260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7" calcext:value-type="float">
            <text:p>3805180059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6" calcext:value-type="float">
            <text:p>260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8" calcext:value-type="float">
            <text:p>3805180059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7" calcext:value-type="float">
            <text:p>260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09" calcext:value-type="float">
            <text:p>3805180059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8" calcext:value-type="float">
            <text:p>260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0" calcext:value-type="float">
            <text:p>3805180059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19" calcext:value-type="float">
            <text:p>260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1" calcext:value-type="float">
            <text:p>3805180059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0" calcext:value-type="float">
            <text:p>260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2" calcext:value-type="float">
            <text:p>3805180059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1" calcext:value-type="float">
            <text:p>260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3" calcext:value-type="float">
            <text:p>3805180059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2" calcext:value-type="float">
            <text:p>260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4" calcext:value-type="float">
            <text:p>3805180059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3" calcext:value-type="float">
            <text:p>260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5" calcext:value-type="float">
            <text:p>3805180059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4" calcext:value-type="float">
            <text:p>260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6" calcext:value-type="float">
            <text:p>3805180059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5" calcext:value-type="float">
            <text:p>260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7" calcext:value-type="float">
            <text:p>3805180059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6" calcext:value-type="float">
            <text:p>260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8" calcext:value-type="float">
            <text:p>3805180059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7" calcext:value-type="float">
            <text:p>260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19" calcext:value-type="float">
            <text:p>3805180059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8" calcext:value-type="float">
            <text:p>260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0" calcext:value-type="float">
            <text:p>3805180059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29" calcext:value-type="float">
            <text:p>260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1" calcext:value-type="float">
            <text:p>3805180059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0" calcext:value-type="float">
            <text:p>260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2" calcext:value-type="float">
            <text:p>3805180059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1" calcext:value-type="float">
            <text:p>260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3" calcext:value-type="float">
            <text:p>3805180059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2" calcext:value-type="float">
            <text:p>260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4" calcext:value-type="float">
            <text:p>380518005901024</text:p>
          </table:table-cell>
          <table:table-cell table:style-name="TL_20_Metadata" office:value-type="string" calcext:value-type="string">
            <text:p>3805180059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3" calcext:value-type="float">
            <text:p>260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5" calcext:value-type="float">
            <text:p>3805180059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4" calcext:value-type="float">
            <text:p>260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6" calcext:value-type="float">
            <text:p>380518005901026</text:p>
          </table:table-cell>
          <table:table-cell table:style-name="TL_20_Metadata" office:value-type="string" calcext:value-type="string">
            <text:p>380518005901024? <text:s/>De boden zijn hieronder begrepen.</text:p>
          </table:table-cell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5" calcext:value-type="float">
            <text:p>260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7" calcext:value-type="float">
            <text:p>3805180059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6" calcext:value-type="float">
            <text:p>260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8" calcext:value-type="float">
            <text:p>3805180059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7" calcext:value-type="float">
            <text:p>260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29" calcext:value-type="float">
            <text:p>3805180059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8" calcext:value-type="float">
            <text:p>260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0" calcext:value-type="float">
            <text:p>3805180059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39" calcext:value-type="float">
            <text:p>260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1" calcext:value-type="float">
            <text:p>3805180059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0" calcext:value-type="float">
            <text:p>260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2" calcext:value-type="float">
            <text:p>3805180059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1" calcext:value-type="float">
            <text:p>260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3" calcext:value-type="float">
            <text:p>3805180059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2" calcext:value-type="float">
            <text:p>260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4" calcext:value-type="float">
            <text:p>3805180059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3" calcext:value-type="float">
            <text:p>260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5" calcext:value-type="float">
            <text:p>3805180059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4" calcext:value-type="float">
            <text:p>260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6" calcext:value-type="float">
            <text:p>3805180059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5" calcext:value-type="float">
            <text:p>260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7" calcext:value-type="float">
            <text:p>3805180059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6" calcext:value-type="float">
            <text:p>260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8" calcext:value-type="float">
            <text:p>3805180059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7" calcext:value-type="float">
            <text:p>260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39" calcext:value-type="float">
            <text:p>3805180059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8" calcext:value-type="float">
            <text:p>260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0" calcext:value-type="float">
            <text:p>3805180059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49" calcext:value-type="float">
            <text:p>2604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1" calcext:value-type="float">
            <text:p>3805180059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0" calcext:value-type="float">
            <text:p>2605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2" calcext:value-type="float">
            <text:p>3805180059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1" calcext:value-type="float">
            <text:p>2605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3" calcext:value-type="float">
            <text:p>3805180059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2" calcext:value-type="float">
            <text:p>2605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4" calcext:value-type="float">
            <text:p>3805180059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3" calcext:value-type="float">
            <text:p>2605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5" calcext:value-type="float">
            <text:p>3805180059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4" calcext:value-type="float">
            <text:p>2605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6" calcext:value-type="float">
            <text:p>3805180059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5" calcext:value-type="float">
            <text:p>2605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7" calcext:value-type="float">
            <text:p>3805180059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6" calcext:value-type="float">
            <text:p>2605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8" calcext:value-type="float">
            <text:p>3805180059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7" calcext:value-type="float">
            <text:p>2605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49" calcext:value-type="float">
            <text:p>3805180059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8" calcext:value-type="float">
            <text:p>2605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8005901050" calcext:value-type="float">
            <text:p>3805180059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59" calcext:value-type="float">
            <text:p>2605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1" calcext:value-type="float">
            <text:p>3805190060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0" calcext:value-type="float">
            <text:p>2606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2" calcext:value-type="float">
            <text:p>3805190060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1" calcext:value-type="float">
            <text:p>2606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3" calcext:value-type="float">
            <text:p>3805190060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2" calcext:value-type="float">
            <text:p>2606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4" calcext:value-type="float">
            <text:p>3805190060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3" calcext:value-type="float">
            <text:p>2606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5" calcext:value-type="float">
            <text:p>3805190060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4" calcext:value-type="float">
            <text:p>2606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6" calcext:value-type="float">
            <text:p>3805190060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5" calcext:value-type="float">
            <text:p>2606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7" calcext:value-type="float">
            <text:p>3805190060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6" calcext:value-type="float">
            <text:p>2606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8" calcext:value-type="float">
            <text:p>3805190060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7" calcext:value-type="float">
            <text:p>2606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09" calcext:value-type="float">
            <text:p>3805190060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8" calcext:value-type="float">
            <text:p>2606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0" calcext:value-type="float">
            <text:p>3805190060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69" calcext:value-type="float">
            <text:p>2606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1" calcext:value-type="float">
            <text:p>3805190060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0" calcext:value-type="float">
            <text:p>2607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2" calcext:value-type="float">
            <text:p>3805190060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1" calcext:value-type="float">
            <text:p>2607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3" calcext:value-type="float">
            <text:p>3805190060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2" calcext:value-type="float">
            <text:p>2607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4" calcext:value-type="float">
            <text:p>3805190060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3" calcext:value-type="float">
            <text:p>2607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5" calcext:value-type="float">
            <text:p>3805190060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4" calcext:value-type="float">
            <text:p>2607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6" calcext:value-type="float">
            <text:p>3805190060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5" calcext:value-type="float">
            <text:p>2607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7" calcext:value-type="float">
            <text:p>3805190060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6" calcext:value-type="float">
            <text:p>2607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8" calcext:value-type="float">
            <text:p>3805190060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7" calcext:value-type="float">
            <text:p>2607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19" calcext:value-type="float">
            <text:p>3805190060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8" calcext:value-type="float">
            <text:p>2607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0" calcext:value-type="float">
            <text:p>3805190060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79" calcext:value-type="float">
            <text:p>2607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1" calcext:value-type="float">
            <text:p>3805190060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0" calcext:value-type="float">
            <text:p>2608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2" calcext:value-type="float">
            <text:p>3805190060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1" calcext:value-type="float">
            <text:p>2608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3" calcext:value-type="float">
            <text:p>3805190060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2" calcext:value-type="float">
            <text:p>2608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4" calcext:value-type="float">
            <text:p>3805190060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3" calcext:value-type="float">
            <text:p>2608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5" calcext:value-type="float">
            <text:p>3805190060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4" calcext:value-type="float">
            <text:p>2608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6" calcext:value-type="float">
            <text:p>3805190060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5" calcext:value-type="float">
            <text:p>2608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7" calcext:value-type="float">
            <text:p>3805190060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6" calcext:value-type="float">
            <text:p>2608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8" calcext:value-type="float">
            <text:p>3805190060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7" calcext:value-type="float">
            <text:p>2608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29" calcext:value-type="float">
            <text:p>3805190060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8" calcext:value-type="float">
            <text:p>2608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0" calcext:value-type="float">
            <text:p>3805190060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89" calcext:value-type="float">
            <text:p>2608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1" calcext:value-type="float">
            <text:p>3805190060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0" calcext:value-type="float">
            <text:p>2609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2" calcext:value-type="float">
            <text:p>3805190060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1" calcext:value-type="float">
            <text:p>2609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3" calcext:value-type="float">
            <text:p>3805190060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2" calcext:value-type="float">
            <text:p>2609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4" calcext:value-type="float">
            <text:p>3805190060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3" calcext:value-type="float">
            <text:p>2609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5" calcext:value-type="float">
            <text:p>3805190060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4" calcext:value-type="float">
            <text:p>2609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6" calcext:value-type="float">
            <text:p>3805190060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5" calcext:value-type="float">
            <text:p>2609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7" calcext:value-type="float">
            <text:p>3805190060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6" calcext:value-type="float">
            <text:p>2609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8" calcext:value-type="float">
            <text:p>3805190060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7" calcext:value-type="float">
            <text:p>2609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39" calcext:value-type="float">
            <text:p>38051900600103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8" calcext:value-type="float">
            <text:p>2609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0" calcext:value-type="float">
            <text:p>38051900600104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099" calcext:value-type="float">
            <text:p>2609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1" calcext:value-type="float">
            <text:p>38051900600104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0" calcext:value-type="float">
            <text:p>2610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2" calcext:value-type="float">
            <text:p>38051900600104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1" calcext:value-type="float">
            <text:p>2610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3" calcext:value-type="float">
            <text:p>38051900600104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2" calcext:value-type="float">
            <text:p>2610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4" calcext:value-type="float">
            <text:p>38051900600104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3" calcext:value-type="float">
            <text:p>2610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5" calcext:value-type="float">
            <text:p>38051900600104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4" calcext:value-type="float">
            <text:p>2610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6" calcext:value-type="float">
            <text:p>38051900600104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5" calcext:value-type="float">
            <text:p>2610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7" calcext:value-type="float">
            <text:p>38051900600104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6" calcext:value-type="float">
            <text:p>2610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8" calcext:value-type="float">
            <text:p>38051900600104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7" calcext:value-type="float">
            <text:p>2610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49" calcext:value-type="float">
            <text:p>38051900600104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8" calcext:value-type="float">
            <text:p>2610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50" calcext:value-type="float">
            <text:p>38051900600105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09" calcext:value-type="float">
            <text:p>2610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51" calcext:value-type="float">
            <text:p>38051900600105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0" calcext:value-type="float">
            <text:p>2611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001052" calcext:value-type="float">
            <text:p>38051900600105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1" calcext:value-type="float">
            <text:p>2611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1" calcext:value-type="float">
            <text:p>38051900610100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2" calcext:value-type="float">
            <text:p>2611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2" calcext:value-type="float">
            <text:p>38051900610100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3" calcext:value-type="float">
            <text:p>2611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3" calcext:value-type="float">
            <text:p>38051900610100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4" calcext:value-type="float">
            <text:p>2611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4" calcext:value-type="float">
            <text:p>38051900610100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5" calcext:value-type="float">
            <text:p>2611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5" calcext:value-type="float">
            <text:p>38051900610100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6" calcext:value-type="float">
            <text:p>2611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6" calcext:value-type="float">
            <text:p>38051900610100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7" calcext:value-type="float">
            <text:p>2611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7" calcext:value-type="float">
            <text:p>38051900610100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8" calcext:value-type="float">
            <text:p>2611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8" calcext:value-type="float">
            <text:p>38051900610100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19" calcext:value-type="float">
            <text:p>2611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09" calcext:value-type="float">
            <text:p>38051900610100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0" calcext:value-type="float">
            <text:p>2612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0" calcext:value-type="float">
            <text:p>38051900610101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1" calcext:value-type="float">
            <text:p>2612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1" calcext:value-type="float">
            <text:p>38051900610101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2" calcext:value-type="float">
            <text:p>2612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2" calcext:value-type="float">
            <text:p>38051900610101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3" calcext:value-type="float">
            <text:p>2612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3" calcext:value-type="float">
            <text:p>38051900610101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4" calcext:value-type="float">
            <text:p>2612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4" calcext:value-type="float">
            <text:p>38051900610101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5" calcext:value-type="float">
            <text:p>2612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5" calcext:value-type="float">
            <text:p>38051900610101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6" calcext:value-type="float">
            <text:p>2612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6" calcext:value-type="float">
            <text:p>38051900610101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7" calcext:value-type="float">
            <text:p>2612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7" calcext:value-type="float">
            <text:p>38051900610101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8" calcext:value-type="float">
            <text:p>2612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8" calcext:value-type="float">
            <text:p>38051900610101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29" calcext:value-type="float">
            <text:p>2612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19" calcext:value-type="float">
            <text:p>38051900610101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0" calcext:value-type="float">
            <text:p>2613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0" calcext:value-type="float">
            <text:p>38051900610102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1" calcext:value-type="float">
            <text:p>2613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1" calcext:value-type="float">
            <text:p>38051900610102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2" calcext:value-type="float">
            <text:p>2613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2" calcext:value-type="float">
            <text:p>38051900610102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3" calcext:value-type="float">
            <text:p>2613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3" calcext:value-type="float">
            <text:p>38051900610102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4" calcext:value-type="float">
            <text:p>2613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4" calcext:value-type="float">
            <text:p>38051900610102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5" calcext:value-type="float">
            <text:p>2613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5" calcext:value-type="float">
            <text:p>38051900610102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6" calcext:value-type="float">
            <text:p>2613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6" calcext:value-type="float">
            <text:p>38051900610102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7" calcext:value-type="float">
            <text:p>2613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7" calcext:value-type="float">
            <text:p>38051900610102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8" calcext:value-type="float">
            <text:p>2613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8" calcext:value-type="float">
            <text:p>38051900610102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39" calcext:value-type="float">
            <text:p>26139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29" calcext:value-type="float">
            <text:p>380519006101029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0" calcext:value-type="float">
            <text:p>26140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0" calcext:value-type="float">
            <text:p>380519006101030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1" calcext:value-type="float">
            <text:p>26141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1" calcext:value-type="float">
            <text:p>380519006101031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2" calcext:value-type="float">
            <text:p>26142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2" calcext:value-type="float">
            <text:p>380519006101032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3" calcext:value-type="float">
            <text:p>26143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3" calcext:value-type="float">
            <text:p>380519006101033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4" calcext:value-type="float">
            <text:p>26144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4" calcext:value-type="float">
            <text:p>380519006101034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5" calcext:value-type="float">
            <text:p>26145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5" calcext:value-type="float">
            <text:p>380519006101035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6" calcext:value-type="float">
            <text:p>26146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6" calcext:value-type="float">
            <text:p>380519006101036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7" calcext:value-type="float">
            <text:p>26147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7" calcext:value-type="float">
            <text:p>380519006101037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TL_20_Metadata" office:value-type="float" office:value="26148" calcext:value-type="float">
            <text:p>26148</text:p>
          </table:table-cell>
          <table:table-cell table:style-name="TL_20_Metadata" office:value-type="string" calcext:value-type="string">
            <text:p>Ut-4edl</text:p>
          </table:table-cell>
          <table:table-cell table:style-name="TL_20_Metadata" office:value-type="float" office:value="380519006101038" calcext:value-type="float">
            <text:p>380519006101038</text:p>
          </table:table-cell>
          <table:table-cell table:style-name="TL_20_Metadata"/>
          <table:table-cell table:style-name="TL_20_Metadata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79">
          <table:table-cell table:style-name="TL_20_Metadata" table:number-columns-repeated="3"/>
          <table:table-cell table:number-columns-repeated="1021"/>
        </table:table-row>
        <table:table-row table:style-name="ro5" table:number-rows-repeated="1047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9:02:41.995098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7:25</meta:creation-date>
    <dc:creator>Christophe Gueret</dc:creator>
    <dc:date>2014-12-21T09:03:07.743619736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11341" meta:object-count="0"/>
  </office:meta>
</office:document-meta>
</file>